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5" style:family="table-cell" style:parent-style-name="Default">
      <style:table-cell-properties fo:background-color="transparent" fo:wrap-option="wrap" style:vertical-align="top"/>
    </style:style>
    <style:style style:name="ce2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fo:wrap-option="wrap" style:vertical-align="top"/>
    </style:style>
    <style:style style:name="ce2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ffcc00" fo:wrap-option="wrap" style:vertical-align="top"/>
    </style:style>
    <style:style style:name="ce36" style:family="table-cell" style:parent-style-name="Default" style:data-style-name="N140">
      <style:table-cell-properties fo:wrap-option="wrap" style:vertical-align="top"/>
    </style:style>
    <style:style style:name="ce37" style:family="table-cell" style:parent-style-name="Default" style:data-style-name="N140">
      <style:table-cell-properties fo:background-color="transparent" fo:wrap-option="wrap" style:vertical-align="top"/>
    </style:style>
    <style:style style:name="ce38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4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7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48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49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0" style:family="table-cell" style:parent-style-name="Default" style:data-style-name="N140">
      <style:table-cell-properties fo:background-color="#ffcc00" fo:wrap-option="wrap" style:vertical-align="top"/>
    </style:style>
    <style:style style:name="ce51" style:family="table-cell" style:parent-style-name="Default" style:data-style-name="N133">
      <style:table-cell-properties fo:background-color="#ccff00" fo:wrap-option="wrap" style:vertical-align="top"/>
    </style:style>
    <style:style style:name="ce52" style:family="table-cell" style:parent-style-name="Default" style:data-style-name="N133">
      <style:table-cell-properties fo:background-color="transparent" fo:wrap-option="wrap" style:vertical-align="top"/>
    </style:style>
    <style:style style:name="ce53" style:family="table-cell" style:parent-style-name="Default" style:data-style-name="N133">
      <style:table-cell-properties fo:background-color="#e6e6ff" fo:wrap-option="wrap" style:vertical-align="top"/>
    </style:style>
    <style:style style:name="ce54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ff00" fo:wrap-option="wrap" style:vertical-align="top"/>
    </style:style>
    <style:style style:name="ce57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8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9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6"/>
        <table:table-column table:style-name="co8" table:number-columns-repeated="3" table:default-cell-style-name="ce28"/>
        <table:table-column table:style-name="co9" table:default-cell-style-name="ce28"/>
        <table:table-column table:style-name="co10" table:default-cell-style-name="ce28"/>
        <table:table-column table:style-name="co8" table:number-columns-repeated="3" table:default-cell-style-name="ce28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6"/>
          <table:table-cell table:style-name="ce39"/>
          <table:table-cell/>
          <table:table-cell table:style-name="ce9"/>
          <table:table-cell table:style-name="ce49" office:value-type="string" calcext:value-type="string" table:number-columns-spanned="2" table:number-rows-spanned="1">
            <text:p>GBP/EUR ratio:</text:p>
          </table:table-cell>
          <table:covered-table-cell table:style-name="ce51"/>
          <table:table-cell table:style-name="ce55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10"/>
          <table:table-cell table:style-name="ce6" table:number-columns-repeated="3"/>
          <table:table-cell table:style-name="ce29"/>
          <table:table-cell table:style-name="ce32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5"/>
          <table:table-cell table:style-name="ce32" office:value-type="string" calcext:value-type="string" table:number-columns-spanned="3" table:number-rows-spanned="1">
            <text:p>TME</text:p>
          </table:table-cell>
          <table:covered-table-cell table:style-name="ce50"/>
          <table:covered-table-cell table:style-name="ce35"/>
          <table:table-cell table:style-name="ce56"/>
          <table:table-cell table:style-name="ce6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29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5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57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Arduino Due header 1x8-pin, Ethernet header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ADCL, ADCH, Comm, PWML, PWMH, X18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4]=&quot;Power board&quot;; [.B4]*2;[.B4])" office:value-type="float" office:value="6" calcext:value-type="float">
            <text:p>6</text:p>
          </table:table-cell>
          <table:table-cell table:style-name="ce33" office:value-type="float" office:value="1022256" calcext:value-type="float">
            <text:p>1022256</text:p>
          </table:table-cell>
          <table:table-cell table:style-name="ce37" office:value-type="float" office:value="0.0836" calcext:value-type="float">
            <text:p>0,084</text:p>
          </table:table-cell>
          <table:table-cell table:style-name="ce40" table:formula="of:=IF(OR([.H4]=&quot;-&quot;; [.G4]=&quot;&quot;);&quot;&quot;;[.G4]*[.I4])" office:value-type="currency" office:currency="GBP" office:value="0.5016" calcext:value-type="currency">
            <text:p>£0,50</text:p>
          </table:table-cell>
          <table:table-cell table:style-name="ce43"/>
          <table:table-cell table:style-name="ce25" office:value-type="string" calcext:value-type="string">
            <text:p>ZL201-08G</text:p>
          </table:table-cell>
          <table:table-cell table:style-name="ce37" office:value-type="float" office:value="0.06486" calcext:value-type="float">
            <text:p>0,065</text:p>
          </table:table-cell>
          <table:table-cell table:style-name="ce52" table:formula="of:=IF(OR([.L4]=&quot;-&quot;;[.G4]=&quot;&quot;);&quot;&quot;;[.G4]*[.M4])" office:value-type="currency" office:currency="EUR" office:value="0.38916" calcext:value-type="currency">
            <text:p>0,39 €</text:p>
          </table:table-cell>
          <table:table-cell table:style-name="ce58" table:formula="of:=IF([.G4]&lt;&gt;&quot;&quot;; IF([.H4]&lt;&gt;&quot;-&quot; ; IF([.N4] &gt; [.J4]*[.$O$1];[.J4]*[.$O$1];[.N4]);[.N4]);&quot;&quot;)" office:value-type="currency" office:currency="EUR" office:value="0.38916" calcext:value-type="currency">
            <text:p>0,389 €</text:p>
          </table:table-cell>
          <table:table-cell table:style-name="ce59" table:formula="of:=[.G4]" office:value-type="float" office:value="6" calcext:value-type="float">
            <text:p>6</text:p>
          </table:table-cell>
          <table:table-cell table:style-name="ce59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5]=&quot;Power board&quot;; [.B5]*2;[.B5])" office:value-type="float" office:value="6" calcext:value-type="float">
            <text:p>6</text:p>
          </table:table-cell>
          <table:table-cell table:style-name="ce34" office:value-type="string" calcext:value-type="string">
            <text:p>2497072</text:p>
          </table:table-cell>
          <table:table-cell table:style-name="ce38" office:value-type="float" office:value="0.0349" calcext:value-type="float">
            <text:p>0,035</text:p>
          </table:table-cell>
          <table:table-cell table:style-name="ce41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4"/>
          <table:table-cell table:style-name="ce46" office:value-type="string" calcext:value-type="string">
            <text:p>C1206C104K5RAC</text:p>
          </table:table-cell>
          <table:table-cell table:style-name="ce38" office:value-type="float" office:value="0.0134" calcext:value-type="float">
            <text:p>0,013</text:p>
          </table:table-cell>
          <table:table-cell table:style-name="ce53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58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2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5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6]=&quot;Power board&quot;; [.B6]*2;[.B6])" office:value-type="float" office:value="38" calcext:value-type="float">
            <text:p>38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7]=&quot;Power board&quot;; [.B7]*2;[.B7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5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5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8]=&quot;Power board&quot;; [.B8]*2;[.B8])" office:value-type="float" office:value="27" calcext:value-type="float">
            <text:p>27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6:.G8])" office:value-type="float" office:value="66" calcext:value-type="float">
            <text:p>66</text:p>
          </table:table-cell>
          <table:table-cell table:style-name="ce34" office:value-type="string" calcext:value-type="string">
            <text:p>2496832</text:p>
          </table:table-cell>
          <table:table-cell table:style-name="ce38" office:value-type="float" office:value="0.0058" calcext:value-type="float">
            <text:p>0,006</text:p>
          </table:table-cell>
          <table:table-cell table:style-name="ce41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4"/>
          <table:table-cell table:style-name="ce46" office:value-type="string" calcext:value-type="string">
            <text:p>CL10B104KO8NNNC </text:p>
          </table:table-cell>
          <table:table-cell table:style-name="ce38" office:value-type="float" office:value="0.0044" calcext:value-type="float">
            <text:p>0,004</text:p>
          </table:table-cell>
          <table:table-cell table:style-name="ce53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58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2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10]=&quot;-&quot;; [.G10]=&quot;&quot;);&quot;&quot;;[.G10]*[.I10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10]=&quot;-&quot;;[.G10]=&quot;&quot;);&quot;&quot;;[.G10]*[.M10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1]=&quot;Power board&quot;; [.B11]*2;[.B11])" office:value-type="float" office:value="1" calcext:value-type="float">
            <text:p>1</text:p>
          </table:table-cell>
          <table:table-cell table:style-name="ce34" office:value-type="float" office:value="1539501" calcext:value-type="float">
            <text:p>1539501</text:p>
          </table:table-cell>
          <table:table-cell table:style-name="ce38" office:value-type="float" office:value="0.305" calcext:value-type="float">
            <text:p>0,305</text:p>
          </table:table-cell>
          <table:table-cell table:style-name="ce41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4"/>
          <table:table-cell table:style-name="ce46" office:value-type="string" calcext:value-type="string">
            <text:p>EEEFPV101XAP</text:p>
          </table:table-cell>
          <table:table-cell table:style-name="ce38" office:value-type="float" office:value="0.34" calcext:value-type="float">
            <text:p>0,340</text:p>
          </table:table-cell>
          <table:table-cell table:style-name="ce53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58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2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2]=&quot;Power board&quot;; [.B12]*2;[.B12])" office:value-type="float" office:value="8" calcext:value-type="float">
            <text:p>8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3]=&quot;Power board&quot;; [.B13]*2;[.B13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2:.G13])" office:value-type="float" office:value="20" calcext:value-type="float">
            <text:p>20</text:p>
          </table:table-cell>
          <table:table-cell table:style-name="ce33" office:value-type="string" calcext:value-type="string">
            <text:p>1759246</text:p>
          </table:table-cell>
          <table:table-cell table:style-name="ce37" office:value-type="float" office:value="0.0114" calcext:value-type="float">
            <text:p>0,011</text:p>
          </table:table-cell>
          <table:table-cell table:style-name="ce40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3"/>
          <table:table-cell table:style-name="ce25" office:value-type="string" calcext:value-type="string">
            <text:p>CL31B103KBCNNNC </text:p>
          </table:table-cell>
          <table:table-cell table:style-name="ce37" office:value-type="float" office:value="0.01204" calcext:value-type="float">
            <text:p>0,012</text:p>
          </table:table-cell>
          <table:table-cell table:style-name="ce52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58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59"/>
          <table:table-cell table:style-name="ce59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5]=&quot;-&quot;; [.G15]=&quot;&quot;);&quot;&quot;;[.G15]*[.I15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5]=&quot;-&quot;;[.G15]=&quot;&quot;);&quot;&quot;;[.G15]*[.M15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5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6]=&quot;Power board&quot;; [.B16]*2;[.B16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7]=&quot;Power board&quot;; [.B17]*2;[.B17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style-name="ce63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6:.G17])" office:value-type="float" office:value="8" calcext:value-type="float">
            <text:p>8</text:p>
          </table:table-cell>
          <table:table-cell table:style-name="ce33" office:value-type="string" calcext:value-type="string">
            <text:p>2362133</text:p>
          </table:table-cell>
          <table:table-cell table:style-name="ce37" office:value-type="float" office:value="0.995" calcext:value-type="float">
            <text:p>0,995</text:p>
          </table:table-cell>
          <table:table-cell table:style-name="ce40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3"/>
          <table:table-cell table:style-name="ce25" office:value-type="string" calcext:value-type="string">
            <text:p>CL32B106KBJNNNE</text:p>
          </table:table-cell>
          <table:table-cell table:style-name="ce37" office:value-type="float" office:value="0.203" calcext:value-type="float">
            <text:p>0,203</text:p>
          </table:table-cell>
          <table:table-cell table:style-name="ce52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58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59"/>
          <table:table-cell table:style-name="ce59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9]=&quot;-&quot;; [.G19]=&quot;&quot;);&quot;&quot;;[.G19]*[.I1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9]=&quot;-&quot;;[.G19]=&quot;&quot;);&quot;&quot;;[.G19]*[.M1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5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0]=&quot;Power board&quot;; [.B20]*2;[.B20])" office:value-type="float" office:value="1" calcext:value-type="float">
            <text:p>1</text:p>
          </table:table-cell>
          <table:table-cell table:style-name="ce33" office:value-type="float" office:value="1850112" calcext:value-type="float">
            <text:p>1850112</text:p>
          </table:table-cell>
          <table:table-cell table:style-name="ce37" office:value-type="float" office:value="0.206" calcext:value-type="float">
            <text:p>0,206</text:p>
          </table:table-cell>
          <table:table-cell table:style-name="ce40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3"/>
          <table:table-cell table:style-name="ce25" office:value-type="string" calcext:value-type="string">
            <text:p>EEEFK1V100R</text:p>
          </table:table-cell>
          <table:table-cell table:style-name="ce37" office:value-type="float" office:value="0.2" calcext:value-type="float">
            <text:p>0,200</text:p>
          </table:table-cell>
          <table:table-cell table:style-name="ce52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58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59"/>
          <table:table-cell table:style-name="ce59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1]=&quot;Power board&quot;; [.B21]*2;[.B21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5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2]=&quot;Power board&quot;; [.B22]*2;[.B22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1:.G22])" office:value-type="float" office:value="3" calcext:value-type="float">
            <text:p>3</text:p>
          </table:table-cell>
          <table:table-cell table:style-name="ce34" office:value-type="string" calcext:value-type="string">
            <text:p>1457413</text:p>
          </table:table-cell>
          <table:table-cell table:style-name="ce38" office:value-type="float" office:value="0.177" calcext:value-type="float">
            <text:p>0,177</text:p>
          </table:table-cell>
          <table:table-cell table:style-name="ce41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4"/>
          <table:table-cell table:style-name="ce46" office:value-type="string" calcext:value-type="string">
            <text:p>T491A106K010AT</text:p>
          </table:table-cell>
          <table:table-cell table:style-name="ce38" office:value-type="float" office:value="0.0851" calcext:value-type="float">
            <text:p>0,085</text:p>
          </table:table-cell>
          <table:table-cell table:style-name="ce53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58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2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24]=&quot;-&quot;; [.G24]=&quot;&quot;);&quot;&quot;;[.G24]*[.I24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24]=&quot;-&quot;;[.G24]=&quot;&quot;);&quot;&quot;;[.G24]*[.M24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5]=&quot;Power board&quot;; [.B25]*2;[.B25])" office:value-type="float" office:value="4" calcext:value-type="float">
            <text:p>4</text:p>
          </table:table-cell>
          <table:table-cell table:style-name="ce34" office:value-type="string" calcext:value-type="string">
            <text:p>1414667</text:p>
          </table:table-cell>
          <table:table-cell table:style-name="ce38" office:value-type="float" office:value="0.0297" calcext:value-type="float">
            <text:p>0,030</text:p>
          </table:table-cell>
          <table:table-cell table:style-name="ce41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4"/>
          <table:table-cell table:style-name="ce46" office:value-type="string" calcext:value-type="string">
            <text:p>CL21C121JBANNNP </text:p>
          </table:table-cell>
          <table:table-cell table:style-name="ce38" office:value-type="float" office:value="0.00685" calcext:value-type="float">
            <text:p>0,007</text:p>
          </table:table-cell>
          <table:table-cell table:style-name="ce53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58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2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6]=&quot;Power board&quot;; [.B26]*2;[.B26])" office:value-type="float" office:value="1" calcext:value-type="float">
            <text:p>1</text:p>
          </table:table-cell>
          <table:table-cell table:style-name="ce33" office:value-type="float" office:value="1759207" calcext:value-type="float">
            <text:p>1759207</text:p>
          </table:table-cell>
          <table:table-cell table:style-name="ce37" office:value-type="float" office:value="0.051" calcext:value-type="float">
            <text:p>0,051</text:p>
          </table:table-cell>
          <table:table-cell table:style-name="ce40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3"/>
          <table:table-cell table:style-name="ce25" office:value-type="string" calcext:value-type="string">
            <text:p>CL10C181JB8NNNC</text:p>
          </table:table-cell>
          <table:table-cell table:style-name="ce37" office:value-type="float" office:value="0.00596" calcext:value-type="float">
            <text:p>0,006</text:p>
          </table:table-cell>
          <table:table-cell table:style-name="ce52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58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59"/>
          <table:table-cell table:style-name="ce59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7]=&quot;Power board&quot;; [.B27]*2;[.B27])" office:value-type="float" office:value="2" calcext:value-type="float">
            <text:p>2</text:p>
          </table:table-cell>
          <table:table-cell table:style-name="ce34" office:value-type="float" office:value="2320820" calcext:value-type="float">
            <text:p>2320820</text:p>
          </table:table-cell>
          <table:table-cell table:style-name="ce38" office:value-type="float" office:value="0.0375" calcext:value-type="float">
            <text:p>0,038</text:p>
          </table:table-cell>
          <table:table-cell table:style-name="ce41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4"/>
          <table:table-cell table:style-name="ce46" office:value-type="string" calcext:value-type="string">
            <text:p>CL21C180JBANNNC</text:p>
          </table:table-cell>
          <table:table-cell table:style-name="ce38" office:value-type="float" office:value="0.00974" calcext:value-type="float">
            <text:p>0,010</text:p>
          </table:table-cell>
          <table:table-cell table:style-name="ce53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58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2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8]=&quot;Power board&quot;; [.B28]*2;[.B28])" office:value-type="float" office:value="12" calcext:value-type="float">
            <text:p>1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9]=&quot;Power board&quot;; [.B29]*2;[.B29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28:.G29])" office:value-type="float" office:value="13" calcext:value-type="float">
            <text:p>13</text:p>
          </table:table-cell>
          <table:table-cell table:style-name="ce33" office:value-type="float" office:value="2407340" calcext:value-type="float">
            <text:p>2407340</text:p>
          </table:table-cell>
          <table:table-cell table:style-name="ce37" office:value-type="float" office:value="0.0352" calcext:value-type="float">
            <text:p>0,035</text:p>
          </table:table-cell>
          <table:table-cell table:style-name="ce40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3"/>
          <table:table-cell table:style-name="ce25" office:value-type="string" calcext:value-type="string">
            <text:p>CL21B102KCANNNC </text:p>
          </table:table-cell>
          <table:table-cell table:style-name="ce37" office:value-type="float" office:value="0.00649" calcext:value-type="float">
            <text:p>0,006</text:p>
          </table:table-cell>
          <table:table-cell table:style-name="ce52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58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59"/>
          <table:table-cell table:style-name="ce59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5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2]=&quot;Power board&quot;; [.B32]*2;[.B32])" office:value-type="float" office:value="8" calcext:value-type="float">
            <text:p>8</text:p>
          </table:table-cell>
          <table:table-cell table:style-name="ce33" office:value-type="float" office:value="2320876" calcext:value-type="float">
            <text:p>2320876</text:p>
          </table:table-cell>
          <table:table-cell table:style-name="ce37" office:value-type="float" office:value="0.277" calcext:value-type="float">
            <text:p>0,277</text:p>
          </table:table-cell>
          <table:table-cell table:style-name="ce40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3"/>
          <table:table-cell table:style-name="ce25" office:value-type="string" calcext:value-type="string">
            <text:p>GRM31CR72A105KA01L</text:p>
          </table:table-cell>
          <table:table-cell table:style-name="ce37" office:value-type="float" office:value="0.1278" calcext:value-type="float">
            <text:p>0,128</text:p>
          </table:table-cell>
          <table:table-cell table:style-name="ce52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58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59"/>
          <table:table-cell table:style-name="ce59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3]=&quot;Power board&quot;; [.B33]*2;[.B33])" office:value-type="float" office:value="14" calcext:value-type="float">
            <text:p>14</text:p>
          </table:table-cell>
          <table:table-cell table:style-name="ce34" office:value-type="string" calcext:value-type="string">
            <text:p>2118131</text:p>
          </table:table-cell>
          <table:table-cell table:style-name="ce38" office:value-type="float" office:value="0.169" calcext:value-type="float">
            <text:p>0,169</text:p>
          </table:table-cell>
          <table:table-cell table:style-name="ce41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4"/>
          <table:table-cell table:style-name="ce46" office:value-type="string" calcext:value-type="string">
            <text:p>CL21B105KBFNNNG </text:p>
          </table:table-cell>
          <table:table-cell table:style-name="ce38" office:value-type="float" office:value="0.01429" calcext:value-type="float">
            <text:p>0,014</text:p>
          </table:table-cell>
          <table:table-cell table:style-name="ce53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58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2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34]=&quot;Power board&quot;; [.B34]*2;[.B34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5]=&quot;Power board&quot;; [.B35]*2;[.B35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36]=&quot;Power board&quot;; [.B36]*2;[.B36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34:.G36])" office:value-type="float" office:value="5" calcext:value-type="float">
            <text:p>5</text:p>
          </table:table-cell>
          <table:table-cell table:style-name="ce34" office:value-type="float" office:value="1759252" calcext:value-type="float">
            <text:p>1759252</text:p>
          </table:table-cell>
          <table:table-cell table:style-name="ce38" office:value-type="float" office:value="0.0209" calcext:value-type="float">
            <text:p>0,021</text:p>
          </table:table-cell>
          <table:table-cell table:style-name="ce41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4"/>
          <table:table-cell table:style-name="ce46" office:value-type="string" calcext:value-type="string">
            <text:p>CL21B223KBANNNC </text:p>
          </table:table-cell>
          <table:table-cell table:style-name="ce38" office:value-type="float" office:value="0.00841" calcext:value-type="float">
            <text:p>0,008</text:p>
          </table:table-cell>
          <table:table-cell table:style-name="ce53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58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2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38]=&quot;-&quot;; [.G38]=&quot;&quot;);&quot;&quot;;[.G38]*[.I38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38]=&quot;-&quot;;[.G38]=&quot;&quot;);&quot;&quot;;[.G38]*[.M38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9]=&quot;Power board&quot;; [.B39]*2;[.B39])" office:value-type="float" office:value="6" calcext:value-type="float">
            <text:p>6</text:p>
          </table:table-cell>
          <table:table-cell table:style-name="ce34" office:value-type="float" office:value="1759235" calcext:value-type="float">
            <text:p>1759235</text:p>
          </table:table-cell>
          <table:table-cell table:style-name="ce38" office:value-type="float" office:value="0.0233" calcext:value-type="float">
            <text:p>0,023</text:p>
          </table:table-cell>
          <table:table-cell table:style-name="ce41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4"/>
          <table:table-cell table:style-name="ce46" office:value-type="string" calcext:value-type="string">
            <text:p>CL21B222KBANNND </text:p>
          </table:table-cell>
          <table:table-cell table:style-name="ce38" office:value-type="float" office:value="0.00619" calcext:value-type="float">
            <text:p>0,006</text:p>
          </table:table-cell>
          <table:table-cell table:style-name="ce53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58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2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24, C36, C38, C39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40]=&quot;Power board&quot;; [.B40]*2;[.B40])" office:value-type="float" office:value="8" calcext:value-type="float">
            <text:p>8</text:p>
          </table:table-cell>
          <table:table-cell table:style-name="ce33" office:value-type="float" office:value="2320829" calcext:value-type="float">
            <text:p>2320829</text:p>
          </table:table-cell>
          <table:table-cell table:style-name="ce37" office:value-type="float" office:value="0.153" calcext:value-type="float">
            <text:p>0,153</text:p>
          </table:table-cell>
          <table:table-cell table:style-name="ce40" table:formula="of:=IF(OR([.H40]=&quot;-&quot;; [.G40]=&quot;&quot;);&quot;&quot;;[.G40]*[.I40])" office:value-type="currency" office:currency="GBP" office:value="1.224" calcext:value-type="currency">
            <text:p>£1,22</text:p>
          </table:table-cell>
          <table:table-cell table:style-name="ce43"/>
          <table:table-cell table:style-name="ce25" office:value-type="string" calcext:value-type="string">
            <text:p>CL21B225KAFNNNG</text:p>
          </table:table-cell>
          <table:table-cell table:style-name="ce37" office:value-type="float" office:value="0.02744" calcext:value-type="float">
            <text:p>0,027</text:p>
          </table:table-cell>
          <table:table-cell table:style-name="ce52" table:formula="of:=IF(OR([.L40]=&quot;-&quot;;[.G40]=&quot;&quot;);&quot;&quot;;[.G40]*[.M40])" office:value-type="currency" office:currency="EUR" office:value="0.21952" calcext:value-type="currency">
            <text:p>0,22 €</text:p>
          </table:table-cell>
          <table:table-cell table:style-name="ce58" table:formula="of:=IF([.G40]&lt;&gt;&quot;&quot;; IF([.H40]&lt;&gt;&quot;-&quot; ; IF([.N40] &gt; [.J40]*[.$O$1];[.J40]*[.$O$1];[.N40]);[.N40]);&quot;&quot;)" office:value-type="currency" office:currency="EUR" office:value="0.21952" calcext:value-type="currency">
            <text:p>0,220 €</text:p>
          </table:table-cell>
          <table:table-cell table:style-name="ce59"/>
          <table:table-cell table:style-name="ce59" table:formula="of:=IF(OR([.P40]&lt;&gt;&quot;&quot;;[.D40]=&quot;Not installed&quot;);&quot;&quot;;[.G40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41]=&quot;Power board&quot;; [.B41]*2;[.B41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42]=&quot;Power board&quot;; [.B42]*2;[.B42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41:.G42])" office:value-type="float" office:value="5" calcext:value-type="float">
            <text:p>5</text:p>
          </table:table-cell>
          <table:table-cell table:style-name="ce34" office:value-type="string" calcext:value-type="string">
            <text:p>1759212</text:p>
          </table:table-cell>
          <table:table-cell table:style-name="ce38" office:value-type="float" office:value="0.0303" calcext:value-type="float">
            <text:p>0,030</text:p>
          </table:table-cell>
          <table:table-cell table:style-name="ce41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4"/>
          <table:table-cell table:style-name="ce46" office:value-type="string" calcext:value-type="string">
            <text:p>CL21C331JBANNNC</text:p>
          </table:table-cell>
          <table:table-cell table:style-name="ce38" office:value-type="float" office:value="0.01377" calcext:value-type="float">
            <text:p>0,014</text:p>
          </table:table-cell>
          <table:table-cell table:style-name="ce53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58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2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44]=&quot;-&quot;; [.G44]=&quot;&quot;);&quot;&quot;;[.G44]*[.I44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44]=&quot;-&quot;;[.G44]=&quot;&quot;);&quot;&quot;;[.G44]*[.M44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45]=&quot;Power board&quot;; [.B45]*2;[.B45])" office:value-type="float" office:value="10" calcext:value-type="float">
            <text:p>10</text:p>
          </table:table-cell>
          <table:table-cell table:style-name="ce34" office:value-type="float" office:value="2496782" calcext:value-type="float">
            <text:p>2496782</text:p>
          </table:table-cell>
          <table:table-cell table:style-name="ce38" office:value-type="float" office:value="0.0035" calcext:value-type="float">
            <text:p>0,004</text:p>
          </table:table-cell>
          <table:table-cell table:style-name="ce41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4"/>
          <table:table-cell table:style-name="ce46" office:value-type="string" calcext:value-type="string">
            <text:p>CL21B332KBANNNC</text:p>
          </table:table-cell>
          <table:table-cell table:style-name="ce38" office:value-type="float" office:value="0.0069" calcext:value-type="float">
            <text:p>0,007</text:p>
          </table:table-cell>
          <table:table-cell table:style-name="ce53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58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2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46]=&quot;Power board&quot;; [.B46]*2;[.B46])" office:value-type="float" office:value="1" calcext:value-type="float">
            <text:p>1</text:p>
          </table:table-cell>
          <table:table-cell table:style-name="ce33" office:value-type="float" office:value="1759240" calcext:value-type="float">
            <text:p>1759240</text:p>
          </table:table-cell>
          <table:table-cell table:style-name="ce37" office:value-type="float" office:value="0.0303" calcext:value-type="float">
            <text:p>0,030</text:p>
          </table:table-cell>
          <table:table-cell table:style-name="ce40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3"/>
          <table:table-cell table:style-name="ce25" office:value-type="string" calcext:value-type="string">
            <text:p>CL21B392KBANNNC</text:p>
          </table:table-cell>
          <table:table-cell table:style-name="ce37" office:value-type="float" office:value="0.00906" calcext:value-type="float">
            <text:p>0,009</text:p>
          </table:table-cell>
          <table:table-cell table:style-name="ce52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58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59"/>
          <table:table-cell table:style-name="ce59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47]=&quot;Power board&quot;; [.B47]*2;[.B47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5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48]=&quot;Power board&quot;; [.B48]*2;[.B48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47:.G48])" office:value-type="float" office:value="8" calcext:value-type="float">
            <text:p>8</text:p>
          </table:table-cell>
          <table:table-cell table:style-name="ce34" office:value-type="float" office:value="2470492" calcext:value-type="float">
            <text:p>2470492</text:p>
          </table:table-cell>
          <table:table-cell table:style-name="ce38" office:value-type="float" office:value="0.0431" calcext:value-type="float">
            <text:p>0,043</text:p>
          </table:table-cell>
          <table:table-cell table:style-name="ce41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4"/>
          <table:table-cell table:style-name="ce46" office:value-type="string" calcext:value-type="string">
            <text:p>CL21B474KBFNNNG</text:p>
          </table:table-cell>
          <table:table-cell table:style-name="ce38" office:value-type="float" office:value="0.0153" calcext:value-type="float">
            <text:p>0,015</text:p>
          </table:table-cell>
          <table:table-cell table:style-name="ce53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58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2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50]=&quot;-&quot;; [.G50]=&quot;&quot;);&quot;&quot;;[.G50]*[.I50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50]=&quot;-&quot;;[.G50]=&quot;&quot;);&quot;&quot;;[.G50]*[.M50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51]=&quot;Power board&quot;; [.B51]*2;[.B51])" office:value-type="float" office:value="2" calcext:value-type="float">
            <text:p>2</text:p>
          </table:table-cell>
          <table:table-cell table:style-name="ce34" office:value-type="string" calcext:value-type="string">
            <text:p>2496859</text:p>
          </table:table-cell>
          <table:table-cell table:style-name="ce38" office:value-type="float" office:value="0.0052" calcext:value-type="float">
            <text:p>0,005</text:p>
          </table:table-cell>
          <table:table-cell table:style-name="ce41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4"/>
          <table:table-cell table:style-name="ce46" office:value-type="string" calcext:value-type="string">
            <text:p>CL21B471KBANNNC</text:p>
          </table:table-cell>
          <table:table-cell table:style-name="ce38" office:value-type="float" office:value="0.00675" calcext:value-type="float">
            <text:p>0,007</text:p>
          </table:table-cell>
          <table:table-cell table:style-name="ce53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58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2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52]=&quot;Power board&quot;; [.B52]*2;[.B52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53]=&quot;Power board&quot;; [.B53]*2;[.B53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52:.G53])" office:value-type="float" office:value="3" calcext:value-type="float">
            <text:p>3</text:p>
          </table:table-cell>
          <table:table-cell table:style-name="ce33" office:value-type="float" office:value="2496983" calcext:value-type="float">
            <text:p>2496983</text:p>
          </table:table-cell>
          <table:table-cell table:style-name="ce37" office:value-type="float" office:value="0.0107" calcext:value-type="float">
            <text:p>0,011</text:p>
          </table:table-cell>
          <table:table-cell table:style-name="ce40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3"/>
          <table:table-cell table:style-name="ce25" office:value-type="string" calcext:value-type="string">
            <text:p>CC0805KRX7R9473</text:p>
          </table:table-cell>
          <table:table-cell table:style-name="ce37" office:value-type="float" office:value="0.0082" calcext:value-type="float">
            <text:p>0,008</text:p>
          </table:table-cell>
          <table:table-cell table:style-name="ce52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58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59"/>
          <table:table-cell table:style-name="ce59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55]=&quot;-&quot;; [.G55]=&quot;&quot;);&quot;&quot;;[.G55]*[.I55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55]=&quot;-&quot;;[.G55]=&quot;&quot;);&quot;&quot;;[.G55]*[.M55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56]=&quot;Power board&quot;; [.B56]*2;[.B56])" office:value-type="float" office:value="1" calcext:value-type="float">
            <text:p>1</text:p>
          </table:table-cell>
          <table:table-cell table:style-name="ce33" office:value-type="float" office:value="2468839" calcext:value-type="float">
            <text:p>2468839</text:p>
          </table:table-cell>
          <table:table-cell table:style-name="ce37" office:value-type="float" office:value="0.63" calcext:value-type="float">
            <text:p>0,630</text:p>
          </table:table-cell>
          <table:table-cell table:style-name="ce40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56]=&quot;-&quot;;[.G56]=&quot;&quot;);&quot;&quot;;[.G56]*[.M56])">
            <text:p/>
          </table:table-cell>
          <table:table-cell table:style-name="ce58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59" table:formula="of:=[.G56]" office:value-type="float" office:value="1" calcext:value-type="float">
            <text:p>1</text:p>
          </table:table-cell>
          <table:table-cell table:style-name="ce59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57]=&quot;Power board&quot;; [.B57]*2;[.B57])" office:value-type="float" office:value="4" calcext:value-type="float">
            <text:p>4</text:p>
          </table:table-cell>
          <table:table-cell table:style-name="ce34" office:value-type="string" calcext:value-type="string">
            <text:p>1414692</text:p>
          </table:table-cell>
          <table:table-cell table:style-name="ce38" office:value-type="float" office:value="0.0154" calcext:value-type="float">
            <text:p>0,015</text:p>
          </table:table-cell>
          <table:table-cell table:style-name="ce41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4"/>
          <table:table-cell table:style-name="ce46" office:value-type="string" calcext:value-type="string">
            <text:p>CC0805JRNPO9470 </text:p>
          </table:table-cell>
          <table:table-cell table:style-name="ce38" office:value-type="float" office:value="0.0074" calcext:value-type="float">
            <text:p>0,007</text:p>
          </table:table-cell>
          <table:table-cell table:style-name="ce53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58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2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5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58]=&quot;Power board&quot;; [.B58]*2;[.B58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59]=&quot;Power board&quot;; [.B59]*2;[.B59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58:.G59])" office:value-type="float" office:value="5" calcext:value-type="float">
            <text:p>5</text:p>
          </table:table-cell>
          <table:table-cell table:style-name="ce33" office:value-type="float" office:value="9695850" calcext:value-type="float">
            <text:p>9695850</text:p>
          </table:table-cell>
          <table:table-cell table:style-name="ce37" office:value-type="float" office:value="0.247" calcext:value-type="float">
            <text:p>0,247</text:p>
          </table:table-cell>
          <table:table-cell table:style-name="ce40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3"/>
          <table:table-cell table:style-name="ce25" office:value-type="string" calcext:value-type="string">
            <text:p>EEEFK1V470P </text:p>
          </table:table-cell>
          <table:table-cell table:style-name="ce37" office:value-type="float" office:value="0.1528" calcext:value-type="float">
            <text:p>0,153</text:p>
          </table:table-cell>
          <table:table-cell table:style-name="ce52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58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59"/>
          <table:table-cell table:style-name="ce59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62]=&quot;Power board&quot;; [.B62]*2;[.B62])" office:value-type="float" office:value="2" calcext:value-type="float">
            <text:p>2</text:p>
          </table:table-cell>
          <table:table-cell table:style-name="ce33" office:value-type="float" office:value="2496786" calcext:value-type="float">
            <text:p>2496786</text:p>
          </table:table-cell>
          <table:table-cell table:style-name="ce37" office:value-type="float" office:value="0.0035" calcext:value-type="float">
            <text:p>0,004</text:p>
          </table:table-cell>
          <table:table-cell table:style-name="ce40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3"/>
          <table:table-cell table:style-name="ce25" office:value-type="string" calcext:value-type="string">
            <text:p>CL21B472KBANNNC</text:p>
          </table:table-cell>
          <table:table-cell table:style-name="ce37" office:value-type="float" office:value="0.00571" calcext:value-type="float">
            <text:p>0,006</text:p>
          </table:table-cell>
          <table:table-cell table:style-name="ce52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58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59"/>
          <table:table-cell table:style-name="ce59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63]=&quot;Power board&quot;; [.B63]*2;[.B63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5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64]=&quot;Power board&quot;; [.B64]*2;[.B64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63:.G64])" office:value-type="float" office:value="3" calcext:value-type="float">
            <text:p>3</text:p>
          </table:table-cell>
          <table:table-cell table:style-name="ce34" office:value-type="string" calcext:value-type="string">
            <text:p>1457428</text:p>
          </table:table-cell>
          <table:table-cell table:style-name="ce38" office:value-type="float" office:value="0.162" calcext:value-type="float">
            <text:p>0,162</text:p>
          </table:table-cell>
          <table:table-cell table:style-name="ce41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4"/>
          <table:table-cell table:style-name="ce46" office:value-type="string" calcext:value-type="string">
            <text:p>T491A475K006AT </text:p>
          </table:table-cell>
          <table:table-cell table:style-name="ce38" office:value-type="float" office:value="0.07544" calcext:value-type="float">
            <text:p>0,075</text:p>
          </table:table-cell>
          <table:table-cell table:style-name="ce53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58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2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66]=&quot;-&quot;; [.G66]=&quot;&quot;);&quot;&quot;;[.G66]*[.I66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66]=&quot;-&quot;;[.G66]=&quot;&quot;);&quot;&quot;;[.G66]*[.M66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67]=&quot;Power board&quot;; [.B67]*2;[.B67])" office:value-type="float" office:value="6" calcext:value-type="float">
            <text:p>6</text:p>
          </table:table-cell>
          <table:table-cell table:style-name="ce34" office:value-type="string" calcext:value-type="string">
            <text:p>2211140</text:p>
          </table:table-cell>
          <table:table-cell table:style-name="ce38" office:value-type="float" office:value="1.27" calcext:value-type="float">
            <text:p>1,270</text:p>
          </table:table-cell>
          <table:table-cell table:style-name="ce41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67]=&quot;-&quot;;[.G67]=&quot;&quot;);&quot;&quot;;[.G67]*[.M67])">
            <text:p/>
          </table:table-cell>
          <table:table-cell table:style-name="ce58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2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5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68]=&quot;Power board&quot;; [.B68]*2;[.B68])" office:value-type="float" office:value="3" calcext:value-type="float">
            <text:p>3</text:p>
          </table:table-cell>
          <table:table-cell table:style-name="ce33" office:value-type="float" office:value="1907365" calcext:value-type="float">
            <text:p>1907365</text:p>
          </table:table-cell>
          <table:table-cell table:style-name="ce37" office:value-type="float" office:value="0.33" calcext:value-type="float">
            <text:p>0,330</text:p>
          </table:table-cell>
          <table:table-cell table:style-name="ce40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3"/>
          <table:table-cell table:style-name="ce25" office:value-type="string" calcext:value-type="string">
            <text:p>CL32A475KAULNNE </text:p>
          </table:table-cell>
          <table:table-cell table:style-name="ce37" office:value-type="float" office:value="0.11609" calcext:value-type="float">
            <text:p>0,116</text:p>
          </table:table-cell>
          <table:table-cell table:style-name="ce52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58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59"/>
          <table:table-cell table:style-name="ce59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69]=&quot;Power board&quot;; [.B69]*2;[.B69])" office:value-type="float" office:value="2" calcext:value-type="float">
            <text:p>2</text:p>
          </table:table-cell>
          <table:table-cell table:style-name="ce34" office:value-type="string" calcext:value-type="string">
            <text:p>1759100</text:p>
          </table:table-cell>
          <table:table-cell table:style-name="ce38" office:value-type="float" office:value="0.009" calcext:value-type="float">
            <text:p>0,009</text:p>
          </table:table-cell>
          <table:table-cell table:style-name="ce41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4"/>
          <table:table-cell table:style-name="ce46" office:value-type="string" calcext:value-type="string">
            <text:p>CL10B682JB8NNNC</text:p>
          </table:table-cell>
          <table:table-cell table:style-name="ce38" office:value-type="float" office:value="0.00417" calcext:value-type="float">
            <text:p>0,004</text:p>
          </table:table-cell>
          <table:table-cell table:style-name="ce53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58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2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70]=&quot;Power board&quot;; [.B70]*2;[.B70])" office:value-type="float" office:value="1" calcext:value-type="float">
            <text:p>1</text:p>
          </table:table-cell>
          <table:table-cell table:style-name="ce33" office:value-type="float" office:value="2478385" calcext:value-type="float">
            <text:p>2478385</text:p>
          </table:table-cell>
          <table:table-cell table:style-name="ce37" office:value-type="float" office:value="0.354" calcext:value-type="float">
            <text:p>0,354</text:p>
          </table:table-cell>
          <table:table-cell table:style-name="ce40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3"/>
          <table:table-cell table:style-name="ce25" office:value-type="string" calcext:value-type="string">
            <text:p>MKP-Y2-6N8</text:p>
          </table:table-cell>
          <table:table-cell table:style-name="ce37" office:value-type="float" office:value="0.1584" calcext:value-type="float">
            <text:p>0,158</text:p>
          </table:table-cell>
          <table:table-cell table:style-name="ce52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58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59" table:formula="of:=[.G70]" office:value-type="float" office:value="1" calcext:value-type="float">
            <text:p>1</text:p>
          </table:table-cell>
          <table:table-cell table:style-name="ce59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71]=&quot;Power board&quot;; [.B71]*2;[.B71])" office:value-type="float" office:value="1" calcext:value-type="float">
            <text:p>1</text:p>
          </table:table-cell>
          <table:table-cell table:style-name="ce34" office:value-type="string" calcext:value-type="string">
            <text:p>9697497</text:p>
          </table:table-cell>
          <table:table-cell table:style-name="ce38" office:value-type="float" office:value="2.78" calcext:value-type="float">
            <text:p>2,780</text:p>
          </table:table-cell>
          <table:table-cell table:style-name="ce41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4"/>
          <table:table-cell table:style-name="ce46" office:value-type="string" calcext:value-type="string">
            <text:p>EECS5R5H105</text:p>
          </table:table-cell>
          <table:table-cell table:style-name="ce38" office:value-type="float" office:value="2.19" calcext:value-type="float">
            <text:p>2,190</text:p>
          </table:table-cell>
          <table:table-cell table:style-name="ce53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58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2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5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72]=&quot;Power board&quot;; [.B72]*2;[.B72])" office:value-type="float" office:value="2" calcext:value-type="float">
            <text:p>2</text:p>
          </table:table-cell>
          <table:table-cell table:style-name="ce33" office:value-type="float" office:value="9696040" calcext:value-type="float">
            <text:p>9696040</text:p>
          </table:table-cell>
          <table:table-cell table:style-name="ce37" office:value-type="float" office:value="0.481" calcext:value-type="float">
            <text:p>0,481</text:p>
          </table:table-cell>
          <table:table-cell table:style-name="ce40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3"/>
          <table:table-cell table:style-name="ce25" office:value-type="string" calcext:value-type="string">
            <text:p>EEEFK1J101P</text:p>
          </table:table-cell>
          <table:table-cell table:style-name="ce37" office:value-type="float" office:value="0.37" calcext:value-type="float">
            <text:p>0,370</text:p>
          </table:table-cell>
          <table:table-cell table:style-name="ce52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58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59"/>
          <table:table-cell table:style-name="ce59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73]=&quot;Power board&quot;; [.B73]*2;[.B73])" office:value-type="float" office:value="2" calcext:value-type="float">
            <text:p>2</text:p>
          </table:table-cell>
          <table:table-cell table:style-name="ce34" office:value-type="float" office:value="9696032" calcext:value-type="float">
            <text:p>9696032</text:p>
          </table:table-cell>
          <table:table-cell table:style-name="ce38" office:value-type="float" office:value="0.603" calcext:value-type="float">
            <text:p>0,603</text:p>
          </table:table-cell>
          <table:table-cell table:style-name="ce41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4"/>
          <table:table-cell table:style-name="ce46" office:value-type="string" calcext:value-type="string">
            <text:p>EEEFK1J470P </text:p>
          </table:table-cell>
          <table:table-cell table:style-name="ce38" office:value-type="float" office:value="0.44269" calcext:value-type="float">
            <text:p>0,443</text:p>
          </table:table-cell>
          <table:table-cell table:style-name="ce53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58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2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5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74]=&quot;Power board&quot;; [.B74]*2;[.B74])" office:value-type="float" office:value="2" calcext:value-type="float">
            <text:p>2</text:p>
          </table:table-cell>
          <table:table-cell table:style-name="ce33" office:value-type="float" office:value="2326151" calcext:value-type="float">
            <text:p>2326151</text:p>
          </table:table-cell>
          <table:table-cell table:style-name="ce37" office:value-type="float" office:value="0.222" calcext:value-type="float">
            <text:p>0,222</text:p>
          </table:table-cell>
          <table:table-cell table:style-name="ce40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3"/>
          <table:table-cell table:style-name="ce25" office:value-type="string" calcext:value-type="string">
            <text:p>UWT1H220MCL6GS </text:p>
          </table:table-cell>
          <table:table-cell table:style-name="ce37" office:value-type="float" office:value="0.08776" calcext:value-type="float">
            <text:p>0,088</text:p>
          </table:table-cell>
          <table:table-cell table:style-name="ce52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58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59"/>
          <table:table-cell table:style-name="ce59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75]=&quot;Power board&quot;; [.B75]*2;[.B75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5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76]=&quot;Power board&quot;; [.B76]*2;[.B76])" office:value-type="float" office:value="5" calcext:value-type="float">
            <text:p>5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77]=&quot;Power board&quot;; [.B77]*2;[.B77])" office:value-type="float" office:value="18" calcext:value-type="float">
            <text:p>1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75:.G77])" office:value-type="float" office:value="24" calcext:value-type="float">
            <text:p>24</text:p>
          </table:table-cell>
          <table:table-cell table:style-name="ce33" office:value-type="float" office:value="8734275" calcext:value-type="float">
            <text:p>8734275</text:p>
          </table:table-cell>
          <table:table-cell table:style-name="ce37" office:value-type="float" office:value="0.14" calcext:value-type="float">
            <text:p>0,140</text:p>
          </table:table-cell>
          <table:table-cell table:style-name="ce40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3"/>
          <table:table-cell table:style-name="ce25" office:value-type="string" calcext:value-type="string">
            <text:p>BAS316 </text:p>
          </table:table-cell>
          <table:table-cell table:style-name="ce37" office:value-type="float" office:value="0.0185" calcext:value-type="float">
            <text:p>0,019</text:p>
          </table:table-cell>
          <table:table-cell table:style-name="ce52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58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59"/>
          <table:table-cell table:style-name="ce59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79]=&quot;-&quot;; [.G79]=&quot;&quot;);&quot;&quot;;[.G79]*[.I7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79]=&quot;-&quot;;[.G79]=&quot;&quot;);&quot;&quot;;[.G79]*[.M7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5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80]=&quot;Power board&quot;; [.B80]*2;[.B80])" office:value-type="float" office:value="1" calcext:value-type="float">
            <text:p>1</text:p>
          </table:table-cell>
          <table:table-cell table:style-name="ce33" office:value-type="string" calcext:value-type="string">
            <text:p>1621835</text:p>
          </table:table-cell>
          <table:table-cell table:style-name="ce37" office:value-type="float" office:value="0.0859" calcext:value-type="float">
            <text:p>0,086</text:p>
          </table:table-cell>
          <table:table-cell table:style-name="ce40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3"/>
          <table:table-cell table:style-name="ce25" office:value-type="string" calcext:value-type="string">
            <text:p>BAT54S.215</text:p>
          </table:table-cell>
          <table:table-cell table:style-name="ce37" office:value-type="float" office:value="0.017" calcext:value-type="float">
            <text:p>0,017</text:p>
          </table:table-cell>
          <table:table-cell table:style-name="ce52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58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59"/>
          <table:table-cell table:style-name="ce59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81]=&quot;Power board&quot;; [.B81]*2;[.B81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5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82]=&quot;Power board&quot;; [.B82]*2;[.B82])" office:value-type="float" office:value="4" calcext:value-type="float">
            <text:p>4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81:.G82])" office:value-type="float" office:value="5" calcext:value-type="float">
            <text:p>5</text:p>
          </table:table-cell>
          <table:table-cell table:style-name="ce34" office:value-type="float" office:value="1713889" calcext:value-type="float">
            <text:p>1713889</text:p>
          </table:table-cell>
          <table:table-cell table:style-name="ce38" office:value-type="float" office:value="0.657" calcext:value-type="float">
            <text:p>0,657</text:p>
          </table:table-cell>
          <table:table-cell table:style-name="ce41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83]=&quot;-&quot;;[.G83]=&quot;&quot;);&quot;&quot;;[.G83]*[.M83])">
            <text:p/>
          </table:table-cell>
          <table:table-cell table:style-name="ce58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2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84]=&quot;-&quot;; [.G84]=&quot;&quot;);&quot;&quot;;[.G84]*[.I84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84]=&quot;-&quot;;[.G84]=&quot;&quot;);&quot;&quot;;[.G84]*[.M84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85]=&quot;Power board&quot;; [.B85]*2;[.B85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5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86]=&quot;Power board&quot;; [.B86]*2;[.B86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87]=&quot;Power board&quot;; [.B87]*2;[.B87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85:.G87])" office:value-type="float" office:value="6" calcext:value-type="float">
            <text:p>6</text:p>
          </table:table-cell>
          <table:table-cell table:style-name="ce33" office:value-type="float" office:value="8738025" calcext:value-type="float">
            <text:p>8738025</text:p>
          </table:table-cell>
          <table:table-cell table:style-name="ce37" office:value-type="float" office:value="0.146" calcext:value-type="float">
            <text:p>0,146</text:p>
          </table:table-cell>
          <table:table-cell table:style-name="ce40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3"/>
          <table:table-cell table:style-name="ce25" office:value-type="string" calcext:value-type="string">
            <text:p>SKL16</text:p>
          </table:table-cell>
          <table:table-cell table:style-name="ce37" office:value-type="float" office:value="0.0185" calcext:value-type="float">
            <text:p>0,019</text:p>
          </table:table-cell>
          <table:table-cell table:style-name="ce52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58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59"/>
          <table:table-cell table:style-name="ce59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89]=&quot;-&quot;; [.G89]=&quot;&quot;);&quot;&quot;;[.G89]*[.I8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89]=&quot;-&quot;;[.G89]=&quot;&quot;);&quot;&quot;;[.G89]*[.M8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5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90]=&quot;Power board&quot;; [.B90]*2;[.B90])" office:value-type="float" office:value="1" calcext:value-type="float">
            <text:p>1</text:p>
          </table:table-cell>
          <table:table-cell table:style-name="ce33" office:value-type="float" office:value="9886311" calcext:value-type="float">
            <text:p>9886311</text:p>
          </table:table-cell>
          <table:table-cell table:style-name="ce37" office:value-type="float" office:value="0.086" calcext:value-type="float">
            <text:p>0,086</text:p>
          </table:table-cell>
          <table:table-cell table:style-name="ce40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3"/>
          <table:table-cell table:style-name="ce25" office:value-type="string" calcext:value-type="string">
            <text:p>SMBJ5.0A-TR</text:p>
          </table:table-cell>
          <table:table-cell table:style-name="ce37" office:value-type="float" office:value="0.0943" calcext:value-type="float">
            <text:p>0,094</text:p>
          </table:table-cell>
          <table:table-cell table:style-name="ce52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58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59"/>
          <table:table-cell table:style-name="ce59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91]=&quot;Power board&quot;; [.B91]*2;[.B91])" office:value-type="float" office:value="2" calcext:value-type="float">
            <text:p>2</text:p>
          </table:table-cell>
          <table:table-cell table:style-name="ce34" office:value-type="string" calcext:value-type="string">
            <text:p>2344052</text:p>
          </table:table-cell>
          <table:table-cell table:style-name="ce38" office:value-type="float" office:value="0.549" calcext:value-type="float">
            <text:p>0,549</text:p>
          </table:table-cell>
          <table:table-cell table:style-name="ce41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91]=&quot;-&quot;;[.G91]=&quot;&quot;);&quot;&quot;;[.G91]*[.M91])">
            <text:p/>
          </table:table-cell>
          <table:table-cell table:style-name="ce58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2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5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92]=&quot;Power board&quot;; [.B92]*2;[.B92])" office:value-type="float" office:value="6" calcext:value-type="float">
            <text:p>6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93]=&quot;Power board&quot;; [.B93]*2;[.B93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5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94]=&quot;Power board&quot;; [.B94]*2;[.B94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92:.G94])" office:value-type="float" office:value="8" calcext:value-type="float">
            <text:p>8</text:p>
          </table:table-cell>
          <table:table-cell table:style-name="ce34" office:value-type="float" office:value="1635704" calcext:value-type="float">
            <text:p>1635704</text:p>
          </table:table-cell>
          <table:table-cell table:style-name="ce38" office:value-type="float" office:value="0.171" calcext:value-type="float">
            <text:p>0,171</text:p>
          </table:table-cell>
          <table:table-cell table:style-name="ce41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4"/>
          <table:table-cell table:style-name="ce46" office:value-type="string" calcext:value-type="string">
            <text:p>LCBA-600</text:p>
          </table:table-cell>
          <table:table-cell table:style-name="ce38" office:value-type="float" office:value="0.0269" calcext:value-type="float">
            <text:p>0,027</text:p>
          </table:table-cell>
          <table:table-cell table:style-name="ce53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58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2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96]=&quot;-&quot;; [.G96]=&quot;&quot;);&quot;&quot;;[.G96]*[.I96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96]=&quot;-&quot;;[.G96]=&quot;&quot;);&quot;&quot;;[.G96]*[.M96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97]=&quot;Power board&quot;; [.B97]*2;[.B97])" office:value-type="float" office:value="2" calcext:value-type="float">
            <text:p>2</text:p>
          </table:table-cell>
          <table:table-cell table:style-name="ce34" office:value-type="string" calcext:value-type="string">
            <text:p>2293128</text:p>
          </table:table-cell>
          <table:table-cell table:style-name="ce38" office:value-type="float" office:value="3.38" calcext:value-type="float">
            <text:p>3,380</text:p>
          </table:table-cell>
          <table:table-cell table:style-name="ce41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97]=&quot;-&quot;;[.G97]=&quot;&quot;);&quot;&quot;;[.G97]*[.M97])">
            <text:p/>
          </table:table-cell>
          <table:table-cell table:style-name="ce58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2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5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98]=&quot;Power board&quot;; [.B98]*2;[.B98])" office:value-type="float" office:value="2" calcext:value-type="float">
            <text:p>2</text:p>
          </table:table-cell>
          <table:table-cell table:style-name="ce33" office:value-type="float" office:value="1439622" calcext:value-type="float">
            <text:p>1439622</text:p>
          </table:table-cell>
          <table:table-cell table:style-name="ce37" office:value-type="float" office:value="2.4" calcext:value-type="float">
            <text:p>2,400</text:p>
          </table:table-cell>
          <table:table-cell table:style-name="ce40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98]=&quot;-&quot;;[.G98]=&quot;&quot;);&quot;&quot;;[.G98]*[.M98])">
            <text:p/>
          </table:table-cell>
          <table:table-cell table:style-name="ce58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59"/>
          <table:table-cell table:style-name="ce59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99]=&quot;Power board&quot;; [.B99]*2;[.B99])" office:value-type="float" office:value="2" calcext:value-type="float">
            <text:p>2</text:p>
          </table:table-cell>
          <table:table-cell table:style-name="ce34" office:value-type="float" office:value="1329584" calcext:value-type="float">
            <text:p>1329584</text:p>
          </table:table-cell>
          <table:table-cell table:style-name="ce38" office:value-type="float" office:value="5.95" calcext:value-type="float">
            <text:p>5,950</text:p>
          </table:table-cell>
          <table:table-cell table:style-name="ce41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99]=&quot;-&quot;;[.G99]=&quot;&quot;);&quot;&quot;;[.G99]*[.M99])">
            <text:p/>
          </table:table-cell>
          <table:table-cell table:style-name="ce58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2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5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00]=&quot;Power board&quot;; [.B100]*2;[.B100])" office:value-type="float" office:value="2" calcext:value-type="float">
            <text:p>2</text:p>
          </table:table-cell>
          <table:table-cell table:style-name="ce33" office:value-type="float" office:value="2376952" calcext:value-type="float">
            <text:p>2376952</text:p>
          </table:table-cell>
          <table:table-cell table:style-name="ce37" office:value-type="float" office:value="1.33" calcext:value-type="float">
            <text:p>1,330</text:p>
          </table:table-cell>
          <table:table-cell table:style-name="ce40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00]=&quot;-&quot;;[.G100]=&quot;&quot;);&quot;&quot;;[.G100]*[.M100])">
            <text:p/>
          </table:table-cell>
          <table:table-cell table:style-name="ce58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59"/>
          <table:table-cell table:style-name="ce59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01]=&quot;Power board&quot;; [.B101]*2;[.B101])" office:value-type="float" office:value="2" calcext:value-type="float">
            <text:p>2</text:p>
          </table:table-cell>
          <table:table-cell table:style-name="ce34" office:value-type="string" calcext:value-type="string">
            <text:p>1755582</text:p>
          </table:table-cell>
          <table:table-cell table:style-name="ce38" office:value-type="float" office:value="0.765" calcext:value-type="float">
            <text:p>0,765</text:p>
          </table:table-cell>
          <table:table-cell table:style-name="ce41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01]=&quot;-&quot;;[.G101]=&quot;&quot;);&quot;&quot;;[.G101]*[.M101])">
            <text:p/>
          </table:table-cell>
          <table:table-cell table:style-name="ce58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2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5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02]=&quot;Power board&quot;; [.B102]*2;[.B102])" office:value-type="float" office:value="2" calcext:value-type="float">
            <text:p>2</text:p>
          </table:table-cell>
          <table:table-cell table:style-name="ce33" office:value-type="float" office:value="2402249" calcext:value-type="float">
            <text:p>2402249</text:p>
          </table:table-cell>
          <table:table-cell table:style-name="ce37" office:value-type="float" office:value="6.43" calcext:value-type="float">
            <text:p>6,430</text:p>
          </table:table-cell>
          <table:table-cell table:style-name="ce40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02]=&quot;-&quot;;[.G102]=&quot;&quot;);&quot;&quot;;[.G102]*[.M102])">
            <text:p/>
          </table:table-cell>
          <table:table-cell table:style-name="ce58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59"/>
          <table:table-cell table:style-name="ce59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03]=&quot;Power board&quot;; [.B103]*2;[.B103])" office:value-type="float" office:value="2" calcext:value-type="float">
            <text:p>2</text:p>
          </table:table-cell>
          <table:table-cell table:style-name="ce34" office:value-type="string" calcext:value-type="string">
            <text:p>9589686</text:p>
          </table:table-cell>
          <table:table-cell table:style-name="ce38" office:value-type="float" office:value="0.357" calcext:value-type="float">
            <text:p>0,357</text:p>
          </table:table-cell>
          <table:table-cell table:style-name="ce41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4"/>
          <table:table-cell table:style-name="ce46" office:value-type="string" calcext:value-type="string">
            <text:p>LP339D</text:p>
          </table:table-cell>
          <table:table-cell table:style-name="ce38" office:value-type="float" office:value="0.278" calcext:value-type="float">
            <text:p>0,278</text:p>
          </table:table-cell>
          <table:table-cell table:style-name="ce53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58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2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5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04]=&quot;Power board&quot;; [.B104]*2;[.B104])" office:value-type="float" office:value="1" calcext:value-type="float">
            <text:p>1</text:p>
          </table:table-cell>
          <table:table-cell table:style-name="ce33" office:value-type="float" office:value="1564783" calcext:value-type="float">
            <text:p>1564783</text:p>
          </table:table-cell>
          <table:table-cell table:style-name="ce37" office:value-type="float" office:value="3.22" calcext:value-type="float">
            <text:p>3,220</text:p>
          </table:table-cell>
          <table:table-cell table:style-name="ce40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04]=&quot;-&quot;;[.G104]=&quot;&quot;);&quot;&quot;;[.G104]*[.M104])">
            <text:p/>
          </table:table-cell>
          <table:table-cell table:style-name="ce58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59"/>
          <table:table-cell table:style-name="ce59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05]=&quot;Power board&quot;; [.B105]*2;[.B105])" office:value-type="float" office:value="2" calcext:value-type="float">
            <text:p>2</text:p>
          </table:table-cell>
          <table:table-cell table:style-name="ce34" office:value-type="float" office:value="2323583" calcext:value-type="float">
            <text:p>2323583</text:p>
          </table:table-cell>
          <table:table-cell table:style-name="ce38" office:value-type="float" office:value="0.249" calcext:value-type="float">
            <text:p>0,249</text:p>
          </table:table-cell>
          <table:table-cell table:style-name="ce41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4"/>
          <table:table-cell table:style-name="ce46" office:value-type="string" calcext:value-type="string">
            <text:p>MC79L05ACD </text:p>
          </table:table-cell>
          <table:table-cell table:style-name="ce38" office:value-type="float" office:value="0.1551" calcext:value-type="float">
            <text:p>0,155</text:p>
          </table:table-cell>
          <table:table-cell table:style-name="ce53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58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2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5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06]=&quot;Power board&quot;; [.B106]*2;[.B106])" office:value-type="float" office:value="1" calcext:value-type="float">
            <text:p>1</text:p>
          </table:table-cell>
          <table:table-cell table:style-name="ce33" office:value-type="float" office:value="1694438" calcext:value-type="float">
            <text:p>1694438</text:p>
          </table:table-cell>
          <table:table-cell table:style-name="ce37" office:value-type="float" office:value="1.01" calcext:value-type="float">
            <text:p>1,010</text:p>
          </table:table-cell>
          <table:table-cell table:style-name="ce40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06]=&quot;-&quot;;[.G106]=&quot;&quot;);&quot;&quot;;[.G106]*[.M106])">
            <text:p/>
          </table:table-cell>
          <table:table-cell table:style-name="ce58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59"/>
          <table:table-cell table:style-name="ce59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07]=&quot;Power board&quot;; [.B107]*2;[.B107])" office:value-type="float" office:value="2" calcext:value-type="float">
            <text:p>2</text:p>
          </table:table-cell>
          <table:table-cell table:style-name="ce34" office:value-type="string" calcext:value-type="string">
            <text:p>2423294</text:p>
          </table:table-cell>
          <table:table-cell table:style-name="ce38" office:value-type="float" office:value="2.87" calcext:value-type="float">
            <text:p>2,870</text:p>
          </table:table-cell>
          <table:table-cell table:style-name="ce41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07]=&quot;-&quot;;[.G107]=&quot;&quot;);&quot;&quot;;[.G107]*[.M107])">
            <text:p/>
          </table:table-cell>
          <table:table-cell table:style-name="ce58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2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5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08]=&quot;Power board&quot;; [.B108]*2;[.B108])" office:value-type="float" office:value="2" calcext:value-type="float">
            <text:p>2</text:p>
          </table:table-cell>
          <table:table-cell table:style-name="ce33" office:value-type="float" office:value="2423323" calcext:value-type="float">
            <text:p>2423323</text:p>
          </table:table-cell>
          <table:table-cell table:style-name="ce37" office:value-type="float" office:value="2.22" calcext:value-type="float">
            <text:p>2,220</text:p>
          </table:table-cell>
          <table:table-cell table:style-name="ce40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08]=&quot;-&quot;;[.G108]=&quot;&quot;);&quot;&quot;;[.G108]*[.M108])">
            <text:p/>
          </table:table-cell>
          <table:table-cell table:style-name="ce58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59"/>
          <table:table-cell table:style-name="ce59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09]=&quot;Power board&quot;; [.B109]*2;[.B109])" office:value-type="float" office:value="1" calcext:value-type="float">
            <text:p>1</text:p>
          </table:table-cell>
          <table:table-cell table:style-name="ce34" office:value-type="float" office:value="1087169" calcext:value-type="float">
            <text:p>1087169</text:p>
          </table:table-cell>
          <table:table-cell table:style-name="ce38" office:value-type="float" office:value="0.259" calcext:value-type="float">
            <text:p>0,259</text:p>
          </table:table-cell>
          <table:table-cell table:style-name="ce41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4"/>
          <table:table-cell table:style-name="ce46" office:value-type="string" calcext:value-type="string">
            <text:p>LD1117ADT33 </text:p>
          </table:table-cell>
          <table:table-cell table:style-name="ce38" office:value-type="float" office:value="0.315" calcext:value-type="float">
            <text:p>0,315</text:p>
          </table:table-cell>
          <table:table-cell table:style-name="ce53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58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2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5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10]=&quot;Power board&quot;; [.B110]*2;[.B110])" office:value-type="float" office:value="1" calcext:value-type="float">
            <text:p>1</text:p>
          </table:table-cell>
          <table:table-cell table:style-name="ce33" office:value-type="float" office:value="2400445" calcext:value-type="float">
            <text:p>2400445</text:p>
          </table:table-cell>
          <table:table-cell table:style-name="ce37" office:value-type="float" office:value="1.38" calcext:value-type="float">
            <text:p>1,380</text:p>
          </table:table-cell>
          <table:table-cell table:style-name="ce40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10]=&quot;-&quot;;[.G110]=&quot;&quot;);&quot;&quot;;[.G110]*[.M110])">
            <text:p/>
          </table:table-cell>
          <table:table-cell table:style-name="ce58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59"/>
          <table:table-cell table:style-name="ce59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11]=&quot;Power board&quot;; [.B111]*2;[.B111])" office:value-type="float" office:value="1" calcext:value-type="float">
            <text:p>1</text:p>
          </table:table-cell>
          <table:table-cell table:style-name="ce34" office:value-type="string" calcext:value-type="string">
            <text:p>1841577</text:p>
          </table:table-cell>
          <table:table-cell table:style-name="ce38" office:value-type="float" office:value="0.905" calcext:value-type="float">
            <text:p>0,905</text:p>
          </table:table-cell>
          <table:table-cell table:style-name="ce41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4"/>
          <table:table-cell table:style-name="ce46" office:value-type="string" calcext:value-type="string">
            <text:p>25AA256-I/SN </text:p>
          </table:table-cell>
          <table:table-cell table:style-name="ce38" office:value-type="float" office:value="1.29" calcext:value-type="float">
            <text:p>1,290</text:p>
          </table:table-cell>
          <table:table-cell table:style-name="ce53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58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2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5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12]=&quot;Power board&quot;; [.B112]*2;[.B112])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112]=&quot;-&quot;; [.G112]=&quot;&quot;);&quot;&quot;;[.G112]*[.I112])">
            <text:p/>
          </table:table-cell>
          <table:table-cell table:style-name="ce43"/>
          <table:table-cell table:style-name="ce25" office:value-type="string" calcext:value-type="string">
            <text:p>W5500</text:p>
          </table:table-cell>
          <table:table-cell table:style-name="ce37" office:value-type="float" office:value="2.5" calcext:value-type="float">
            <text:p>2,500</text:p>
          </table:table-cell>
          <table:table-cell table:style-name="ce52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58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59"/>
          <table:table-cell table:style-name="ce59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13]=&quot;Power board&quot;; [.B113]*2;[.B113])" office:value-type="float" office:value="2" calcext:value-type="float">
            <text:p>2</text:p>
          </table:table-cell>
          <table:table-cell table:style-name="ce34" office:value-type="string" calcext:value-type="string">
            <text:p>9593845</text:p>
          </table:table-cell>
          <table:table-cell table:style-name="ce38" office:value-type="float" office:value="0.357" calcext:value-type="float">
            <text:p>0,357</text:p>
          </table:table-cell>
          <table:table-cell table:style-name="ce41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4"/>
          <table:table-cell table:style-name="ce46" office:value-type="string" calcext:value-type="string">
            <text:p>MC78L05ABDG </text:p>
          </table:table-cell>
          <table:table-cell table:style-name="ce38" office:value-type="float" office:value="0.165" calcext:value-type="float">
            <text:p>0,165</text:p>
          </table:table-cell>
          <table:table-cell table:style-name="ce53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58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2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5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14]=&quot;Power board&quot;; [.B114]*2;[.B114])" office:value-type="float" office:value="1" calcext:value-type="float">
            <text:p>1</text:p>
          </table:table-cell>
          <table:table-cell table:style-name="ce33" office:value-type="float" office:value="1653608" calcext:value-type="float">
            <text:p>1653608</text:p>
          </table:table-cell>
          <table:table-cell table:style-name="ce37" office:value-type="float" office:value="0.108" calcext:value-type="float">
            <text:p>0,108</text:p>
          </table:table-cell>
          <table:table-cell table:style-name="ce40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3"/>
          <table:table-cell table:style-name="ce25" office:value-type="string" calcext:value-type="string">
            <text:p>BC857BS </text:p>
          </table:table-cell>
          <table:table-cell table:style-name="ce37" office:value-type="float" office:value="0.0268" calcext:value-type="float">
            <text:p>0,027</text:p>
          </table:table-cell>
          <table:table-cell table:style-name="ce52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58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59"/>
          <table:table-cell table:style-name="ce59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15]=&quot;Power board&quot;; [.B115]*2;[.B115])" office:value-type="float" office:value="1" calcext:value-type="float">
            <text:p>1</text:p>
          </table:table-cell>
          <table:table-cell table:style-name="ce34" office:value-type="string" calcext:value-type="string">
            <text:p>9589880</text:p>
          </table:table-cell>
          <table:table-cell table:style-name="ce38" office:value-type="float" office:value="0.24" calcext:value-type="float">
            <text:p>0,240</text:p>
          </table:table-cell>
          <table:table-cell table:style-name="ce41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4"/>
          <table:table-cell table:style-name="ce46" office:value-type="string" calcext:value-type="string">
            <text:p>TLC555CDR</text:p>
          </table:table-cell>
          <table:table-cell table:style-name="ce38" office:value-type="float" office:value="0.365" calcext:value-type="float">
            <text:p>0,365</text:p>
          </table:table-cell>
          <table:table-cell table:style-name="ce53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58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2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5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16]=&quot;Power board&quot;; [.B116]*2;[.B116])" office:value-type="float" office:value="1" calcext:value-type="float">
            <text:p>1</text:p>
          </table:table-cell>
          <table:table-cell table:style-name="ce33" office:value-type="float" office:value="1470871" calcext:value-type="float">
            <text:p>1470871</text:p>
          </table:table-cell>
          <table:table-cell table:style-name="ce37" office:value-type="float" office:value="0.314" calcext:value-type="float">
            <text:p>0,314</text:p>
          </table:table-cell>
          <table:table-cell table:style-name="ce40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16]=&quot;-&quot;;[.B116]=&quot;&quot;);&quot;&quot;;IF([.B116]=&quot;&quot;;[.M116];[.G116]*[.M116]))">
            <text:p/>
          </table:table-cell>
          <table:table-cell table:style-name="ce58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59"/>
          <table:table-cell table:style-name="ce59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17]=&quot;Power board&quot;; [.B117]*2;[.B117])" office:value-type="float" office:value="1" calcext:value-type="float">
            <text:p>1</text:p>
          </table:table-cell>
          <table:table-cell table:style-name="ce34" office:value-type="string" calcext:value-type="string">
            <text:p>2296066</text:p>
          </table:table-cell>
          <table:table-cell table:style-name="ce38" office:value-type="float" office:value="0.812" calcext:value-type="float">
            <text:p>0,812</text:p>
          </table:table-cell>
          <table:table-cell table:style-name="ce41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17]=&quot;-&quot;;[.G117]=&quot;&quot;);&quot;&quot;;[.G117]*[.M117])">
            <text:p/>
          </table:table-cell>
          <table:table-cell table:style-name="ce58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2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5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18]=&quot;Power board&quot;; [.B118]*2;[.B118])" office:value-type="float" office:value="1" calcext:value-type="float">
            <text:p>1</text:p>
          </table:table-cell>
          <table:table-cell table:style-name="ce33" office:value-type="float" office:value="2499914" calcext:value-type="float">
            <text:p>2499914</text:p>
          </table:table-cell>
          <table:table-cell table:style-name="ce37" office:value-type="float" office:value="0.334" calcext:value-type="float">
            <text:p>0,334</text:p>
          </table:table-cell>
          <table:table-cell table:style-name="ce40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18]=&quot;-&quot;;[.G118]=&quot;&quot;);&quot;&quot;;[.G118]*[.M118])">
            <text:p/>
          </table:table-cell>
          <table:table-cell table:style-name="ce58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59"/>
          <table:table-cell table:style-name="ce59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19]=&quot;Power board&quot;; [.B119]*2;[.B119])" office:value-type="float" office:value="1" calcext:value-type="float">
            <text:p>1</text:p>
          </table:table-cell>
          <table:table-cell table:style-name="ce34" office:value-type="string" calcext:value-type="string">
            <text:p>1236358</text:p>
          </table:table-cell>
          <table:table-cell table:style-name="ce38" office:value-type="float" office:value="0.36" calcext:value-type="float">
            <text:p>0,360</text:p>
          </table:table-cell>
          <table:table-cell table:style-name="ce41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4"/>
          <table:table-cell table:style-name="ce46" office:value-type="string" calcext:value-type="string">
            <text:p>SN74LVC2G02DCTR</text:p>
          </table:table-cell>
          <table:table-cell table:style-name="ce38" office:value-type="float" office:value="0.02359" calcext:value-type="float">
            <text:p>0,024</text:p>
          </table:table-cell>
          <table:table-cell table:style-name="ce53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58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2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5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20]=&quot;Power board&quot;; [.B120]*2;[.B120])" office:value-type="float" office:value="2" calcext:value-type="float">
            <text:p>2</text:p>
          </table:table-cell>
          <table:table-cell table:style-name="ce33" office:value-type="float" office:value="2323534" calcext:value-type="float">
            <text:p>2323534</text:p>
          </table:table-cell>
          <table:table-cell table:style-name="ce37" office:value-type="float" office:value="2.88" calcext:value-type="float">
            <text:p>2,880</text:p>
          </table:table-cell>
          <table:table-cell table:style-name="ce40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3"/>
          <table:table-cell table:style-name="ce25" office:value-type="string" calcext:value-type="string">
            <text:p>LM5574MT </text:p>
          </table:table-cell>
          <table:table-cell table:style-name="ce37" office:value-type="float" office:value="4.17" calcext:value-type="float">
            <text:p>4,170</text:p>
          </table:table-cell>
          <table:table-cell table:style-name="ce52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58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59"/>
          <table:table-cell table:style-name="ce59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21]=&quot;Power board&quot;; [.B121]*2;[.B121])" office:value-type="float" office:value="2" calcext:value-type="float">
            <text:p>2</text:p>
          </table:table-cell>
          <table:table-cell table:style-name="ce34" office:value-type="float" office:value="1755066" calcext:value-type="float">
            <text:p>1755066</text:p>
          </table:table-cell>
          <table:table-cell table:style-name="ce38" office:value-type="float" office:value="0.579" calcext:value-type="float">
            <text:p>0,579</text:p>
          </table:table-cell>
          <table:table-cell table:style-name="ce41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4"/>
          <table:table-cell table:style-name="ce46" office:value-type="string" calcext:value-type="string">
            <text:p>LP2951CM/NOPB</text:p>
          </table:table-cell>
          <table:table-cell table:style-name="ce38" office:value-type="float" office:value="0.5079" calcext:value-type="float">
            <text:p>0,508</text:p>
          </table:table-cell>
          <table:table-cell table:style-name="ce53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58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2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5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22]=&quot;Power board&quot;; [.B122]*2;[.B122])" office:value-type="float" office:value="4" calcext:value-type="float">
            <text:p>4</text:p>
          </table:table-cell>
          <table:table-cell table:style-name="ce33" office:value-type="float" office:value="1467663" calcext:value-type="float">
            <text:p>1467663</text:p>
          </table:table-cell>
          <table:table-cell table:style-name="ce37" office:value-type="float" office:value="0.113" calcext:value-type="float">
            <text:p>0,113</text:p>
          </table:table-cell>
          <table:table-cell table:style-name="ce40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3"/>
          <table:table-cell table:style-name="ce25" office:value-type="string" calcext:value-type="string">
            <text:p>TL072CD</text:p>
          </table:table-cell>
          <table:table-cell table:style-name="ce37" office:value-type="float" office:value="0.1642" calcext:value-type="float">
            <text:p>0,164</text:p>
          </table:table-cell>
          <table:table-cell table:style-name="ce52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58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59"/>
          <table:table-cell table:style-name="ce59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23]=&quot;Power board&quot;; [.B123]*2;[.B123])" office:value-type="float" office:value="2" calcext:value-type="float">
            <text:p>2</text:p>
          </table:table-cell>
          <table:table-cell table:style-name="ce34" office:value-type="string" calcext:value-type="string">
            <text:p>9426124</text:p>
          </table:table-cell>
          <table:table-cell table:style-name="ce38" office:value-type="float" office:value="2.02" calcext:value-type="float">
            <text:p>2,020</text:p>
          </table:table-cell>
          <table:table-cell table:style-name="ce41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4"/>
          <table:table-cell table:style-name="ce46" office:value-type="string" calcext:value-type="string">
            <text:p>OP27GSZ</text:p>
          </table:table-cell>
          <table:table-cell table:style-name="ce38" office:value-type="float" office:value="1.55" calcext:value-type="float">
            <text:p>1,550</text:p>
          </table:table-cell>
          <table:table-cell table:style-name="ce53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58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2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5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24]=&quot;Power board&quot;; [.B124]*2;[.B124])" office:value-type="float" office:value="2" calcext:value-type="float">
            <text:p>2</text:p>
          </table:table-cell>
          <table:table-cell table:style-name="ce33" office:value-type="float" office:value="1332092" calcext:value-type="float">
            <text:p>1332092</text:p>
          </table:table-cell>
          <table:table-cell table:style-name="ce37" office:value-type="float" office:value="0.866" calcext:value-type="float">
            <text:p>0,866</text:p>
          </table:table-cell>
          <table:table-cell table:style-name="ce40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3"/>
          <table:table-cell table:style-name="ce25" office:value-type="string" calcext:value-type="string">
            <text:p>MCP23S08-E/SO</text:p>
          </table:table-cell>
          <table:table-cell table:style-name="ce37" office:value-type="float" office:value="1.07" calcext:value-type="float">
            <text:p>1,070</text:p>
          </table:table-cell>
          <table:table-cell table:style-name="ce52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58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59"/>
          <table:table-cell table:style-name="ce59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25]=&quot;Power board&quot;; [.B125]*2;[.B125])" office:value-type="float" office:value="2" calcext:value-type="float">
            <text:p>2</text:p>
          </table:table-cell>
          <table:table-cell table:style-name="ce34" office:value-type="float" office:value="9950168" calcext:value-type="float">
            <text:p>9950168</text:p>
          </table:table-cell>
          <table:table-cell table:style-name="ce38" office:value-type="float" office:value="2.43" calcext:value-type="float">
            <text:p>2,430</text:p>
          </table:table-cell>
          <table:table-cell table:style-name="ce41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4"/>
          <table:table-cell table:style-name="ce46" office:value-type="string" calcext:value-type="string">
            <text:p>RT424005</text:p>
          </table:table-cell>
          <table:table-cell table:style-name="ce38" office:value-type="float" office:value="1.26" calcext:value-type="float">
            <text:p>1,260</text:p>
          </table:table-cell>
          <table:table-cell table:style-name="ce53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58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2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5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26]=&quot;Power board&quot;; [.B126]*2;[.B126])" office:value-type="float" office:value="2" calcext:value-type="float">
            <text:p>2</text:p>
          </table:table-cell>
          <table:table-cell table:style-name="ce33" office:value-type="float" office:value="4446185" calcext:value-type="float">
            <text:p>4446185</text:p>
          </table:table-cell>
          <table:table-cell table:style-name="ce37" office:value-type="float" office:value="2.81" calcext:value-type="float">
            <text:p>2,810</text:p>
          </table:table-cell>
          <table:table-cell table:style-name="ce40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3"/>
          <table:table-cell table:style-name="ce25" office:value-type="string" calcext:value-type="string">
            <text:p>G6K-2F-5DC</text:p>
          </table:table-cell>
          <table:table-cell table:style-name="ce37" office:value-type="float" office:value="2.49" calcext:value-type="float">
            <text:p>2,490</text:p>
          </table:table-cell>
          <table:table-cell table:style-name="ce52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58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59"/>
          <table:table-cell table:style-name="ce59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27]=&quot;Power board&quot;; [.B127]*2;[.B127])" office:value-type="float" office:value="1" calcext:value-type="float">
            <text:p>1</text:p>
          </table:table-cell>
          <table:table-cell table:style-name="ce34" office:value-type="float" office:value="4621414" calcext:value-type="float">
            <text:p>4621414</text:p>
          </table:table-cell>
          <table:table-cell table:style-name="ce38" office:value-type="float" office:value="1.6" calcext:value-type="float">
            <text:p>1,600</text:p>
          </table:table-cell>
          <table:table-cell table:style-name="ce41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27]=&quot;-&quot;;[.G127]=&quot;&quot;);&quot;&quot;;[.G127]*[.M127])">
            <text:p/>
          </table:table-cell>
          <table:table-cell table:style-name="ce58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2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5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28]=&quot;Power board&quot;; [.B128]*2;[.B128])" office:value-type="float" office:value="2" calcext:value-type="float">
            <text:p>2</text:p>
          </table:table-cell>
          <table:table-cell table:style-name="ce33" office:value-type="string" calcext:value-type="string">
            <text:p>1191484</text:p>
          </table:table-cell>
          <table:table-cell table:style-name="ce37" office:value-type="float" office:value="2.18" calcext:value-type="float">
            <text:p>2,180</text:p>
          </table:table-cell>
          <table:table-cell table:style-name="ce40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3"/>
          <table:table-cell table:style-name="ce25" office:value-type="string" calcext:value-type="string">
            <text:p>CAF-3.1-1.2</text:p>
          </table:table-cell>
          <table:table-cell table:style-name="ce37" office:value-type="float" office:value="1.82" calcext:value-type="float">
            <text:p>1,820</text:p>
          </table:table-cell>
          <table:table-cell table:style-name="ce52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58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59" table:formula="of:=[.G128]" office:value-type="float" office:value="2" calcext:value-type="float">
            <text:p>2</text:p>
          </table:table-cell>
          <table:table-cell table:style-name="ce59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29]=&quot;Power board&quot;; [.B129]*2;[.B129])" office:value-type="float" office:value="1" calcext:value-type="float">
            <text:p>1</text:p>
          </table:table-cell>
          <table:table-cell table:style-name="ce34" office:value-type="float" office:value="2455059" calcext:value-type="float">
            <text:p>2455059</text:p>
          </table:table-cell>
          <table:table-cell table:style-name="ce38" office:value-type="float" office:value="0.706" calcext:value-type="float">
            <text:p>0,706</text:p>
          </table:table-cell>
          <table:table-cell table:style-name="ce41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4"/>
          <table:table-cell table:style-name="ce46" office:value-type="string" calcext:value-type="string">
            <text:p>DE0704-470</text:p>
          </table:table-cell>
          <table:table-cell table:style-name="ce38" office:value-type="float" office:value="0.218" calcext:value-type="float">
            <text:p>0,218</text:p>
          </table:table-cell>
          <table:table-cell table:style-name="ce53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58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2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5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30]=&quot;Power board&quot;; [.B130]*2;[.B130])" office:value-type="float" office:value="2" calcext:value-type="float">
            <text:p>2</text:p>
          </table:table-cell>
          <table:table-cell table:style-name="ce33" office:value-type="float" office:value="2211631" calcext:value-type="float">
            <text:p>2211631</text:p>
          </table:table-cell>
          <table:table-cell table:style-name="ce37" office:value-type="float" office:value="2.56" calcext:value-type="float">
            <text:p>2,560</text:p>
          </table:table-cell>
          <table:table-cell table:style-name="ce40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30]=&quot;-&quot;;[.G130]=&quot;&quot;);&quot;&quot;;[.G130]*[.M130])">
            <text:p/>
          </table:table-cell>
          <table:table-cell table:style-name="ce58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59"/>
          <table:table-cell table:style-name="ce59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31]=&quot;Power board&quot;; [.B131]*2;[.B131])" office:value-type="float" office:value="4" calcext:value-type="float">
            <text:p>4</text:p>
          </table:table-cell>
          <table:table-cell table:style-name="ce34" office:value-type="string" calcext:value-type="string">
            <text:p>1741325</text:p>
          </table:table-cell>
          <table:table-cell table:style-name="ce38" office:value-type="float" office:value="1.1" calcext:value-type="float">
            <text:p>1,100</text:p>
          </table:table-cell>
          <table:table-cell table:style-name="ce41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31]=&quot;-&quot;;[.G131]=&quot;&quot;);&quot;&quot;;[.G131]*[.M131])">
            <text:p/>
          </table:table-cell>
          <table:table-cell table:style-name="ce58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2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5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32]=&quot;Power board&quot;; [.B132]*2;[.B132])" office:value-type="float" office:value="6" calcext:value-type="float">
            <text:p>6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33]=&quot;Power board&quot;; [.B133]*2;[.B133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32:.G133])" office:value-type="float" office:value="7" calcext:value-type="float">
            <text:p>7</text:p>
          </table:table-cell>
          <table:table-cell table:style-name="ce33" office:value-type="float" office:value="2470305" calcext:value-type="float">
            <text:p>2470305</text:p>
          </table:table-cell>
          <table:table-cell table:style-name="ce37" office:value-type="float" office:value="0.205" calcext:value-type="float">
            <text:p>0,205</text:p>
          </table:table-cell>
          <table:table-cell table:style-name="ce40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3"/>
          <table:table-cell table:style-name="ce25" office:value-type="string" calcext:value-type="string">
            <text:p>DLJ3015-2.2 </text:p>
          </table:table-cell>
          <table:table-cell table:style-name="ce37" office:value-type="float" office:value="0.2746" calcext:value-type="float">
            <text:p>0,275</text:p>
          </table:table-cell>
          <table:table-cell table:style-name="ce52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58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59"/>
          <table:table-cell table:style-name="ce59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35]=&quot;-&quot;; [.G135]=&quot;&quot;);&quot;&quot;;[.G135]*[.I135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35]=&quot;-&quot;;[.G135]=&quot;&quot;);&quot;&quot;;[.G135]*[.M135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5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36]=&quot;Power board&quot;; [.B136]*2;[.B136])" office:value-type="float" office:value="1" calcext:value-type="float">
            <text:p>1</text:p>
          </table:table-cell>
          <table:table-cell table:style-name="ce33" office:value-type="float" office:value="2113014" calcext:value-type="float">
            <text:p>2113014</text:p>
          </table:table-cell>
          <table:table-cell table:style-name="ce37" office:value-type="float" office:value="0.735" calcext:value-type="float">
            <text:p>0,735</text:p>
          </table:table-cell>
          <table:table-cell table:style-name="ce40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3"/>
          <table:table-cell table:style-name="ce25" office:value-type="string" calcext:value-type="string">
            <text:p>DE1205-100</text:p>
          </table:table-cell>
          <table:table-cell table:style-name="ce37" office:value-type="float" office:value="0.3364" calcext:value-type="float">
            <text:p>0,336</text:p>
          </table:table-cell>
          <table:table-cell table:style-name="ce52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58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59"/>
          <table:table-cell table:style-name="ce59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37]=&quot;Power board&quot;; [.B137]*2;[.B137])" office:value-type="float" office:value="1" calcext:value-type="float">
            <text:p>1</text:p>
          </table:table-cell>
          <table:table-cell table:style-name="ce34" office:value-type="string" calcext:value-type="string">
            <text:p>7992033</text:p>
          </table:table-cell>
          <table:table-cell table:style-name="ce38" office:value-type="float" office:value="2.04" calcext:value-type="float">
            <text:p>2,040</text:p>
          </table:table-cell>
          <table:table-cell table:style-name="ce41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4"/>
          <table:table-cell table:style-name="ce46" office:value-type="string" calcext:value-type="string">
            <text:p>ZL262-40DG</text:p>
          </table:table-cell>
          <table:table-cell table:style-name="ce38" office:value-type="float" office:value="0.3215" calcext:value-type="float">
            <text:p>0,322</text:p>
          </table:table-cell>
          <table:table-cell table:style-name="ce53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58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2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38]=&quot;Power board&quot;; [.B138]*2;[.B138])" office:value-type="float" office:value="2" calcext:value-type="float">
            <text:p>2</text:p>
          </table:table-cell>
          <table:table-cell table:style-name="ce33" office:value-type="float" office:value="5790852" calcext:value-type="float">
            <text:p>5790852</text:p>
          </table:table-cell>
          <table:table-cell table:style-name="ce37" office:value-type="float" office:value="0.147" calcext:value-type="float">
            <text:p>0,147</text:p>
          </table:table-cell>
          <table:table-cell table:style-name="ce40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3"/>
          <table:table-cell table:style-name="ce25" office:value-type="string" calcext:value-type="string">
            <text:p>HSMG-C170</text:p>
          </table:table-cell>
          <table:table-cell table:style-name="ce37" office:value-type="float" office:value="0.0952" calcext:value-type="float">
            <text:p>0,095</text:p>
          </table:table-cell>
          <table:table-cell table:style-name="ce52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58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59"/>
          <table:table-cell table:style-name="ce59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39]=&quot;Power board&quot;; [.B139]*2;[.B139])" office:value-type="float" office:value="5" calcext:value-type="float">
            <text:p>5</text:p>
          </table:table-cell>
          <table:table-cell table:style-name="ce34" office:value-type="float" office:value="5790840" calcext:value-type="float">
            <text:p>5790840</text:p>
          </table:table-cell>
          <table:table-cell table:style-name="ce38" office:value-type="float" office:value="0.144" calcext:value-type="float">
            <text:p>0,144</text:p>
          </table:table-cell>
          <table:table-cell table:style-name="ce41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4"/>
          <table:table-cell table:style-name="ce46" office:value-type="string" calcext:value-type="string">
            <text:p>HSMH-C170</text:p>
          </table:table-cell>
          <table:table-cell table:style-name="ce38" office:value-type="float" office:value="0.056" calcext:value-type="float">
            <text:p>0,056</text:p>
          </table:table-cell>
          <table:table-cell table:style-name="ce53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58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2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40]=&quot;Power board&quot;; [.B140]*2;[.B140])" office:value-type="float" office:value="1" calcext:value-type="float">
            <text:p>1</text:p>
          </table:table-cell>
          <table:table-cell table:style-name="ce33" office:value-type="string" calcext:value-type="string">
            <text:p>5790864</text:p>
          </table:table-cell>
          <table:table-cell table:style-name="ce37" office:value-type="float" office:value="0.172" calcext:value-type="float">
            <text:p>0,172</text:p>
          </table:table-cell>
          <table:table-cell table:style-name="ce40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3"/>
          <table:table-cell table:style-name="ce25" office:value-type="string" calcext:value-type="string">
            <text:p>HSMD-C170 </text:p>
          </table:table-cell>
          <table:table-cell table:style-name="ce37" office:value-type="float" office:value="0.0586" calcext:value-type="float">
            <text:p>0,059</text:p>
          </table:table-cell>
          <table:table-cell table:style-name="ce52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58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59"/>
          <table:table-cell table:style-name="ce59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41]=&quot;Power board&quot;; [.B141]*2;[.B141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42]=&quot;Power board&quot;; [.B142]*2;[.B142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141:.G142])" office:value-type="float" office:value="6" calcext:value-type="float">
            <text:p>6</text:p>
          </table:table-cell>
          <table:table-cell table:style-name="ce34" office:value-type="string" calcext:value-type="string">
            <text:p>5790876</text:p>
          </table:table-cell>
          <table:table-cell table:style-name="ce38" office:value-type="float" office:value="0.144" calcext:value-type="float">
            <text:p>0,144</text:p>
          </table:table-cell>
          <table:table-cell table:style-name="ce41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4"/>
          <table:table-cell table:style-name="ce46" office:value-type="string" calcext:value-type="string">
            <text:p>HSMY-C170</text:p>
          </table:table-cell>
          <table:table-cell table:style-name="ce38" office:value-type="float" office:value="0.06" calcext:value-type="float">
            <text:p>0,060</text:p>
          </table:table-cell>
          <table:table-cell table:style-name="ce53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58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2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144]=&quot;-&quot;; [.G144]=&quot;&quot;);&quot;&quot;;[.G144]*[.I144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144]=&quot;-&quot;;[.G144]=&quot;&quot;);&quot;&quot;;[.G144]*[.M144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45]=&quot;Power board&quot;; [.B145]*2;[.B145])" office:value-type="float" office:value="2" calcext:value-type="float">
            <text:p>2</text:p>
          </table:table-cell>
          <table:table-cell table:style-name="ce34" office:value-type="string" calcext:value-type="string">
            <text:p>1612623</text:p>
          </table:table-cell>
          <table:table-cell table:style-name="ce38" office:value-type="float" office:value="0.264" calcext:value-type="float">
            <text:p>0,264</text:p>
          </table:table-cell>
          <table:table-cell table:style-name="ce41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4"/>
          <table:table-cell table:style-name="ce46" office:value-type="string" calcext:value-type="string">
            <text:p>NTCS0805E3103JMT</text:p>
          </table:table-cell>
          <table:table-cell table:style-name="ce38" office:value-type="float" office:value="0.19" calcext:value-type="float">
            <text:p>0,190</text:p>
          </table:table-cell>
          <table:table-cell table:style-name="ce53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58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2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5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46]=&quot;Power board&quot;; [.B146]*2;[.B146])" office:value-type="float" office:value="1" calcext:value-type="float">
            <text:p>1</text:p>
          </table:table-cell>
          <table:table-cell table:style-name="ce33" office:value-type="float" office:value="2453236" calcext:value-type="float">
            <text:p>2453236</text:p>
          </table:table-cell>
          <table:table-cell table:style-name="ce37" office:value-type="float" office:value="0.655" calcext:value-type="float">
            <text:p>0,655</text:p>
          </table:table-cell>
          <table:table-cell table:style-name="ce40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3"/>
          <table:table-cell table:style-name="ce25" office:value-type="string" calcext:value-type="string">
            <text:p>MOC3052SR2VM </text:p>
          </table:table-cell>
          <table:table-cell table:style-name="ce37" office:value-type="float" office:value="0.38" calcext:value-type="float">
            <text:p>0,380</text:p>
          </table:table-cell>
          <table:table-cell table:style-name="ce52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58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59"/>
          <table:table-cell table:style-name="ce59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47]=&quot;Power board&quot;; [.B147]*2;[.B147])" office:value-type="float" office:value="1" calcext:value-type="float">
            <text:p>1</text:p>
          </table:table-cell>
          <table:table-cell table:style-name="ce34" office:value-type="float" office:value="2322554" calcext:value-type="float">
            <text:p>2322554</text:p>
          </table:table-cell>
          <table:table-cell table:style-name="ce38" office:value-type="float" office:value="0.537" calcext:value-type="float">
            <text:p>0,537</text:p>
          </table:table-cell>
          <table:table-cell table:style-name="ce41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4"/>
          <table:table-cell table:style-name="ce46" office:value-type="string" calcext:value-type="string">
            <text:p>MOC3062XSM</text:p>
          </table:table-cell>
          <table:table-cell table:style-name="ce38" office:value-type="float" office:value="0.42" calcext:value-type="float">
            <text:p>0,420</text:p>
          </table:table-cell>
          <table:table-cell table:style-name="ce53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58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2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5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48]=&quot;Power board&quot;; [.B148]*2;[.B148])" office:value-type="float" office:value="1" calcext:value-type="float">
            <text:p>1</text:p>
          </table:table-cell>
          <table:table-cell table:style-name="ce33" office:value-type="float" office:value="1244525" calcext:value-type="float">
            <text:p>1244525</text:p>
          </table:table-cell>
          <table:table-cell table:style-name="ce37" office:value-type="float" office:value="0.255" calcext:value-type="float">
            <text:p>0,255</text:p>
          </table:table-cell>
          <table:table-cell table:style-name="ce40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3"/>
          <table:table-cell table:style-name="ce25" office:value-type="string" calcext:value-type="string">
            <text:p>HCPL-181-000E</text:p>
          </table:table-cell>
          <table:table-cell table:style-name="ce37" office:value-type="float" office:value="0.25" calcext:value-type="float">
            <text:p>0,250</text:p>
          </table:table-cell>
          <table:table-cell table:style-name="ce52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58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59"/>
          <table:table-cell table:style-name="ce59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49]=&quot;Power board&quot;; [.B149]*2;[.B149])" office:value-type="float" office:value="2" calcext:value-type="float">
            <text:p>2</text:p>
          </table:table-cell>
          <table:table-cell table:style-name="ce34" office:value-type="string" calcext:value-type="string">
            <text:p>2101465</text:p>
          </table:table-cell>
          <table:table-cell table:style-name="ce38" office:value-type="float" office:value="1.47" calcext:value-type="float">
            <text:p>1,470</text:p>
          </table:table-cell>
          <table:table-cell table:style-name="ce41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49]=&quot;-&quot;;[.G149]=&quot;&quot;);&quot;&quot;;[.G149]*[.M149])">
            <text:p/>
          </table:table-cell>
          <table:table-cell table:style-name="ce58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2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5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50]=&quot;Power board&quot;; [.B150]*2;[.B150])" office:value-type="float" office:value="10" calcext:value-type="float">
            <text:p>10</text:p>
          </table:table-cell>
          <table:table-cell table:style-name="ce33" office:value-type="float" office:value="1459109" calcext:value-type="float">
            <text:p>1459109</text:p>
          </table:table-cell>
          <table:table-cell table:style-name="ce37" office:value-type="float" office:value="0.127" calcext:value-type="float">
            <text:p>0,127</text:p>
          </table:table-cell>
          <table:table-cell table:style-name="ce40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3"/>
          <table:table-cell table:style-name="ce25" office:value-type="string" calcext:value-type="string">
            <text:p>MMBT5551</text:p>
          </table:table-cell>
          <table:table-cell table:style-name="ce37" office:value-type="float" office:value="0.0204" calcext:value-type="float">
            <text:p>0,020</text:p>
          </table:table-cell>
          <table:table-cell table:style-name="ce52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58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59"/>
          <table:table-cell table:style-name="ce59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51]=&quot;Power board&quot;; [.B151]*2;[.B151])" office:value-type="float" office:value="2" calcext:value-type="float">
            <text:p>2</text:p>
          </table:table-cell>
          <table:table-cell table:style-name="ce34" office:value-type="string" calcext:value-type="string">
            <text:p>1056526</text:p>
          </table:table-cell>
          <table:table-cell table:style-name="ce38" office:value-type="float" office:value="0.085" calcext:value-type="float">
            <text:p>0,085</text:p>
          </table:table-cell>
          <table:table-cell table:style-name="ce41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4"/>
          <table:table-cell table:style-name="ce46" office:value-type="string" calcext:value-type="string">
            <text:p>BSS84P </text:p>
          </table:table-cell>
          <table:table-cell table:style-name="ce38" office:value-type="float" office:value="0.048" calcext:value-type="float">
            <text:p>0,048</text:p>
          </table:table-cell>
          <table:table-cell table:style-name="ce53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58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2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5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52]=&quot;Power board&quot;; [.B152]*2;[.B152])" office:value-type="float" office:value="8" calcext:value-type="float">
            <text:p>8</text:p>
          </table:table-cell>
          <table:table-cell table:style-name="ce33" office:value-type="float" office:value="1459108" calcext:value-type="float">
            <text:p>1459108</text:p>
          </table:table-cell>
          <table:table-cell table:style-name="ce37" office:value-type="float" office:value="0.121" calcext:value-type="float">
            <text:p>0,121</text:p>
          </table:table-cell>
          <table:table-cell table:style-name="ce40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3"/>
          <table:table-cell table:style-name="ce25" office:value-type="string" calcext:value-type="string">
            <text:p>MMBT5401</text:p>
          </table:table-cell>
          <table:table-cell table:style-name="ce37" office:value-type="float" office:value="0.0205" calcext:value-type="float">
            <text:p>0,021</text:p>
          </table:table-cell>
          <table:table-cell table:style-name="ce52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58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59"/>
          <table:table-cell table:style-name="ce59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53]=&quot;Power board&quot;; [.B153]*2;[.B153])" office:value-type="float" office:value="2" calcext:value-type="float">
            <text:p>2</text:p>
          </table:table-cell>
          <table:table-cell table:style-name="ce34" office:value-type="float" office:value="1057286" calcext:value-type="float">
            <text:p>1057286</text:p>
          </table:table-cell>
          <table:table-cell table:style-name="ce38" office:value-type="float" office:value="2.07" calcext:value-type="float">
            <text:p>2,070</text:p>
          </table:table-cell>
          <table:table-cell table:style-name="ce41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4"/>
          <table:table-cell table:style-name="ce46" office:value-type="string" calcext:value-type="string">
            <text:p>BTA26-600BRG</text:p>
          </table:table-cell>
          <table:table-cell table:style-name="ce38" office:value-type="float" office:value="2.54" calcext:value-type="float">
            <text:p>2,540</text:p>
          </table:table-cell>
          <table:table-cell table:style-name="ce53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58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2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5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54]=&quot;Power board&quot;; [.B154]*2;[.B154])" office:value-type="float" office:value="1" calcext:value-type="float">
            <text:p>1</text:p>
          </table:table-cell>
          <table:table-cell table:style-name="ce33" office:value-type="float" office:value="8651183" calcext:value-type="float">
            <text:p>8651183</text:p>
          </table:table-cell>
          <table:table-cell table:style-name="ce37" office:value-type="float" office:value="0.392" calcext:value-type="float">
            <text:p>0,392</text:p>
          </table:table-cell>
          <table:table-cell table:style-name="ce40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3"/>
          <table:table-cell table:style-name="ce25" office:value-type="string" calcext:value-type="string">
            <text:p>IRLL014NPBF</text:p>
          </table:table-cell>
          <table:table-cell table:style-name="ce37" office:value-type="float" office:value="0.214" calcext:value-type="float">
            <text:p>0,214</text:p>
          </table:table-cell>
          <table:table-cell table:style-name="ce52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58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59"/>
          <table:table-cell table:style-name="ce59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55]=&quot;Power board&quot;; [.B155]*2;[.B155])" office:value-type="float" office:value="5" calcext:value-type="float">
            <text:p>5</text:p>
          </table:table-cell>
          <table:table-cell table:style-name="ce34" office:value-type="string" calcext:value-type="string">
            <text:p>1888166</text:p>
          </table:table-cell>
          <table:table-cell table:style-name="ce38" office:value-type="float" office:value="0.212" calcext:value-type="float">
            <text:p>0,212</text:p>
          </table:table-cell>
          <table:table-cell table:style-name="ce41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4"/>
          <table:table-cell table:style-name="ce46" office:value-type="string" calcext:value-type="string">
            <text:p>IRLML2246TRPBF </text:p>
          </table:table-cell>
          <table:table-cell table:style-name="ce38" office:value-type="float" office:value="0.1" calcext:value-type="float">
            <text:p>0,100</text:p>
          </table:table-cell>
          <table:table-cell table:style-name="ce53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58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2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5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56]=&quot;Power board&quot;; [.B156]*2;[.B156])" office:value-type="float" office:value="3" calcext:value-type="float">
            <text:p>3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57]=&quot;Power board&quot;; [.B157]*2;[.B157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56:.G157])" office:value-type="float" office:value="7" calcext:value-type="float">
            <text:p>7</text:p>
          </table:table-cell>
          <table:table-cell table:style-name="ce33" office:value-type="float" office:value="1713823" calcext:value-type="float">
            <text:p>1713823</text:p>
          </table:table-cell>
          <table:table-cell table:style-name="ce37" office:value-type="float" office:value="0.0928" calcext:value-type="float">
            <text:p>0,093</text:p>
          </table:table-cell>
          <table:table-cell table:style-name="ce40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3"/>
          <table:table-cell table:style-name="ce25" office:value-type="string" calcext:value-type="string">
            <text:p>2N7002LT1G</text:p>
          </table:table-cell>
          <table:table-cell table:style-name="ce37" office:value-type="float" office:value="0.019" calcext:value-type="float">
            <text:p>0,019</text:p>
          </table:table-cell>
          <table:table-cell table:style-name="ce52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58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59"/>
          <table:table-cell table:style-name="ce59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59]=&quot;-&quot;; [.G159]=&quot;&quot;);&quot;&quot;;[.G159]*[.I15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59]=&quot;-&quot;;[.G159]=&quot;&quot;);&quot;&quot;;[.G159]*[.M15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5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60]=&quot;Power board&quot;; [.B160]*2;[.B160])" office:value-type="float" office:value="2" calcext:value-type="float">
            <text:p>2</text:p>
          </table:table-cell>
          <table:table-cell table:style-name="ce33" office:value-type="string" calcext:value-type="string">
            <text:p>8649260</text:p>
          </table:table-cell>
          <table:table-cell table:style-name="ce37" office:value-type="float" office:value="1.51" calcext:value-type="float">
            <text:p>1,510</text:p>
          </table:table-cell>
          <table:table-cell table:style-name="ce40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3"/>
          <table:table-cell table:style-name="ce25" office:value-type="string" calcext:value-type="string">
            <text:p>IRFP250NPBF </text:p>
          </table:table-cell>
          <table:table-cell table:style-name="ce37" office:value-type="float" office:value="1.06" calcext:value-type="float">
            <text:p>1,060</text:p>
          </table:table-cell>
          <table:table-cell table:style-name="ce52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58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59" table:formula="of:=[.G160]" office:value-type="float" office:value="2" calcext:value-type="float">
            <text:p>2</text:p>
          </table:table-cell>
          <table:table-cell table:style-name="ce59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61]=&quot;Power board&quot;; [.B161]*2;[.B161])" office:value-type="float" office:value="2" calcext:value-type="float">
            <text:p>2</text:p>
          </table:table-cell>
          <table:table-cell table:style-name="ce34" office:value-type="string" calcext:value-type="string">
            <text:p>8734771</text:p>
          </table:table-cell>
          <table:table-cell table:style-name="ce38" office:value-type="float" office:value="0.018" calcext:value-type="float">
            <text:p>0,018</text:p>
          </table:table-cell>
          <table:table-cell table:style-name="ce41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4"/>
          <table:table-cell table:style-name="ce46" office:value-type="string" calcext:value-type="string">
            <text:p>BC857C-DIO </text:p>
          </table:table-cell>
          <table:table-cell table:style-name="ce38" office:value-type="float" office:value="0.02" calcext:value-type="float">
            <text:p>0,020</text:p>
          </table:table-cell>
          <table:table-cell table:style-name="ce53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58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2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5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62]=&quot;Power board&quot;; [.B162]*2;[.B162])" office:value-type="float" office:value="2" calcext:value-type="float">
            <text:p>2</text:p>
          </table:table-cell>
          <table:table-cell table:style-name="ce33" office:value-type="float" office:value="2453325" calcext:value-type="float">
            <text:p>2453325</text:p>
          </table:table-cell>
          <table:table-cell table:style-name="ce37" office:value-type="float" office:value="0.0401" calcext:value-type="float">
            <text:p>0,040</text:p>
          </table:table-cell>
          <table:table-cell table:style-name="ce40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3"/>
          <table:table-cell table:style-name="ce25" office:value-type="string" calcext:value-type="string">
            <text:p>BC846C-DIO </text:p>
          </table:table-cell>
          <table:table-cell table:style-name="ce37" office:value-type="float" office:value="0.00198" calcext:value-type="float">
            <text:p>0,002</text:p>
          </table:table-cell>
          <table:table-cell table:style-name="ce52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58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59"/>
          <table:table-cell table:style-name="ce59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63]=&quot;Power board&quot;; [.B163]*2;[.B163])" office:value-type="float" office:value="4" calcext:value-type="float">
            <text:p>4</text:p>
          </table:table-cell>
          <table:table-cell table:style-name="ce34" office:value-type="string" calcext:value-type="string">
            <text:p>1081258</text:p>
          </table:table-cell>
          <table:table-cell table:style-name="ce38" office:value-type="float" office:value="0.187" calcext:value-type="float">
            <text:p>0,187</text:p>
          </table:table-cell>
          <table:table-cell table:style-name="ce41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4"/>
          <table:table-cell table:style-name="ce46" office:value-type="string" calcext:value-type="string">
            <text:p>BCP56-16.115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53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58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2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5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64]=&quot;Power board&quot;; [.B164]*2;[.B164])" office:value-type="float" office:value="2" calcext:value-type="float">
            <text:p>2</text:p>
          </table:table-cell>
          <table:table-cell table:style-name="ce33" office:value-type="float" office:value="2468040" calcext:value-type="float">
            <text:p>2468040</text:p>
          </table:table-cell>
          <table:table-cell table:style-name="ce37" office:value-type="float" office:value="0.846" calcext:value-type="float">
            <text:p>0,846</text:p>
          </table:table-cell>
          <table:table-cell table:style-name="ce40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3"/>
          <table:table-cell table:style-name="ce25" office:value-type="string" calcext:value-type="string">
            <text:p>IRFR5410PBF</text:p>
          </table:table-cell>
          <table:table-cell table:style-name="ce37" office:value-type="float" office:value="0.55" calcext:value-type="float">
            <text:p>0,550</text:p>
          </table:table-cell>
          <table:table-cell table:style-name="ce52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58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59"/>
          <table:table-cell table:style-name="ce59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65]=&quot;Power board&quot;; [.B165]*2;[.B165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66]=&quot;Power board&quot;; [.B166]*2;[.B166])" office:value-type="float" office:value="4" calcext:value-type="float">
            <text:p>4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67]=&quot;Power board&quot;; [.B167]*2;[.B167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65:.G167])" office:value-type="float" office:value="15" calcext:value-type="float">
            <text:p>15</text:p>
          </table:table-cell>
          <table:table-cell table:style-name="ce33" office:value-type="float" office:value="9233750" calcext:value-type="float">
            <text:p>9233750</text:p>
          </table:table-cell>
          <table:table-cell table:style-name="ce37" office:value-type="float" office:value="0.0071" calcext:value-type="float">
            <text:p>0,007</text:p>
          </table:table-cell>
          <table:table-cell table:style-name="ce40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3"/>
          <table:table-cell table:style-name="ce25" office:value-type="string" calcext:value-type="string">
            <text:p>SMD0805-0R </text:p>
          </table:table-cell>
          <table:table-cell table:style-name="ce37" office:value-type="float" office:value="0.0583" calcext:value-type="float">
            <text:p>0,058</text:p>
          </table:table-cell>
          <table:table-cell table:style-name="ce52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58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59"/>
          <table:table-cell table:style-name="ce59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69]=&quot;-&quot;; [.G169]=&quot;&quot;);&quot;&quot;;[.G169]*[.I16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69]=&quot;-&quot;;[.G169]=&quot;&quot;);&quot;&quot;;[.G169]*[.M16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70]=&quot;Power board&quot;; [.B170]*2;[.B170])" office:value-type="float" office:value="8" calcext:value-type="float">
            <text:p>8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71]=&quot;Power board&quot;; [.B171]*2;[.B171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70:.G171])" office:value-type="float" office:value="10" calcext:value-type="float">
            <text:p>10</text:p>
          </table:table-cell>
          <table:table-cell table:style-name="ce33" office:value-type="float" office:value="2352619" calcext:value-type="float">
            <text:p>2352619</text:p>
          </table:table-cell>
          <table:table-cell table:style-name="ce37" office:value-type="float" office:value="0.0627" calcext:value-type="float">
            <text:p>0,063</text:p>
          </table:table-cell>
          <table:table-cell table:style-name="ce40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3"/>
          <table:table-cell table:style-name="ce25" office:value-type="string" calcext:value-type="string">
            <text:p>SMD0805-100K-1% </text:p>
          </table:table-cell>
          <table:table-cell table:style-name="ce37" office:value-type="float" office:value="0.00807" calcext:value-type="float">
            <text:p>0,008</text:p>
          </table:table-cell>
          <table:table-cell table:style-name="ce52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58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59"/>
          <table:table-cell table:style-name="ce59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73]=&quot;-&quot;; [.G173]=&quot;&quot;);&quot;&quot;;[.G173]*[.I173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73]=&quot;-&quot;;[.G173]=&quot;&quot;);&quot;&quot;;[.G173]*[.M173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5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74]=&quot;Power board&quot;; [.B174]*2;[.B174])" office:value-type="float" office:value="4" calcext:value-type="float">
            <text:p>4</text:p>
          </table:table-cell>
          <table:table-cell table:style-name="ce33" office:value-type="float" office:value="1577686" calcext:value-type="float">
            <text:p>1577686</text:p>
          </table:table-cell>
          <table:table-cell table:style-name="ce37" office:value-type="float" office:value="0.197" calcext:value-type="float">
            <text:p>0,197</text:p>
          </table:table-cell>
          <table:table-cell table:style-name="ce40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3"/>
          <table:table-cell table:style-name="ce25" office:value-type="string" calcext:value-type="string">
            <text:p>RN73C2A100KBTDF</text:p>
          </table:table-cell>
          <table:table-cell table:style-name="ce37" office:value-type="float" office:value="0.513" calcext:value-type="float">
            <text:p>0,513</text:p>
          </table:table-cell>
          <table:table-cell table:style-name="ce52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58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59"/>
          <table:table-cell table:style-name="ce59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75]=&quot;Power board&quot;; [.B175]*2;[.B175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76]=&quot;Power board&quot;; [.B176]*2;[.B176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77]=&quot;Power board&quot;; [.B177]*2;[.B177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75:.G177])" office:value-type="float" office:value="8" calcext:value-type="float">
            <text:p>8</text:p>
          </table:table-cell>
          <table:table-cell table:style-name="ce33" office:value-type="string" calcext:value-type="string">
            <text:p>1759246</text:p>
          </table:table-cell>
          <table:table-cell table:style-name="ce37" office:value-type="float" office:value="0.0114" calcext:value-type="float">
            <text:p>0,011</text:p>
          </table:table-cell>
          <table:table-cell table:style-name="ce40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3"/>
          <table:table-cell table:style-name="ce25" office:value-type="string" calcext:value-type="string">
            <text:p>RC0805FR-07100R</text:p>
          </table:table-cell>
          <table:table-cell table:style-name="ce37" office:value-type="float" office:value="0.00661" calcext:value-type="float">
            <text:p>0,007</text:p>
          </table:table-cell>
          <table:table-cell table:style-name="ce52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58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59"/>
          <table:table-cell table:style-name="ce59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79]=&quot;-&quot;; [.G179]=&quot;&quot;);&quot;&quot;;[.G179]*[.I17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79]=&quot;-&quot;;[.G179]=&quot;&quot;);&quot;&quot;;[.G179]*[.M17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80]=&quot;Power board&quot;; [.B180]*2;[.B180])" office:value-type="float" office:value="3" calcext:value-type="float">
            <text:p>3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81]=&quot;Power board&quot;; [.B181]*2;[.B181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6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182]=&quot;Power board&quot;; [.B182]*2;[.B182])" office:value-type="float" office:value="32" calcext:value-type="float">
            <text:p>3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180:.G182])" office:value-type="float" office:value="40" calcext:value-type="float">
            <text:p>40</text:p>
          </table:table-cell>
          <table:table-cell table:style-name="ce34" office:value-type="float" office:value="9237755" calcext:value-type="float">
            <text:p>9237755</text:p>
          </table:table-cell>
          <table:table-cell table:style-name="ce38" office:value-type="float" office:value="0.0091" calcext:value-type="float">
            <text:p>0,009</text:p>
          </table:table-cell>
          <table:table-cell table:style-name="ce41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4"/>
          <table:table-cell table:style-name="ce46" office:value-type="string" calcext:value-type="string">
            <text:p>RC0805FR-0710K </text:p>
          </table:table-cell>
          <table:table-cell table:style-name="ce38" office:value-type="float" office:value="0.00664" calcext:value-type="float">
            <text:p>0,007</text:p>
          </table:table-cell>
          <table:table-cell table:style-name="ce53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58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2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184]=&quot;-&quot;; [.G184]=&quot;&quot;);&quot;&quot;;[.G184]*[.I184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184]=&quot;-&quot;;[.G184]=&quot;&quot;);&quot;&quot;;[.G184]*[.M184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85]=&quot;Power board&quot;; [.B185]*2;[.B185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5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86]=&quot;Power board&quot;; [.B186]*2;[.B186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87]=&quot;Power board&quot;; [.B187]*2;[.B187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85:.G187])" office:value-type="float" office:value="8" calcext:value-type="float">
            <text:p>8</text:p>
          </table:table-cell>
          <table:table-cell table:style-name="ce33" office:value-type="string" calcext:value-type="string">
            <text:p>9236643</text:p>
          </table:table-cell>
          <table:table-cell table:style-name="ce37" office:value-type="float" office:value="0.0132" calcext:value-type="float">
            <text:p>0,013</text:p>
          </table:table-cell>
          <table:table-cell table:style-name="ce40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3"/>
          <table:table-cell table:style-name="ce25" office:value-type="string" calcext:value-type="string">
            <text:p>CRCW120610R0FKTABC</text:p>
          </table:table-cell>
          <table:table-cell table:style-name="ce37" office:value-type="float" office:value="0.0137" calcext:value-type="float">
            <text:p>0,014</text:p>
          </table:table-cell>
          <table:table-cell table:style-name="ce52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58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59"/>
          <table:table-cell table:style-name="ce59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89]=&quot;-&quot;; [.G189]=&quot;&quot;);&quot;&quot;;[.G189]*[.I189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89]=&quot;-&quot;;[.G189]=&quot;&quot;);&quot;&quot;;[.G189]*[.M189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90]=&quot;Power board&quot;; [.B190]*2;[.B190])" office:value-type="float" office:value="1" calcext:value-type="float">
            <text:p>1</text:p>
          </table:table-cell>
          <table:table-cell table:style-name="ce33" office:value-type="float" office:value="2141850" calcext:value-type="float">
            <text:p>2141850</text:p>
          </table:table-cell>
          <table:table-cell table:style-name="ce37" office:value-type="float" office:value="0.0018" calcext:value-type="float">
            <text:p>0,002</text:p>
          </table:table-cell>
          <table:table-cell table:style-name="ce40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190]=&quot;-&quot;;[.G190]=&quot;&quot;);&quot;&quot;;[.G190]*[.M190])">
            <text:p/>
          </table:table-cell>
          <table:table-cell table:style-name="ce58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59"/>
          <table:table-cell table:style-name="ce59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191]=&quot;Power board&quot;; [.B191]*2;[.B191])" office:value-type="float" office:value="1" calcext:value-type="float">
            <text:p>1</text:p>
          </table:table-cell>
          <table:table-cell table:style-name="ce34" office:value-type="float" office:value="1687978" calcext:value-type="float">
            <text:p>1687978</text:p>
          </table:table-cell>
          <table:table-cell table:style-name="ce38" office:value-type="float" office:value="0.272" calcext:value-type="float">
            <text:p>0,272</text:p>
          </table:table-cell>
          <table:table-cell table:style-name="ce41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91]=&quot;-&quot;;[.G191]=&quot;&quot;);&quot;&quot;;[.G191]*[.M191])">
            <text:p/>
          </table:table-cell>
          <table:table-cell table:style-name="ce58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2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92]=&quot;Power board&quot;; [.B192]*2;[.B192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93]=&quot;Power board&quot;; [.B193]*2;[.B193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192:.G193])" office:value-type="float" office:value="6" calcext:value-type="float">
            <text:p>6</text:p>
          </table:table-cell>
          <table:table-cell table:style-name="ce33" office:value-type="string" calcext:value-type="string">
            <text:p>9332677</text:p>
          </table:table-cell>
          <table:table-cell table:style-name="ce37" office:value-type="float" office:value="0.016" calcext:value-type="float">
            <text:p>0,016</text:p>
          </table:table-cell>
          <table:table-cell table:style-name="ce40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3"/>
          <table:table-cell table:style-name="ce25" office:value-type="string" calcext:value-type="string">
            <text:p>SMD0805-16K-1% </text:p>
          </table:table-cell>
          <table:table-cell table:style-name="ce37" office:value-type="float" office:value="0.00817" calcext:value-type="float">
            <text:p>0,008</text:p>
          </table:table-cell>
          <table:table-cell table:style-name="ce52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58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59"/>
          <table:table-cell table:style-name="ce59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195]=&quot;-&quot;; [.G195]=&quot;&quot;);&quot;&quot;;[.G195]*[.I195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195]=&quot;-&quot;;[.G195]=&quot;&quot;);&quot;&quot;;[.G195]*[.M195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196]=&quot;Power board&quot;; [.B196]*2;[.B196])" office:value-type="float" office:value="4" calcext:value-type="float">
            <text:p>4</text:p>
          </table:table-cell>
          <table:table-cell table:style-name="ce33" office:value-type="float" office:value="2447583" calcext:value-type="float">
            <text:p>2447583</text:p>
          </table:table-cell>
          <table:table-cell table:style-name="ce37" office:value-type="float" office:value="0.005" calcext:value-type="float">
            <text:p>0,005</text:p>
          </table:table-cell>
          <table:table-cell table:style-name="ce40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3"/>
          <table:table-cell table:style-name="ce25" office:value-type="string" calcext:value-type="string">
            <text:p>SMD0805-180R-1%</text:p>
          </table:table-cell>
          <table:table-cell table:style-name="ce37" office:value-type="float" office:value="0.00807" calcext:value-type="float">
            <text:p>0,008</text:p>
          </table:table-cell>
          <table:table-cell table:style-name="ce52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58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59"/>
          <table:table-cell table:style-name="ce59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197]=&quot;Power board&quot;; [.B197]*2;[.B197])" office:value-type="float" office:value="4" calcext:value-type="float">
            <text:p>4</text:p>
          </table:table-cell>
          <table:table-cell table:style-name="ce34" office:value-type="string" calcext:value-type="string">
            <text:p>1577596</text:p>
          </table:table-cell>
          <table:table-cell table:style-name="ce38" office:value-type="float" office:value="0.143" calcext:value-type="float">
            <text:p>0,143</text:p>
          </table:table-cell>
          <table:table-cell table:style-name="ce41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197]=&quot;-&quot;;[.G197]=&quot;&quot;);&quot;&quot;;[.G197]*[.M197])">
            <text:p/>
          </table:table-cell>
          <table:table-cell table:style-name="ce58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2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198]=&quot;Power board&quot;; [.B198]*2;[.B198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199]=&quot;Power board&quot;; [.B199]*2;[.B199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00]=&quot;Power board&quot;; [.B200]*2;[.B200])" office:value-type="float" office:value="12" calcext:value-type="float">
            <text:p>1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198:.G200])" office:value-type="float" office:value="15" calcext:value-type="float">
            <text:p>15</text:p>
          </table:table-cell>
          <table:table-cell table:style-name="ce34" office:value-type="float" office:value="1099800" calcext:value-type="float">
            <text:p>1099800</text:p>
          </table:table-cell>
          <table:table-cell table:style-name="ce38" office:value-type="float" office:value="0.0092" calcext:value-type="float">
            <text:p>0,009</text:p>
          </table:table-cell>
          <table:table-cell table:style-name="ce41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4"/>
          <table:table-cell table:style-name="ce46" office:value-type="string" calcext:value-type="string">
            <text:p>RC0805FR-071K </text:p>
          </table:table-cell>
          <table:table-cell table:style-name="ce38" office:value-type="float" office:value="0.00657" calcext:value-type="float">
            <text:p>0,007</text:p>
          </table:table-cell>
          <table:table-cell table:style-name="ce53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58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2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202]=&quot;-&quot;; [.G202]=&quot;&quot;);&quot;&quot;;[.G202]*[.I202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202]=&quot;-&quot;;[.G202]=&quot;&quot;);&quot;&quot;;[.G202]*[.M202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03]=&quot;Power board&quot;; [.B203]*2;[.B203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04]=&quot;Power board&quot;; [.B204]*2;[.B204])" office:value-type="float" office:value="4" calcext:value-type="float">
            <text:p>4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05]=&quot;Power board&quot;; [.B205]*2;[.B205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203:.G205])" office:value-type="float" office:value="7" calcext:value-type="float">
            <text:p>7</text:p>
          </table:table-cell>
          <table:table-cell table:style-name="ce33" office:value-type="float" office:value="2447595" calcext:value-type="float">
            <text:p>2447595</text:p>
          </table:table-cell>
          <table:table-cell table:style-name="ce37" office:value-type="float" office:value="0.0049" calcext:value-type="float">
            <text:p>0,005</text:p>
          </table:table-cell>
          <table:table-cell table:style-name="ce40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3"/>
          <table:table-cell table:style-name="ce25" office:value-type="string" calcext:value-type="string">
            <text:p>SMD0805-1K8-1% </text:p>
          </table:table-cell>
          <table:table-cell table:style-name="ce37" office:value-type="float" office:value="0.00817" calcext:value-type="float">
            <text:p>0,008</text:p>
          </table:table-cell>
          <table:table-cell table:style-name="ce52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58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59"/>
          <table:table-cell table:style-name="ce59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207]=&quot;-&quot;; [.G207]=&quot;&quot;);&quot;&quot;;[.G207]*[.I207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207]=&quot;-&quot;;[.G207]=&quot;&quot;);&quot;&quot;;[.G207]*[.M207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08]=&quot;Power board&quot;; [.B208]*2;[.B208])" office:value-type="float" office:value="2" calcext:value-type="float">
            <text:p>2</text:p>
          </table:table-cell>
          <table:table-cell table:style-name="ce33" office:value-type="float" office:value="2141629" calcext:value-type="float">
            <text:p>2141629</text:p>
          </table:table-cell>
          <table:table-cell table:style-name="ce37" office:value-type="float" office:value="0.017" calcext:value-type="float">
            <text:p>0,017</text:p>
          </table:table-cell>
          <table:table-cell table:style-name="ce40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3"/>
          <table:table-cell table:style-name="ce25" office:value-type="string" calcext:value-type="string">
            <text:p>RC0805FR-071R </text:p>
          </table:table-cell>
          <table:table-cell table:style-name="ce37" office:value-type="float" office:value="0.00934" calcext:value-type="float">
            <text:p>0,009</text:p>
          </table:table-cell>
          <table:table-cell table:style-name="ce52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58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59"/>
          <table:table-cell table:style-name="ce59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09]=&quot;Power board&quot;; [.B209]*2;[.B209])" office:value-type="float" office:value="4" calcext:value-type="float">
            <text:p>4</text:p>
          </table:table-cell>
          <table:table-cell table:style-name="ce34" office:value-type="string" calcext:value-type="string">
            <text:p>1575937</text:p>
          </table:table-cell>
          <table:table-cell table:style-name="ce38" office:value-type="float" office:value="0.393" calcext:value-type="float">
            <text:p>0,393</text:p>
          </table:table-cell>
          <table:table-cell table:style-name="ce41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4"/>
          <table:table-cell table:style-name="ce46" office:value-type="string" calcext:value-type="string">
            <text:p>TC0525B2002T1E </text:p>
          </table:table-cell>
          <table:table-cell table:style-name="ce38" office:value-type="float" office:value="0.10766" calcext:value-type="float">
            <text:p>0,108</text:p>
          </table:table-cell>
          <table:table-cell table:style-name="ce53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58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2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10]=&quot;Power board&quot;; [.B210]*2;[.B210])" office:value-type="float" office:value="18" calcext:value-type="float">
            <text:p>18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11]=&quot;Power board&quot;; [.B211]*2;[.B211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210:.G211])" office:value-type="float" office:value="20" calcext:value-type="float">
            <text:p>20</text:p>
          </table:table-cell>
          <table:table-cell table:style-name="ce33" office:value-type="string" calcext:value-type="string">
            <text:p>1099795</text:p>
          </table:table-cell>
          <table:table-cell table:style-name="ce37" office:value-type="float" office:value="0.0123" calcext:value-type="float">
            <text:p>0,012</text:p>
          </table:table-cell>
          <table:table-cell table:style-name="ce40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3"/>
          <table:table-cell table:style-name="ce25" office:value-type="string" calcext:value-type="string">
            <text:p>RC0805FR-07220R </text:p>
          </table:table-cell>
          <table:table-cell table:style-name="ce37" office:value-type="float" office:value="0.00714" calcext:value-type="float">
            <text:p>0,007</text:p>
          </table:table-cell>
          <table:table-cell table:style-name="ce52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58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59"/>
          <table:table-cell table:style-name="ce59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 table:formula="of:=IF(OR([.H213]=&quot;-&quot;; [.G213]=&quot;&quot;);&quot;&quot;;[.G213]*[.I213])">
            <text:p/>
          </table:table-cell>
          <table:table-cell table:style-name="ce44"/>
          <table:table-cell table:style-name="ce46"/>
          <table:table-cell table:style-name="ce38"/>
          <table:table-cell table:style-name="ce53" table:formula="of:=IF(OR([.L213]=&quot;-&quot;;[.G213]=&quot;&quot;);&quot;&quot;;[.G213]*[.M213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14]=&quot;Power board&quot;; [.B214]*2;[.B214])" office:value-type="float" office:value="4" calcext:value-type="float">
            <text:p>4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15]=&quot;Power board&quot;; [.B215]*2;[.B215])" office:value-type="float" office:value="22" calcext:value-type="float">
            <text:p>2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214:.G215])" office:value-type="float" office:value="26" calcext:value-type="float">
            <text:p>26</text:p>
          </table:table-cell>
          <table:table-cell table:style-name="ce33" office:value-type="string" calcext:value-type="string">
            <text:p>9237534</text:p>
          </table:table-cell>
          <table:table-cell table:style-name="ce37" office:value-type="float" office:value="0.0087" calcext:value-type="float">
            <text:p>0,009</text:p>
          </table:table-cell>
          <table:table-cell table:style-name="ce40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3"/>
          <table:table-cell table:style-name="ce25" office:value-type="string" calcext:value-type="string">
            <text:p>SMD0805-2K2-1%</text:p>
          </table:table-cell>
          <table:table-cell table:style-name="ce37" office:value-type="float" office:value="0.00807" calcext:value-type="float">
            <text:p>0,008</text:p>
          </table:table-cell>
          <table:table-cell table:style-name="ce52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58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59"/>
          <table:table-cell table:style-name="ce59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5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18]=&quot;Power board&quot;; [.B218]*2;[.B218])" office:value-type="float" office:value="4" calcext:value-type="float">
            <text:p>4</text:p>
          </table:table-cell>
          <table:table-cell table:style-name="ce33" office:value-type="float" office:value="1575834" calcext:value-type="float">
            <text:p>1575834</text:p>
          </table:table-cell>
          <table:table-cell table:style-name="ce37" office:value-type="float" office:value="0.343" calcext:value-type="float">
            <text:p>0,343</text:p>
          </table:table-cell>
          <table:table-cell table:style-name="ce40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18]=&quot;-&quot;;[.G218]=&quot;&quot;);&quot;&quot;;[.G218]*[.M218])">
            <text:p/>
          </table:table-cell>
          <table:table-cell table:style-name="ce58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59"/>
          <table:table-cell table:style-name="ce59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19]=&quot;Power board&quot;; [.B219]*2;[.B219])" office:value-type="float" office:value="2" calcext:value-type="float">
            <text:p>2</text:p>
          </table:table-cell>
          <table:table-cell table:style-name="ce34" office:value-type="float" office:value="1376975" calcext:value-type="float">
            <text:p>1376975</text:p>
          </table:table-cell>
          <table:table-cell table:style-name="ce38" office:value-type="float" office:value="0.353" calcext:value-type="float">
            <text:p>0,353</text:p>
          </table:table-cell>
          <table:table-cell table:style-name="ce41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4"/>
          <table:table-cell table:style-name="ce46" office:value-type="string" calcext:value-type="string">
            <text:p>WF25P-2R2-5%</text:p>
          </table:table-cell>
          <table:table-cell table:style-name="ce38" office:value-type="float" office:value="0.0419" calcext:value-type="float">
            <text:p>0,042</text:p>
          </table:table-cell>
          <table:table-cell table:style-name="ce53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58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2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20]=&quot;Power board&quot;; [.B220]*2;[.B220])" office:value-type="float" office:value="2" calcext:value-type="float">
            <text:p>2</text:p>
          </table:table-cell>
          <table:table-cell table:style-name="ce33" office:value-type="string" calcext:value-type="string">
            <text:p>9333070</text:p>
          </table:table-cell>
          <table:table-cell table:style-name="ce37" office:value-type="float" office:value="0.0016" calcext:value-type="float">
            <text:p>0,002</text:p>
          </table:table-cell>
          <table:table-cell table:style-name="ce40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3"/>
          <table:table-cell table:style-name="ce25" office:value-type="string" calcext:value-type="string">
            <text:p>RC0805FR-07330K</text:p>
          </table:table-cell>
          <table:table-cell table:style-name="ce37" office:value-type="float" office:value="0.00746" calcext:value-type="float">
            <text:p>0,007</text:p>
          </table:table-cell>
          <table:table-cell table:style-name="ce52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58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59"/>
          <table:table-cell table:style-name="ce59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21]=&quot;Power board&quot;; [.B221]*2;[.B221])" office:value-type="float" office:value="4" calcext:value-type="float">
            <text:p>4</text:p>
          </table:table-cell>
          <table:table-cell table:style-name="ce34" office:value-type="string" calcext:value-type="string">
            <text:p>9333037</text:p>
          </table:table-cell>
          <table:table-cell table:style-name="ce38" office:value-type="float" office:value="0.0016" calcext:value-type="float">
            <text:p>0,002</text:p>
          </table:table-cell>
          <table:table-cell table:style-name="ce41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4"/>
          <table:table-cell table:style-name="ce46" office:value-type="string" calcext:value-type="string">
            <text:p>RC0805FR-07330R</text:p>
          </table:table-cell>
          <table:table-cell table:style-name="ce38" office:value-type="float" office:value="0.00693" calcext:value-type="float">
            <text:p>0,007</text:p>
          </table:table-cell>
          <table:table-cell table:style-name="ce53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58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2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5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22]=&quot;Power board&quot;; [.B222]*2;[.B222])" office:value-type="float" office:value="4" calcext:value-type="float">
            <text:p>4</text:p>
          </table:table-cell>
          <table:table-cell table:style-name="ce33" office:value-type="string" calcext:value-type="string">
            <text:p>1265196</text:p>
          </table:table-cell>
          <table:table-cell table:style-name="ce37" office:value-type="float" office:value="0.106" calcext:value-type="float">
            <text:p>0,106</text:p>
          </table:table-cell>
          <table:table-cell table:style-name="ce40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3"/>
          <table:table-cell table:style-name="ce25" office:value-type="string" calcext:value-type="string">
            <text:p>WF25P-330R-5% </text:p>
          </table:table-cell>
          <table:table-cell table:style-name="ce37" office:value-type="float" office:value="0.0419" calcext:value-type="float">
            <text:p>0,042</text:p>
          </table:table-cell>
          <table:table-cell table:style-name="ce52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58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59"/>
          <table:table-cell table:style-name="ce59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23]=&quot;Power board&quot;; [.B223]*2;[.B223])" office:value-type="float" office:value="6" calcext:value-type="float">
            <text:p>6</text:p>
          </table:table-cell>
          <table:table-cell table:style-name="ce34" office:value-type="float" office:value="1099798" calcext:value-type="float">
            <text:p>1099798</text:p>
          </table:table-cell>
          <table:table-cell table:style-name="ce38" office:value-type="float" office:value="0.0123" calcext:value-type="float">
            <text:p>0,012</text:p>
          </table:table-cell>
          <table:table-cell table:style-name="ce41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4"/>
          <table:table-cell table:style-name="ce46" office:value-type="string" calcext:value-type="string">
            <text:p>RC0805FR-07470R </text:p>
          </table:table-cell>
          <table:table-cell table:style-name="ce38" office:value-type="float" office:value="0.00727" calcext:value-type="float">
            <text:p>0,007</text:p>
          </table:table-cell>
          <table:table-cell table:style-name="ce53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58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2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24]=&quot;Power board&quot;; [.B224]*2;[.B224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25]=&quot;Power board&quot;; [.B225]*2;[.B225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26]=&quot;Power board&quot;; [.B226]*2;[.B226])" office:value-type="float" office:value="14" calcext:value-type="float">
            <text:p>14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24:.G226])" office:value-type="float" office:value="17" calcext:value-type="float">
            <text:p>17</text:p>
          </table:table-cell>
          <table:table-cell table:style-name="ce34" office:value-type="string" calcext:value-type="string">
            <text:p>2447664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4"/>
          <table:table-cell table:style-name="ce46" office:value-type="string" calcext:value-type="string">
            <text:p>RC0805FR-0747K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3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58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2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228]=&quot;-&quot;; [.G228]=&quot;&quot;);&quot;&quot;;[.G228]*[.I228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228]=&quot;-&quot;;[.G228]=&quot;&quot;);&quot;&quot;;[.G228]*[.M228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29]=&quot;Power board&quot;; [.B229]*2;[.B229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30]=&quot;Power board&quot;; [.B230]*2;[.B230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29:.G230])" office:value-type="float" office:value="6" calcext:value-type="float">
            <text:p>6</text:p>
          </table:table-cell>
          <table:table-cell table:style-name="ce34" office:value-type="string" calcext:value-type="string">
            <text:p>2141727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4"/>
          <table:table-cell table:style-name="ce46" office:value-type="string" calcext:value-type="string">
            <text:p>RC0805FR-0749R9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3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58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2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232]=&quot;-&quot;; [.G232]=&quot;&quot;);&quot;&quot;;[.G232]*[.I232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232]=&quot;-&quot;;[.G232]=&quot;&quot;);&quot;&quot;;[.G232]*[.M232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33]=&quot;Power board&quot;; [.B233]*2;[.B233])" office:value-type="float" office:value="9" calcext:value-type="float">
            <text:p>9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5, R97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34]=&quot;Power board&quot;; [.B234]*2;[.B234])" office:value-type="float" office:value="4" calcext:value-type="float">
            <text:p>4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33:.G234])" office:value-type="float" office:value="13" calcext:value-type="float">
            <text:p>13</text:p>
          </table:table-cell>
          <table:table-cell table:style-name="ce34" office:value-type="string" calcext:value-type="string">
            <text:p>9333266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4"/>
          <table:table-cell table:style-name="ce46" office:value-type="string" calcext:value-type="string">
            <text:p>RC0805FR-074K7</text:p>
          </table:table-cell>
          <table:table-cell table:style-name="ce38" office:value-type="float" office:value="0.00645" calcext:value-type="float">
            <text:p>0,006</text:p>
          </table:table-cell>
          <table:table-cell table:style-name="ce53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58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2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236]=&quot;-&quot;; [.G236]=&quot;&quot;);&quot;&quot;;[.G236]*[.I236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236]=&quot;-&quot;;[.G236]=&quot;&quot;);&quot;&quot;;[.G236]*[.M236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37]=&quot;Power board&quot;; [.B237]*2;[.B237])" office:value-type="float" office:value="4" calcext:value-type="float">
            <text:p>4</text:p>
          </table:table-cell>
          <table:table-cell table:style-name="ce34" office:value-type="string" calcext:value-type="string">
            <text:p>9334653</text:p>
          </table:table-cell>
          <table:table-cell table:style-name="ce38" office:value-type="float" office:value="0.0112" calcext:value-type="float">
            <text:p>0,011</text:p>
          </table:table-cell>
          <table:table-cell table:style-name="ce41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4"/>
          <table:table-cell table:style-name="ce46" office:value-type="string" calcext:value-type="string">
            <text:p>RC0805FR-0751K</text:p>
          </table:table-cell>
          <table:table-cell table:style-name="ce38" office:value-type="float" office:value="0.00605" calcext:value-type="float">
            <text:p>0,006</text:p>
          </table:table-cell>
          <table:table-cell table:style-name="ce53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58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2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5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38]=&quot;Power board&quot;; [.B238]*2;[.B238])" office:value-type="float" office:value="8" calcext:value-type="float">
            <text:p>8</text:p>
          </table:table-cell>
          <table:table-cell table:style-name="ce33" office:value-type="string" calcext:value-type="string">
            <text:p>1670210</text:p>
          </table:table-cell>
          <table:table-cell table:style-name="ce37" office:value-type="float" office:value="0.207" calcext:value-type="float">
            <text:p>0,207</text:p>
          </table:table-cell>
          <table:table-cell table:style-name="ce40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38]=&quot;-&quot;;[.G238]=&quot;&quot;);&quot;&quot;;[.G238]*[.M238])">
            <text:p/>
          </table:table-cell>
          <table:table-cell table:style-name="ce58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59"/>
          <table:table-cell table:style-name="ce59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39]=&quot;Power board&quot;; [.B239]*2;[.B239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40]=&quot;Power board&quot;; [.B240]*2;[.B240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39:.G240])" office:value-type="float" office:value="8" calcext:value-type="float">
            <text:p>8</text:p>
          </table:table-cell>
          <table:table-cell table:style-name="ce34" office:value-type="float" office:value="9333320" calcext:value-type="float">
            <text:p>9333320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4"/>
          <table:table-cell table:style-name="ce46" office:value-type="string" calcext:value-type="string">
            <text:p>RC0805FR-075K1 </text:p>
          </table:table-cell>
          <table:table-cell table:style-name="ce38" office:value-type="float" office:value="0.00654" calcext:value-type="float">
            <text:p>0,007</text:p>
          </table:table-cell>
          <table:table-cell table:style-name="ce53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58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2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43]=&quot;Power board&quot;; [.B243]*2;[.B243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26, R92, R102, R10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44]=&quot;Power board&quot;; [.B244]*2;[.B244])" office:value-type="float" office:value="8" calcext:value-type="float">
            <text:p>8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43:.G244])" office:value-type="float" office:value="10" calcext:value-type="float">
            <text:p>10</text:p>
          </table:table-cell>
          <table:table-cell table:style-name="ce34" office:value-type="float" office:value="2447693" calcext:value-type="float">
            <text:p>2447693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4"/>
          <table:table-cell table:style-name="ce46" office:value-type="string" calcext:value-type="string">
            <text:p>SMD0805-5K6-1% 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3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58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2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 table:formula="of:=IF(OR([.H246]=&quot;-&quot;; [.G246]=&quot;&quot;);&quot;&quot;;[.G246]*[.I246])">
            <text:p/>
          </table:table-cell>
          <table:table-cell table:style-name="ce43"/>
          <table:table-cell table:style-name="ce25"/>
          <table:table-cell table:style-name="ce37"/>
          <table:table-cell table:style-name="ce52" table:formula="of:=IF(OR([.L246]=&quot;-&quot;;[.G246]=&quot;&quot;);&quot;&quot;;[.G246]*[.M246])">
            <text:p/>
          </table:table-cell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47]=&quot;Power board&quot;; [.B247]*2;[.B247])" office:value-type="float" office:value="10" calcext:value-type="float">
            <text:p>10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48]=&quot;Power board&quot;; [.B248]*2;[.B248])" office:value-type="float" office:value="2" calcext:value-type="float">
            <text:p>2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 table:formula="of:=SUM([.G247:.G248])" office:value-type="float" office:value="12" calcext:value-type="float">
            <text:p>12</text:p>
          </table:table-cell>
          <table:table-cell table:style-name="ce34" office:value-type="string" calcext:value-type="string">
            <text:p>9333525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4"/>
          <table:table-cell table:style-name="ce46" office:value-type="string" calcext:value-type="string">
            <text:p>CRCW0805750RFKTABC</text:p>
          </table:table-cell>
          <table:table-cell table:style-name="ce38" office:value-type="float" office:value="0.0116" calcext:value-type="float">
            <text:p>0,012</text:p>
          </table:table-cell>
          <table:table-cell table:style-name="ce53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58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2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/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51]=&quot;Power board&quot;; [.B251]*2;[.B251])" office:value-type="float" office:value="4" calcext:value-type="float">
            <text:p>4</text:p>
          </table:table-cell>
          <table:table-cell table:style-name="ce34" office:value-type="float" office:value="1670239" calcext:value-type="float">
            <text:p>1670239</text:p>
          </table:table-cell>
          <table:table-cell table:style-name="ce38" office:value-type="float" office:value="0.206" calcext:value-type="float">
            <text:p>0,206</text:p>
          </table:table-cell>
          <table:table-cell table:style-name="ce41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4"/>
          <table:table-cell table:style-name="ce46" office:value-type="string" calcext:value-type="string">
            <text:p>RN73C2A7K5BTDF </text:p>
          </table:table-cell>
          <table:table-cell table:style-name="ce38" office:value-type="float" office:value="0.475" calcext:value-type="float">
            <text:p>0,475</text:p>
          </table:table-cell>
          <table:table-cell table:style-name="ce53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58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2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5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52]=&quot;Power board&quot;; [.B252]*2;[.B252])" office:value-type="float" office:value="2" calcext:value-type="float">
            <text:p>2</text:p>
          </table:table-cell>
          <table:table-cell table:style-name="ce33" office:value-type="float" office:value="1435947" calcext:value-type="float">
            <text:p>1435947</text:p>
          </table:table-cell>
          <table:table-cell table:style-name="ce37" office:value-type="float" office:value="0.386" calcext:value-type="float">
            <text:p>0,386</text:p>
          </table:table-cell>
          <table:table-cell table:style-name="ce40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3"/>
          <table:table-cell table:style-name="ce25" office:value-type="string" calcext:value-type="string">
            <text:p>WW25RR010FTL</text:p>
          </table:table-cell>
          <table:table-cell table:style-name="ce37" office:value-type="float" office:value="0.189" calcext:value-type="float">
            <text:p>0,189</text:p>
          </table:table-cell>
          <table:table-cell table:style-name="ce52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58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59"/>
          <table:table-cell table:style-name="ce59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53]=&quot;Power board&quot;; [.B253]*2;[.B253])" office:value-type="float" office:value="2" calcext:value-type="float">
            <text:p>2</text:p>
          </table:table-cell>
          <table:table-cell table:style-name="ce34" office:value-type="float" office:value="2079436" calcext:value-type="float">
            <text:p>2079436</text:p>
          </table:table-cell>
          <table:table-cell table:style-name="ce38" office:value-type="float" office:value="0.156" calcext:value-type="float">
            <text:p>0,156</text:p>
          </table:table-cell>
          <table:table-cell table:style-name="ce41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4"/>
          <table:table-cell table:style-name="ce46" office:value-type="string" calcext:value-type="string">
            <text:p>WW25NR020FTL </text:p>
          </table:table-cell>
          <table:table-cell table:style-name="ce38" office:value-type="float" office:value="0.189" calcext:value-type="float">
            <text:p>0,189</text:p>
          </table:table-cell>
          <table:table-cell table:style-name="ce53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58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2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5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54]=&quot;Power board&quot;; [.B254]*2;[.B254])" office:value-type="float" office:value="2" calcext:value-type="float">
            <text:p>2</text:p>
          </table:table-cell>
          <table:table-cell table:style-name="ce33" office:value-type="string" calcext:value-type="string">
            <text:p>1435951</text:p>
          </table:table-cell>
          <table:table-cell table:style-name="ce37" office:value-type="float" office:value="0.524" calcext:value-type="float">
            <text:p>0,524</text:p>
          </table:table-cell>
          <table:table-cell table:style-name="ce40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54]=&quot;-&quot;;[.G254]=&quot;&quot;);&quot;&quot;;[.G254]*[.M254])">
            <text:p/>
          </table:table-cell>
          <table:table-cell table:style-name="ce58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59"/>
          <table:table-cell table:style-name="ce59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55]=&quot;Power board&quot;; [.B255]*2;[.B255])" office:value-type="float" office:value="2" calcext:value-type="float">
            <text:p>2</text:p>
          </table:table-cell>
          <table:table-cell table:style-name="ce34" office:value-type="string" calcext:value-type="string">
            <text:p>1770137</text:p>
          </table:table-cell>
          <table:table-cell table:style-name="ce38" office:value-type="float" office:value="0.0884" calcext:value-type="float">
            <text:p>0,088</text:p>
          </table:table-cell>
          <table:table-cell table:style-name="ce41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4"/>
          <table:table-cell table:style-name="ce46" office:value-type="string" calcext:value-type="string">
            <text:p>DR1206-10K-4/8 </text:p>
          </table:table-cell>
          <table:table-cell table:style-name="ce38" office:value-type="float" office:value="0.00673" calcext:value-type="float">
            <text:p>0,007</text:p>
          </table:table-cell>
          <table:table-cell table:style-name="ce53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58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2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56]=&quot;Power board&quot;; [.B256]*2;[.B256])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256]=&quot;-&quot;; [.G256]=&quot;&quot;);&quot;&quot;;[.G256]*[.I256])">
            <text:p/>
          </table:table-cell>
          <table:table-cell table:style-name="ce43"/>
          <table:table-cell table:style-name="ce25" office:value-type="string" calcext:value-type="string">
            <text:p>LD-BZEN-0903 </text:p>
          </table:table-cell>
          <table:table-cell table:style-name="ce37" office:value-type="float" office:value="0.5081" calcext:value-type="float">
            <text:p>0,508</text:p>
          </table:table-cell>
          <table:table-cell table:style-name="ce52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58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59" table:formula="of:=[.G256]" office:value-type="float" office:value="1" calcext:value-type="float">
            <text:p>1</text:p>
          </table:table-cell>
          <table:table-cell table:style-name="ce59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57]=&quot;Power board&quot;; [.B257]*2;[.B257])" office:value-type="float" office:value="1" calcext:value-type="float">
            <text:p>1</text:p>
          </table:table-cell>
          <table:table-cell table:style-name="ce34" office:value-type="string" calcext:value-type="string">
            <text:p>2292959</text:p>
          </table:table-cell>
          <table:table-cell table:style-name="ce38" office:value-type="float" office:value="1.96" calcext:value-type="float">
            <text:p>1,960</text:p>
          </table:table-cell>
          <table:table-cell table:style-name="ce41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257]=&quot;-&quot;;[.G257]=&quot;&quot;);&quot;&quot;;[.G257]*[.M257])">
            <text:p/>
          </table:table-cell>
          <table:table-cell table:style-name="ce58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2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5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58]=&quot;Power board&quot;; [.B258]*2;[.B258])" office:value-type="float" office:value="1" calcext:value-type="float">
            <text:p>1</text:p>
          </table:table-cell>
          <table:table-cell table:style-name="ce33" office:value-type="float" office:value="1217765" calcext:value-type="float">
            <text:p>1217765</text:p>
          </table:table-cell>
          <table:table-cell table:style-name="ce37" office:value-type="float" office:value="0.51" calcext:value-type="float">
            <text:p>0,510</text:p>
          </table:table-cell>
          <table:table-cell table:style-name="ce40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3"/>
          <table:table-cell table:style-name="ce25" office:value-type="string" calcext:value-type="string">
            <text:p>1301.9316</text:p>
          </table:table-cell>
          <table:table-cell table:style-name="ce37" office:value-type="float" office:value="0.22" calcext:value-type="float">
            <text:p>0,220</text:p>
          </table:table-cell>
          <table:table-cell table:style-name="ce52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58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59"/>
          <table:table-cell table:style-name="ce59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59]=&quot;Power board&quot;; [.B259]*2;[.B259])" office:value-type="float" office:value="2" calcext:value-type="float">
            <text:p>2</text:p>
          </table:table-cell>
          <table:table-cell table:style-name="ce34" office:value-type="string" calcext:value-type="string">
            <text:p>1852832</text:p>
          </table:table-cell>
          <table:table-cell table:style-name="ce38" office:value-type="float" office:value="0.608" calcext:value-type="float">
            <text:p>0,608</text:p>
          </table:table-cell>
          <table:table-cell table:style-name="ce41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259]=&quot;-&quot;;[.G259]=&quot;&quot;);&quot;&quot;;[.G259]*[.M259])">
            <text:p/>
          </table:table-cell>
          <table:table-cell table:style-name="ce58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2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60]=&quot;Power board&quot;; [.B260]*2;[.B260])" office:value-type="float" office:value="1" calcext:value-type="float">
            <text:p>1</text:p>
          </table:table-cell>
          <table:table-cell table:style-name="ce33" office:value-type="float" office:value="2401044" calcext:value-type="float">
            <text:p>2401044</text:p>
          </table:table-cell>
          <table:table-cell table:style-name="ce37" office:value-type="float" office:value="6.49" calcext:value-type="float">
            <text:p>6,490</text:p>
          </table:table-cell>
          <table:table-cell table:style-name="ce40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60]=&quot;-&quot;;[.G260]=&quot;&quot;);&quot;&quot;;[.G260]*[.M260])">
            <text:p/>
          </table:table-cell>
          <table:table-cell table:style-name="ce58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59" table:formula="of:=[.G260]" office:value-type="float" office:value="1" calcext:value-type="float">
            <text:p>1</text:p>
          </table:table-cell>
          <table:table-cell table:style-name="ce59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61]=&quot;Power board&quot;; [.B261]*2;[.B261])" office:value-type="float" office:value="2" calcext:value-type="float">
            <text:p>2</text:p>
          </table:table-cell>
          <table:table-cell table:style-name="ce34" office:value-type="string" calcext:value-type="string">
            <text:p>9963545</text:p>
          </table:table-cell>
          <table:table-cell table:style-name="ce38" office:value-type="float" office:value="0.568" calcext:value-type="float">
            <text:p>0,568</text:p>
          </table:table-cell>
          <table:table-cell table:style-name="ce41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4"/>
          <table:table-cell table:style-name="ce46" office:value-type="string" calcext:value-type="string">
            <text:p>MX-5569-03A4</text:p>
          </table:table-cell>
          <table:table-cell table:style-name="ce38" office:value-type="float" office:value="0.476" calcext:value-type="float">
            <text:p>0,476</text:p>
          </table:table-cell>
          <table:table-cell table:style-name="ce53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58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2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5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62]=&quot;Power board&quot;; [.B262]*2;[.B262])" office:value-type="float" office:value="1" calcext:value-type="float">
            <text:p>1</text:p>
          </table:table-cell>
          <table:table-cell table:style-name="ce33" office:value-type="float" office:value="1177884" calcext:value-type="float">
            <text:p>1177884</text:p>
          </table:table-cell>
          <table:table-cell table:style-name="ce37" office:value-type="float" office:value="0.841" calcext:value-type="float">
            <text:p>0,841</text:p>
          </table:table-cell>
          <table:table-cell table:style-name="ce40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3"/>
          <table:table-cell table:style-name="ce25" office:value-type="string" calcext:value-type="string">
            <text:p>2411-01</text:p>
          </table:table-cell>
          <table:table-cell table:style-name="ce37" office:value-type="float" office:value="0.66" calcext:value-type="float">
            <text:p>0,660</text:p>
          </table:table-cell>
          <table:table-cell table:style-name="ce52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58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59" table:formula="of:=[.G262]" office:value-type="float" office:value="1" calcext:value-type="float">
            <text:p>1</text:p>
          </table:table-cell>
          <table:table-cell table:style-name="ce59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63]=&quot;Power board&quot;; [.B263]*2;[.B263])" office:value-type="float" office:value="1" calcext:value-type="float">
            <text:p>1</text:p>
          </table:table-cell>
          <table:table-cell table:style-name="ce34" office:value-type="float" office:value="2007972" calcext:value-type="float">
            <text:p>2007972</text:p>
          </table:table-cell>
          <table:table-cell table:style-name="ce38" office:value-type="float" office:value="1.53" calcext:value-type="float">
            <text:p>1,530</text:p>
          </table:table-cell>
          <table:table-cell table:style-name="ce41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263]=&quot;-&quot;;[.G263]=&quot;&quot;);&quot;&quot;;[.G263]*[.M263])">
            <text:p/>
          </table:table-cell>
          <table:table-cell table:style-name="ce58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2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64]=&quot;Power board&quot;; [.B264]*2;[.B264])" office:value-type="float" office:value="2" calcext:value-type="float">
            <text:p>2</text:p>
          </table:table-cell>
          <table:table-cell table:style-name="ce33" office:value-type="string" calcext:value-type="string">
            <text:p>2025182</text:p>
          </table:table-cell>
          <table:table-cell table:style-name="ce37" office:value-type="float" office:value="1.64" calcext:value-type="float">
            <text:p>1,640</text:p>
          </table:table-cell>
          <table:table-cell table:style-name="ce40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64]=&quot;-&quot;;[.G264]=&quot;&quot;);&quot;&quot;;[.G264]*[.M264])">
            <text:p/>
          </table:table-cell>
          <table:table-cell table:style-name="ce58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59" table:formula="of:=[.G264]" office:value-type="float" office:value="2" calcext:value-type="float">
            <text:p>2</text:p>
          </table:table-cell>
          <table:table-cell table:style-name="ce59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65]=&quot;Power board&quot;; [.B265]*2;[.B265])" office:value-type="float" office:value="1" calcext:value-type="float">
            <text:p>1</text:p>
          </table:table-cell>
          <table:table-cell table:style-name="ce34" office:value-type="float" office:value="2007971" calcext:value-type="float">
            <text:p>2007971</text:p>
          </table:table-cell>
          <table:table-cell table:style-name="ce38" office:value-type="float" office:value="1.19" calcext:value-type="float">
            <text:p>1,190</text:p>
          </table:table-cell>
          <table:table-cell table:style-name="ce41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265]=&quot;-&quot;;[.G265]=&quot;&quot;);&quot;&quot;;[.G265]*[.M265])">
            <text:p/>
          </table:table-cell>
          <table:table-cell table:style-name="ce58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2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66]=&quot;Power board&quot;; [.B266]*2;[.B266])" office:value-type="float" office:value="1" calcext:value-type="float">
            <text:p>1</text:p>
          </table:table-cell>
          <table:table-cell table:style-name="ce33" office:value-type="float" office:value="1462926" calcext:value-type="float">
            <text:p>1462926</text:p>
          </table:table-cell>
          <table:table-cell table:style-name="ce37" office:value-type="float" office:value="0.0399" calcext:value-type="float">
            <text:p>0,040</text:p>
          </table:table-cell>
          <table:table-cell table:style-name="ce40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3"/>
          <table:table-cell table:style-name="ce25" office:value-type="string" calcext:value-type="string">
            <text:p>MX-22-23-2021 </text:p>
          </table:table-cell>
          <table:table-cell table:style-name="ce37" office:value-type="float" office:value="0.07" calcext:value-type="float">
            <text:p>0,070</text:p>
          </table:table-cell>
          <table:table-cell table:style-name="ce52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58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59" table:formula="of:=[.G266]" office:value-type="float" office:value="1" calcext:value-type="float">
            <text:p>1</text:p>
          </table:table-cell>
          <table:table-cell table:style-name="ce59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67]=&quot;Power board&quot;; [.B267]*2;[.B267])" office:value-type="float" office:value="1" calcext:value-type="float">
            <text:p>1</text:p>
          </table:table-cell>
          <table:table-cell table:style-name="ce34" office:value-type="string" calcext:value-type="string">
            <text:p>1462920</text:p>
          </table:table-cell>
          <table:table-cell table:style-name="ce38" office:value-type="float" office:value="0.13" calcext:value-type="float">
            <text:p>0,130</text:p>
          </table:table-cell>
          <table:table-cell table:style-name="ce41" table:formula="of:=IF(OR([.H267]=&quot;-&quot;; [.G267]=&quot;&quot;);&quot;&quot;;[.G267]*[.I267])" office:value-type="currency" office:currency="GBP" office:value="0.13" calcext:value-type="currency">
            <text:p>£0,13</text:p>
          </table:table-cell>
          <table:table-cell table:style-name="ce44"/>
          <table:table-cell table:style-name="ce46" office:value-type="string" calcext:value-type="string">
            <text:p>MX-22-23-2041 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53" table:formula="of:=IF(OR([.L267]=&quot;-&quot;;[.G267]=&quot;&quot;);&quot;&quot;;[.G267]*[.M267])" office:value-type="currency" office:currency="EUR" office:value="0.106" calcext:value-type="currency">
            <text:p>0,11 €</text:p>
          </table:table-cell>
          <table:table-cell table:style-name="ce58" table:formula="of:=IF([.G267]&lt;&gt;&quot;&quot;; IF([.H267]&lt;&gt;&quot;-&quot; ; IF([.N267] &gt; [.J267]*[.$O$1];[.J267]*[.$O$1];[.N267]);[.N267]);&quot;&quot;)" office:value-type="currency" office:currency="EUR" office:value="0.106" calcext:value-type="currency">
            <text:p>0,106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2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13-02-T-D-RA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68]=&quot;Power board&quot;; [.B268]*2;[.B268])" office:value-type="float" office:value="2" calcext:value-type="float">
            <text:p>2</text:p>
          </table:table-cell>
          <table:table-cell table:style-name="ce33" office:value-type="float" office:value="1805583" calcext:value-type="float">
            <text:p>1805583</text:p>
          </table:table-cell>
          <table:table-cell table:style-name="ce37" office:value-type="float" office:value="4.17" calcext:value-type="float">
            <text:p>4,170</text:p>
          </table:table-cell>
          <table:table-cell table:style-name="ce40" table:formula="of:=IF(OR([.H268]=&quot;-&quot;; [.G268]=&quot;&quot;);&quot;&quot;;[.G268]*[.I268])" office:value-type="currency" office:currency="GBP" office:value="8.34" calcext:value-type="currency">
            <text:p>£8,34</text:p>
          </table:table-cell>
          <table:table-cell table:style-name="ce43"/>
          <table:table-cell table:style-name="ce25" office:value-type="string" calcext:value-type="string">
            <text:p>ZL263-26DG</text:p>
          </table:table-cell>
          <table:table-cell table:style-name="ce37" office:value-type="float" office:value="0.3994" calcext:value-type="float">
            <text:p>0,399</text:p>
          </table:table-cell>
          <table:table-cell table:style-name="ce52" table:formula="of:=IF(OR([.L268]=&quot;-&quot;;[.G268]=&quot;&quot;);&quot;&quot;;[.G268]*[.M268])" office:value-type="currency" office:currency="EUR" office:value="0.7988" calcext:value-type="currency">
            <text:p>0,80 €</text:p>
          </table:table-cell>
          <table:table-cell table:style-name="ce58" table:formula="of:=IF([.G268]&lt;&gt;&quot;&quot;; IF([.H268]&lt;&gt;&quot;-&quot; ; IF([.N268] &gt; [.J268]*[.$O$1];[.J268]*[.$O$1];[.N268]);[.N268]);&quot;&quot;)" office:value-type="currency" office:currency="EUR" office:value="0.7988" calcext:value-type="currency">
            <text:p>0,799 €</text:p>
          </table:table-cell>
          <table:table-cell table:style-name="ce59" table:formula="of:=[.G268]" office:value-type="float" office:value="2" calcext:value-type="float">
            <text:p>2</text:p>
          </table:table-cell>
          <table:table-cell table:style-name="ce59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5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4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69]=&quot;Power board&quot;; [.B269]*2;[.B269])" office:value-type="float" office:value="1" calcext:value-type="float">
            <text:p>1</text:p>
          </table:table-cell>
          <table:table-cell table:style-name="ce34" office:value-type="string" calcext:value-type="string">
            <text:p>9963561</text:p>
          </table:table-cell>
          <table:table-cell table:style-name="ce38" office:value-type="float" office:value="0.374" calcext:value-type="float">
            <text:p>0,374</text:p>
          </table:table-cell>
          <table:table-cell table:style-name="ce41" table:formula="of:=IF(OR([.H269]=&quot;-&quot;; [.G269]=&quot;&quot;);&quot;&quot;;[.G269]*[.I269])" office:value-type="currency" office:currency="GBP" office:value="0.374" calcext:value-type="currency">
            <text:p>£0,37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269]=&quot;-&quot;;[.G269]=&quot;&quot;);&quot;&quot;;[.G269]*[.M269])">
            <text:p/>
          </table:table-cell>
          <table:table-cell table:style-name="ce58" table:formula="of:=IF([.G269]&lt;&gt;&quot;&quot;; IF([.H269]&lt;&gt;&quot;-&quot; ; IF([.N269] &gt; [.J269]*[.$O$1];[.J269]*[.$O$1];[.N269]);[.N269]);&quot;&quot;)" office:value-type="currency" office:currency="EUR" office:value="0.44676918" calcext:value-type="currency">
            <text:p>0,447 €</text:p>
          </table:table-cell>
          <table:table-cell table:style-name="ce5" table:formula="of:=[.G269]" office:value-type="float" office:value="1" calcext:value-type="float">
            <text:p>1</text:p>
          </table:table-cell>
          <table:table-cell table:style-name="ce62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70]=&quot;Power board&quot;; [.B270]*2;[.B270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71]=&quot;Power board&quot;; [.B271]*2;[.B271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270:.G271])" office:value-type="float" office:value="2" calcext:value-type="float">
            <text:p>2</text:p>
          </table:table-cell>
          <table:table-cell table:style-name="ce33" office:value-type="string" calcext:value-type="string">
            <text:p>1096984</text:p>
          </table:table-cell>
          <table:table-cell table:style-name="ce37" office:value-type="float" office:value="0.745" calcext:value-type="float">
            <text:p>0,745</text:p>
          </table:table-cell>
          <table:table-cell table:style-name="ce40" table:formula="of:=IF(OR([.H272]=&quot;-&quot;; [.G272]=&quot;&quot;);&quot;&quot;;[.G272]*[.I272])" office:value-type="currency" office:currency="GBP" office:value="1.49" calcext:value-type="currency">
            <text:p>£1,49</text:p>
          </table:table-cell>
          <table:table-cell table:style-name="ce43"/>
          <table:table-cell table:style-name="ce25" office:value-type="string" calcext:value-type="string">
            <text:p>T821-1-10-S1</text:p>
          </table:table-cell>
          <table:table-cell table:style-name="ce37" office:value-type="float" office:value="0.29" calcext:value-type="float">
            <text:p>0,290</text:p>
          </table:table-cell>
          <table:table-cell table:style-name="ce52" table:formula="of:=IF(OR([.L272]=&quot;-&quot;;[.G272]=&quot;&quot;);&quot;&quot;;[.G272]*[.M272])" office:value-type="currency" office:currency="EUR" office:value="0.58" calcext:value-type="currency">
            <text:p>0,58 €</text:p>
          </table:table-cell>
          <table:table-cell table:style-name="ce58" table:formula="of:=IF([.B272]&lt;&gt;&quot;&quot;; IF([.H272]&lt;&gt;&quot;-&quot; ; IF([.N272] &gt; [.J272]*[.$O$1];[.J272]*[.$O$1];[.N272]);[.N272]);&quot;&quot;)">
            <text:p/>
          </table:table-cell>
          <table:table-cell table:style-name="ce59" table:formula="of:=[.G272]" office:value-type="float" office:value="2" calcext:value-type="float">
            <text:p>2</text:p>
          </table:table-cell>
          <table:table-cell table:style-name="ce59" table:formula="of:=IF(OR([.P272]&lt;&gt;&quot;&quot;;[.D272]=&quot;Not installed&quot;);&quot;&quot;;[.G27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6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74]=&quot;Power board&quot;; [.B274]*2;[.B274])" office:value-type="float" office:value="1" calcext:value-type="float">
            <text:p>1</text:p>
          </table:table-cell>
          <table:table-cell table:style-name="ce33" office:value-type="float" office:value="1462950" calcext:value-type="float">
            <text:p>1462950</text:p>
          </table:table-cell>
          <table:table-cell table:style-name="ce37" office:value-type="float" office:value="0.0785" calcext:value-type="float">
            <text:p>0,079</text:p>
          </table:table-cell>
          <table:table-cell table:style-name="ce40" table:formula="of:=IF(OR([.H274]=&quot;-&quot;; [.G274]=&quot;&quot;);&quot;&quot;;[.G274]*[.I274])" office:value-type="currency" office:currency="GBP" office:value="0.0785" calcext:value-type="currency">
            <text:p>£0,08</text:p>
          </table:table-cell>
          <table:table-cell table:style-name="ce43"/>
          <table:table-cell table:style-name="ce25" office:value-type="string" calcext:value-type="string">
            <text:p>MX-22-23-2031 </text:p>
          </table:table-cell>
          <table:table-cell table:style-name="ce37" office:value-type="float" office:value="0.08" calcext:value-type="float">
            <text:p>0,080</text:p>
          </table:table-cell>
          <table:table-cell table:style-name="ce52" table:formula="of:=IF(OR([.L274]=&quot;-&quot;;[.G274]=&quot;&quot;);&quot;&quot;;[.G274]*[.M274])" office:value-type="currency" office:currency="EUR" office:value="0.08" calcext:value-type="currency">
            <text:p>0,08 €</text:p>
          </table:table-cell>
          <table:table-cell table:style-name="ce58" table:formula="of:=IF([.G274]&lt;&gt;&quot;&quot;; IF([.H274]&lt;&gt;&quot;-&quot; ; IF([.N274] &gt; [.J274]*[.$O$1];[.J274]*[.$O$1];[.N274]);[.N274]);&quot;&quot;)" office:value-type="currency" office:currency="EUR" office:value="0.08" calcext:value-type="currency">
            <text:p>0,080 €</text:p>
          </table:table-cell>
          <table:table-cell table:style-name="ce59" table:formula="of:=[.G274]" office:value-type="float" office:value="1" calcext:value-type="float">
            <text:p>1</text:p>
          </table:table-cell>
          <table:table-cell table:style-name="ce59" table:formula="of:=IF(OR([.P274]&lt;&gt;&quot;&quot;;[.D274]=&quot;Not installed&quot;);&quot;&quot;;[.G274])">
            <text:p/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7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75]=&quot;Power board&quot;; [.B275]*2;[.B275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75]=&quot;-&quot;; [.G275]=&quot;&quot;);&quot;&quot;;[.G275]*[.I275])">
            <text:p/>
          </table:table-cell>
          <table:table-cell table:style-name="ce44"/>
          <table:table-cell table:style-name="ce46" office:value-type="string" calcext:value-type="string">
            <text:p>RJ45-TRAFO-LP</text:p>
          </table:table-cell>
          <table:table-cell table:style-name="ce38" office:value-type="float" office:value="2.82" calcext:value-type="float">
            <text:p>2,820</text:p>
          </table:table-cell>
          <table:table-cell table:style-name="ce53" table:formula="of:=IF(OR([.L275]=&quot;-&quot;;[.G275]=&quot;&quot;);&quot;&quot;;[.G275]*[.M275])" office:value-type="currency" office:currency="EUR" office:value="2.82" calcext:value-type="currency">
            <text:p>2,82 €</text:p>
          </table:table-cell>
          <table:table-cell table:style-name="ce58" table:formula="of:=IF([.G275]&lt;&gt;&quot;&quot;; IF([.H275]&lt;&gt;&quot;-&quot; ; IF([.N275] &gt; [.J275]*[.$O$1];[.J275]*[.$O$1];[.N275]);[.N275]);&quot;&quot;)" office:value-type="currency" office:currency="EUR" office:value="2.82" calcext:value-type="currency">
            <text:p>2,82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2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76]=&quot;Power board&quot;; [.B276]*2;[.B276])" office:value-type="float" office:value="1" calcext:value-type="float">
            <text:p>1</text:p>
          </table:table-cell>
          <table:table-cell table:style-name="ce33"/>
          <table:table-cell table:style-name="ce37"/>
          <table:table-cell table:style-name="ce40"/>
          <table:table-cell table:style-name="ce43"/>
          <table:table-cell table:style-name="ce25"/>
          <table:table-cell table:style-name="ce37"/>
          <table:table-cell table:style-name="ce52"/>
          <table:table-cell table:style-name="ce58"/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8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77]=&quot;Power board&quot;; [.B277]*2;[.B277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SUM([.G276:.G277])" office:value-type="float" office:value="2" calcext:value-type="float">
            <text:p>2</text:p>
          </table:table-cell>
          <table:table-cell table:style-name="ce33" office:value-type="float" office:value="1022256" calcext:value-type="float">
            <text:p>1022256</text:p>
          </table:table-cell>
          <table:table-cell table:style-name="ce37" office:value-type="float" office:value="0.0836" calcext:value-type="float">
            <text:p>0,084</text:p>
          </table:table-cell>
          <table:table-cell table:style-name="ce40" table:formula="of:=IF(OR([.H278]=&quot;-&quot;; [.G278]=&quot;&quot;);&quot;&quot;;[.G278]*[.I278])" office:value-type="currency" office:currency="GBP" office:value="0.1672" calcext:value-type="currency">
            <text:p>£0,17</text:p>
          </table:table-cell>
          <table:table-cell table:style-name="ce43"/>
          <table:table-cell table:style-name="ce25" office:value-type="string" calcext:value-type="string">
            <text:p>ZL201-08G</text:p>
          </table:table-cell>
          <table:table-cell table:style-name="ce37" office:value-type="float" office:value="0.06486" calcext:value-type="float">
            <text:p>0,065</text:p>
          </table:table-cell>
          <table:table-cell table:style-name="ce52" table:formula="of:=IF(OR([.L278]=&quot;-&quot;;[.G278]=&quot;&quot;);&quot;&quot;;[.G278]*[.M278])" office:value-type="currency" office:currency="EUR" office:value="0.12972" calcext:value-type="currency">
            <text:p>0,13 €</text:p>
          </table:table-cell>
          <table:table-cell table:style-name="ce58" table:formula="of:=IF([.B278]&lt;&gt;&quot;&quot;; IF([.H278]&lt;&gt;&quot;-&quot; ; IF([.N278] &gt; [.J278]*[.$O$1];[.J278]*[.$O$1];[.N278]);[.N278]);&quot;&quot;)">
            <text:p/>
          </table:table-cell>
          <table:table-cell table:style-name="ce59" table:formula="of:=[.G278]" office:value-type="float" office:value="2" calcext:value-type="float">
            <text:p>2</text:p>
          </table:table-cell>
          <table:table-cell table:style-name="ce59" table:formula="of:=IF(OR([.P278]&lt;&gt;&quot;&quot;;[.D278]=&quot;Not installed&quot;);&quot;&quot;;[.G278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80]=&quot;Power board&quot;; [.B280]*2;[.B280])" office:value-type="float" office:value="1" calcext:value-type="float">
            <text:p>1</text:p>
          </table:table-cell>
          <table:table-cell table:style-name="ce33" office:value-type="float" office:value="1593416" calcext:value-type="float">
            <text:p>1593416</text:p>
          </table:table-cell>
          <table:table-cell table:style-name="ce37" office:value-type="float" office:value="0.281" calcext:value-type="float">
            <text:p>0,281</text:p>
          </table:table-cell>
          <table:table-cell table:style-name="ce40" table:formula="of:=IF(OR([.H280]=&quot;-&quot;; [.G280]=&quot;&quot;);&quot;&quot;;[.G280]*[.I280])" office:value-type="currency" office:currency="GBP" office:value="0.281" calcext:value-type="currency">
            <text:p>£0,28</text:p>
          </table:table-cell>
          <table:table-cell table:style-name="ce43"/>
          <table:table-cell table:style-name="ce25" office:value-type="string" calcext:value-type="string">
            <text:p>ZL201-05G</text:p>
          </table:table-cell>
          <table:table-cell table:style-name="ce37" office:value-type="float" office:value="0.03165" calcext:value-type="float">
            <text:p>0,032</text:p>
          </table:table-cell>
          <table:table-cell table:style-name="ce52" table:formula="of:=IF(OR([.L280]=&quot;-&quot;;[.G280]=&quot;&quot;);&quot;&quot;;[.G280]*[.M280])" office:value-type="currency" office:currency="EUR" office:value="0.03165" calcext:value-type="currency">
            <text:p>0,03 €</text:p>
          </table:table-cell>
          <table:table-cell table:style-name="ce58" table:formula="of:=IF([.G280]&lt;&gt;&quot;&quot;; IF([.H280]&lt;&gt;&quot;-&quot; ; IF([.N280] &gt; [.J280]*[.$O$1];[.J280]*[.$O$1];[.N280]);[.N280]);&quot;&quot;)" office:value-type="currency" office:currency="EUR" office:value="0.03165" calcext:value-type="currency">
            <text:p>0,032 €</text:p>
          </table:table-cell>
          <table:table-cell table:style-name="ce59" table:formula="of:=[.G280]" office:value-type="float" office:value="1" calcext:value-type="float">
            <text:p>1</text:p>
          </table:table-cell>
          <table:table-cell table:style-name="ce59" table:formula="of:=IF(OR([.P280]&lt;&gt;&quot;&quot;;[.D280]=&quot;Not installed&quot;);&quot;&quot;;[.G280])">
            <text:p/>
          </table:table-cell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81]=&quot;Power board&quot;; [.B281]*2;[.B281])" office:value-type="float" office:value="1" calcext:value-type="float">
            <text:p>1</text:p>
          </table:table-cell>
          <table:table-cell table:style-name="ce34" office:value-type="string" calcext:value-type="string">
            <text:p>1611828</text:p>
          </table:table-cell>
          <table:table-cell table:style-name="ce38" office:value-type="float" office:value="0.131" calcext:value-type="float">
            <text:p>0,131</text:p>
          </table:table-cell>
          <table:table-cell table:style-name="ce41" table:formula="of:=IF(OR([.H281]=&quot;-&quot;; [.G281]=&quot;&quot;);&quot;&quot;;[.G281]*[.I281])" office:value-type="currency" office:currency="GBP" office:value="0.131" calcext:value-type="currency">
            <text:p>£0,13</text:p>
          </table:table-cell>
          <table:table-cell table:style-name="ce44"/>
          <table:table-cell table:style-name="ce46" office:value-type="string" calcext:value-type="string">
            <text:p>32.768K-TC38</text:p>
          </table:table-cell>
          <table:table-cell table:style-name="ce38" office:value-type="float" office:value="0.1444" calcext:value-type="float">
            <text:p>0,144</text:p>
          </table:table-cell>
          <table:table-cell table:style-name="ce53" table:formula="of:=IF(OR([.L281]=&quot;-&quot;;[.G281]=&quot;&quot;);&quot;&quot;;[.G281]*[.M281])" office:value-type="currency" office:currency="EUR" office:value="0.1444" calcext:value-type="currency">
            <text:p>0,14 €</text:p>
          </table:table-cell>
          <table:table-cell table:style-name="ce58" table:formula="of:=IF([.G281]&lt;&gt;&quot;&quot;; IF([.H281]&lt;&gt;&quot;-&quot; ; IF([.N281] &gt; [.J281]*[.$O$1];[.J281]*[.$O$1];[.N281]);[.N281]);&quot;&quot;)" office:value-type="currency" office:currency="EUR" office:value="0.1444" calcext:value-type="currency">
            <text:p>0,144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2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25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82]=&quot;Power board&quot;; [.B282]*2;[.B282])" office:value-type="float" office:value="1" calcext:value-type="float">
            <text:p>1</text:p>
          </table:table-cell>
          <table:table-cell table:style-name="ce33" office:value-type="string" calcext:value-type="string">
            <text:p>2467741</text:p>
          </table:table-cell>
          <table:table-cell table:style-name="ce37" office:value-type="float" office:value="0.111" calcext:value-type="float">
            <text:p>0,111</text:p>
          </table:table-cell>
          <table:table-cell table:style-name="ce40" table:formula="of:=IF(OR([.H282]=&quot;-&quot;; [.G282]=&quot;&quot;);&quot;&quot;;[.G282]*[.I282])" office:value-type="currency" office:currency="GBP" office:value="0.111" calcext:value-type="currency">
            <text:p>£0,11</text:p>
          </table:table-cell>
          <table:table-cell table:style-name="ce43"/>
          <table:table-cell table:style-name="ce25" office:value-type="string" calcext:value-type="string">
            <text:p>25.00M-SMDHC49S </text:p>
          </table:table-cell>
          <table:table-cell table:style-name="ce37" office:value-type="float" office:value="0.3732" calcext:value-type="float">
            <text:p>0,373</text:p>
          </table:table-cell>
          <table:table-cell table:style-name="ce52" table:formula="of:=IF(OR([.L282]=&quot;-&quot;;[.G282]=&quot;&quot;);&quot;&quot;;[.G282]*[.M282])" office:value-type="currency" office:currency="EUR" office:value="0.3732" calcext:value-type="currency">
            <text:p>0,37 €</text:p>
          </table:table-cell>
          <table:table-cell table:style-name="ce58" table:formula="of:=IF([.G282]&lt;&gt;&quot;&quot;; IF([.H282]&lt;&gt;&quot;-&quot; ; IF([.N282] &gt; [.J282]*[.$O$1];[.J282]*[.$O$1];[.N282]);[.N282]);&quot;&quot;)" office:value-type="currency" office:currency="EUR" office:value="0.13259727" calcext:value-type="currency">
            <text:p>0,133 €</text:p>
          </table:table-cell>
          <table:table-cell table:style-name="ce59"/>
          <table:table-cell table:style-name="ce59" table:formula="of:=IF(OR([.P282]&lt;&gt;&quot;&quot;;[.D282]=&quot;Not installed&quot;);&quot;&quot;;[.G28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83]=&quot;Power board&quot;; [.B283]*2;[.B283])" office:value-type="float" office:value="2" calcext:value-type="float">
            <text:p>2</text:p>
          </table:table-cell>
          <table:table-cell table:style-name="ce34" office:value-type="string" calcext:value-type="string">
            <text:p>1749305</text:p>
          </table:table-cell>
          <table:table-cell table:style-name="ce38" office:value-type="float" office:value="0.0398" calcext:value-type="float">
            <text:p>0,040</text:p>
          </table:table-cell>
          <table:table-cell table:style-name="ce41" table:formula="of:=IF(OR([.H283]=&quot;-&quot;; [.G283]=&quot;&quot;);&quot;&quot;;[.G283]*[.I283])" office:value-type="currency" office:currency="GBP" office:value="0.0796" calcext:value-type="currency">
            <text:p>£0,08</text:p>
          </table:table-cell>
          <table:table-cell table:style-name="ce44"/>
          <table:table-cell table:style-name="ce46" office:value-type="string" calcext:value-type="string">
            <text:p>P4SMAJ18A-DIO</text:p>
          </table:table-cell>
          <table:table-cell table:style-name="ce38" office:value-type="float" office:value="0.105" calcext:value-type="float">
            <text:p>0,105</text:p>
          </table:table-cell>
          <table:table-cell table:style-name="ce53" table:formula="of:=IF(OR([.L283]=&quot;-&quot;;[.G283]=&quot;&quot;);&quot;&quot;;[.G283]*[.M283])" office:value-type="currency" office:currency="EUR" office:value="0.21" calcext:value-type="currency">
            <text:p>0,21 €</text:p>
          </table:table-cell>
          <table:table-cell table:style-name="ce58" table:formula="of:=IF([.G283]&lt;&gt;&quot;&quot;; IF([.H283]&lt;&gt;&quot;-&quot; ; IF([.N283] &gt; [.J283]*[.$O$1];[.J283]*[.$O$1];[.N283]);[.N283]);&quot;&quot;)" office:value-type="currency" office:currency="EUR" office:value="0.095087772" calcext:value-type="currency">
            <text:p>0,095 €</text:p>
          </table:table-cell>
          <table:table-cell table:style-name="ce5"/>
          <table:table-cell table:style-name="ce62" table:formula="of:=IF(OR([.P283]&lt;&gt;&quot;&quot;;[.D283]=&quot;Not installed&quot;);&quot;&quot;;[.G28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25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284]=&quot;Power board&quot;; [.B284]*2;[.B284])" office:value-type="float" office:value="1" calcext:value-type="float">
            <text:p>1</text:p>
          </table:table-cell>
          <table:table-cell table:style-name="ce33" office:value-type="float" office:value="8735697" calcext:value-type="float">
            <text:p>8735697</text:p>
          </table:table-cell>
          <table:table-cell table:style-name="ce37" office:value-type="float" office:value="0.133" calcext:value-type="float">
            <text:p>0,133</text:p>
          </table:table-cell>
          <table:table-cell table:style-name="ce40" table:formula="of:=IF(OR([.H284]=&quot;-&quot;; [.G284]=&quot;&quot;);&quot;&quot;;[.G284]*[.I284])" office:value-type="currency" office:currency="GBP" office:value="0.133" calcext:value-type="currency">
            <text:p>£0,13</text:p>
          </table:table-cell>
          <table:table-cell table:style-name="ce43"/>
          <table:table-cell table:style-name="ce25" office:value-type="string" calcext:value-type="string">
            <text:p>BZT52C4V3-DIO</text:p>
          </table:table-cell>
          <table:table-cell table:style-name="ce37" office:value-type="float" office:value="0.0189" calcext:value-type="float">
            <text:p>0,019</text:p>
          </table:table-cell>
          <table:table-cell table:style-name="ce52" table:formula="of:=IF(OR([.L284]=&quot;-&quot;;[.G284]=&quot;&quot;);&quot;&quot;;[.G284]*[.M284])" office:value-type="currency" office:currency="EUR" office:value="0.0189" calcext:value-type="currency">
            <text:p>0,02 €</text:p>
          </table:table-cell>
          <table:table-cell table:style-name="ce58" table:formula="of:=IF([.G284]&lt;&gt;&quot;&quot;; IF([.H284]&lt;&gt;&quot;-&quot; ; IF([.N284] &gt; [.J284]*[.$O$1];[.J284]*[.$O$1];[.N284]);[.N284]);&quot;&quot;)" office:value-type="currency" office:currency="EUR" office:value="0.0189" calcext:value-type="currency">
            <text:p>0,019 €</text:p>
          </table:table-cell>
          <table:table-cell table:style-name="ce59"/>
          <table:table-cell table:style-name="ce59" table:formula="of:=IF(OR([.P284]&lt;&gt;&quot;&quot;;[.D284]=&quot;Not installed&quot;);&quot;&quot;;[.G28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85]=&quot;Power board&quot;; [.B285]*2;[.B285])" office:value-type="float" office:value="2" calcext:value-type="float">
            <text:p>2</text:p>
          </table:table-cell>
          <table:table-cell table:style-name="ce34" office:value-type="string" calcext:value-type="string">
            <text:p>8735506</text:p>
          </table:table-cell>
          <table:table-cell table:style-name="ce38" office:value-type="float" office:value="0.133" calcext:value-type="float">
            <text:p>0,133</text:p>
          </table:table-cell>
          <table:table-cell table:style-name="ce41" table:formula="of:=IF(OR([.H285]=&quot;-&quot;; [.G285]=&quot;&quot;);&quot;&quot;;[.G285]*[.I285])" office:value-type="currency" office:currency="GBP" office:value="0.266" calcext:value-type="currency">
            <text:p>£0,27</text:p>
          </table:table-cell>
          <table:table-cell table:style-name="ce44"/>
          <table:table-cell table:style-name="ce46" office:value-type="string" calcext:value-type="string">
            <text:p>BZX384-C15.115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3" table:formula="of:=IF(OR([.L285]=&quot;-&quot;;[.G285]=&quot;&quot;);&quot;&quot;;[.G285]*[.M285])" office:value-type="currency" office:currency="EUR" office:value="0.038" calcext:value-type="currency">
            <text:p>0,04 €</text:p>
          </table:table-cell>
          <table:table-cell table:style-name="ce58" table:formula="of:=IF([.G285]&lt;&gt;&quot;&quot;; IF([.H285]&lt;&gt;&quot;-&quot; ; IF([.N285] &gt; [.J285]*[.$O$1];[.J285]*[.$O$1];[.N285]);[.N285]);&quot;&quot;)" office:value-type="currency" office:currency="EUR" office:value="0.038" calcext:value-type="currency">
            <text:p>0,038 €</text:p>
          </table:table-cell>
          <table:table-cell table:style-name="ce5"/>
          <table:table-cell table:style-name="ce62" table:formula="of:=IF(OR([.P285]&lt;&gt;&quot;&quot;;[.D285]=&quot;Not installed&quot;);&quot;&quot;;[.G28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25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86]=&quot;Power board&quot;; [.B286]*2;[.B286])" office:value-type="float" office:value="2" calcext:value-type="float">
            <text:p>2</text:p>
          </table:table-cell>
          <table:table-cell table:style-name="ce33" office:value-type="string" calcext:value-type="string">
            <text:p>1757863</text:p>
          </table:table-cell>
          <table:table-cell table:style-name="ce37" office:value-type="float" office:value="0.194" calcext:value-type="float">
            <text:p>0,194</text:p>
          </table:table-cell>
          <table:table-cell table:style-name="ce40" table:formula="of:=IF(OR([.H286]=&quot;-&quot;; [.G286]=&quot;&quot;);&quot;&quot;;[.G286]*[.I286])" office:value-type="currency" office:currency="GBP" office:value="0.388" calcext:value-type="currency">
            <text:p>£0,39</text:p>
          </table:table-cell>
          <table:table-cell table:style-name="ce43"/>
          <table:table-cell table:style-name="ce25" office:value-type="string" calcext:value-type="string">
            <text:p>PDZ6.2B</text:p>
          </table:table-cell>
          <table:table-cell table:style-name="ce37" office:value-type="float" office:value="0.0187" calcext:value-type="float">
            <text:p>0,019</text:p>
          </table:table-cell>
          <table:table-cell table:style-name="ce52" table:formula="of:=IF(OR([.L286]=&quot;-&quot;;[.G286]=&quot;&quot;);&quot;&quot;;[.G286]*[.M286])" office:value-type="currency" office:currency="EUR" office:value="0.0374" calcext:value-type="currency">
            <text:p>0,04 €</text:p>
          </table:table-cell>
          <table:table-cell table:style-name="ce58" table:formula="of:=IF([.G286]&lt;&gt;&quot;&quot;; IF([.H286]&lt;&gt;&quot;-&quot; ; IF([.N286] &gt; [.J286]*[.$O$1];[.J286]*[.$O$1];[.N286]);[.N286]);&quot;&quot;)" office:value-type="currency" office:currency="EUR" office:value="0.0374" calcext:value-type="currency">
            <text:p>0,037 €</text:p>
          </table:table-cell>
          <table:table-cell table:style-name="ce59"/>
          <table:table-cell table:style-name="ce59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287]=&quot;Power board&quot;; [.B287]*2;[.B287])" office:value-type="float" office:value="2" calcext:value-type="float">
            <text:p>2</text:p>
          </table:table-cell>
          <table:table-cell table:style-name="ce34" office:value-type="string" calcext:value-type="string">
            <text:p>1749310</text:p>
          </table:table-cell>
          <table:table-cell table:style-name="ce38" office:value-type="float" office:value="0.157" calcext:value-type="float">
            <text:p>0,157</text:p>
          </table:table-cell>
          <table:table-cell table:style-name="ce41" table:formula="of:=IF(OR([.H287]=&quot;-&quot;; [.G287]=&quot;&quot;);&quot;&quot;;[.G287]*[.I287])" office:value-type="currency" office:currency="GBP" office:value="0.314" calcext:value-type="currency">
            <text:p>£0,31</text:p>
          </table:table-cell>
          <table:table-cell table:style-name="ce44"/>
          <table:table-cell table:style-name="ce46" office:value-type="string" calcext:value-type="string">
            <text:p>P4SMAJ48A-DIO</text:p>
          </table:table-cell>
          <table:table-cell table:style-name="ce38" office:value-type="float" office:value="0.102" calcext:value-type="float">
            <text:p>0,102</text:p>
          </table:table-cell>
          <table:table-cell table:style-name="ce53" table:formula="of:=IF(OR([.L287]=&quot;-&quot;;[.G287]=&quot;&quot;);&quot;&quot;;[.G287]*[.M287])" office:value-type="currency" office:currency="EUR" office:value="0.204" calcext:value-type="currency">
            <text:p>0,20 €</text:p>
          </table:table-cell>
          <table:table-cell table:style-name="ce58" table:formula="of:=IF([.G287]&lt;&gt;&quot;&quot;; IF([.H287]&lt;&gt;&quot;-&quot; ; IF([.N287] &gt; [.J287]*[.$O$1];[.J287]*[.$O$1];[.N287]);[.N287]);&quot;&quot;)" office:value-type="currency" office:currency="EUR" office:value="0.204" calcext:value-type="currency">
            <text:p>0,204 €</text:p>
          </table:table-cell>
          <table:table-cell table:style-name="ce5"/>
          <table:table-cell table:style-name="ce62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2" table:formula="of:=SUM([.J4:.J287])" office:value-type="currency" office:currency="GBP" office:value="215.346" calcext:value-type="currency">
            <text:p>£215,35</text:p>
          </table:table-cell>
          <table:table-cell table:number-columns-repeated="3"/>
          <table:table-cell table:style-name="ce54" table:formula="of:=SUM([.N4:.N287])" office:value-type="currency" office:currency="EUR" office:value="75.11789" calcext:value-type="currency">
            <text:p>75,12 €</text:p>
          </table:table-cell>
          <table:table-cell table:style-name="ce54" table:formula="of:=SUM([.O4:.O287])" office:value-type="currency" office:currency="EUR" office:value="194.623978618" calcext:value-type="currency">
            <text:p>194,62 €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29"/>
          <table:table-cell table:style-name="ce35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91]=&quot;Power board&quot;; [.B291]*2;[.B291])" office:value-type="float" office:value="1" calcext:value-type="float">
            <text:p>1</text:p>
          </table:table-cell>
          <table:table-cell table:style-name="ce33" office:value-type="float" office:value="1846854" calcext:value-type="float">
            <text:p>1846854</text:p>
          </table:table-cell>
          <table:table-cell table:style-name="ce37" office:value-type="float" office:value="1.39" calcext:value-type="float">
            <text:p>1,390</text:p>
          </table:table-cell>
          <table:table-cell table:style-name="ce40" table:formula="of:=IF(OR([.H291]=&quot;-&quot;; [.G291]=&quot;&quot;);&quot;&quot;;[.G291]*[.I291])" office:value-type="currency" office:currency="GBP" office:value="1.39" calcext:value-type="currency">
            <text:p>£1,39</text:p>
          </table:table-cell>
          <table:table-cell table:style-name="ce43"/>
          <table:table-cell table:style-name="ce25" office:value-type="string" calcext:value-type="string">
            <text:p>CG2-470L</text:p>
          </table:table-cell>
          <table:table-cell table:style-name="ce37" office:value-type="float" office:value="1.45" calcext:value-type="float">
            <text:p>1,450</text:p>
          </table:table-cell>
          <table:table-cell table:style-name="ce52" table:formula="of:=IF(OR([.L291]=&quot;-&quot;;[.G291]=&quot;&quot;);&quot;&quot;;[.G291]*[.M291])" office:value-type="currency" office:currency="EUR" office:value="1.45" calcext:value-type="currency">
            <text:p>1,45 €</text:p>
          </table:table-cell>
          <table:table-cell table:style-name="ce58" table:formula="of:=IF([.G291]&lt;&gt;&quot;&quot;; IF([.H291]&lt;&gt;&quot;-&quot; ; IF([.N291] &gt; [.J291]*[.$O$1];[.J291]*[.$O$1];[.N291]);[.N291]);&quot;&quot;)" office:value-type="currency" office:currency="EUR" office:value="1.45" calcext:value-type="currency">
            <text:p>1,450 €</text:p>
          </table:table-cell>
          <table:table-cell table:style-name="ce59" table:formula="of:=[.G291]" office:value-type="float" office:value="1" calcext:value-type="float">
            <text:p>1</text:p>
          </table:table-cell>
          <table:table-cell table:style-name="ce59" table:formula="of:=IF(OR([.P291]&lt;&gt;&quot;&quot;;[.D291]=&quot;Not installed&quot;);&quot;&quot;;[.G291])">
            <text:p/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292]=&quot;Power board&quot;; [.B292]*2;[.B292])" office:value-type="float" office:value="2" calcext:value-type="float">
            <text:p>2</text:p>
          </table:table-cell>
          <table:table-cell table:style-name="ce34" office:value-type="float" office:value="1004357" calcext:value-type="float">
            <text:p>1004357</text:p>
          </table:table-cell>
          <table:table-cell table:style-name="ce38" office:value-type="float" office:value="0.563" calcext:value-type="float">
            <text:p>0,563</text:p>
          </table:table-cell>
          <table:table-cell table:style-name="ce41" table:formula="of:=IF(OR([.H292]=&quot;-&quot;; [.G292]=&quot;&quot;);&quot;&quot;;[.G292]*[.I292])" office:value-type="currency" office:currency="GBP" office:value="1.126" calcext:value-type="currency">
            <text:p>£1,13</text:p>
          </table:table-cell>
          <table:table-cell table:style-name="ce44"/>
          <table:table-cell table:style-name="ce46" office:value-type="string" calcext:value-type="string">
            <text:p>SIOV-S20K250</text:p>
          </table:table-cell>
          <table:table-cell table:style-name="ce38" office:value-type="float" office:value="0.5168" calcext:value-type="float">
            <text:p>0,517</text:p>
          </table:table-cell>
          <table:table-cell table:style-name="ce53" table:formula="of:=IF(OR([.L292]=&quot;-&quot;;[.G292]=&quot;&quot;);&quot;&quot;;[.G292]*[.M292])" office:value-type="currency" office:currency="EUR" office:value="1.0336" calcext:value-type="currency">
            <text:p>1,03 €</text:p>
          </table:table-cell>
          <table:table-cell table:style-name="ce58" table:formula="of:=IF([.G292]&lt;&gt;&quot;&quot;; IF([.H292]&lt;&gt;&quot;-&quot; ; IF([.N292] &gt; [.J292]*[.$O$1];[.J292]*[.$O$1];[.N292]);[.N292]);&quot;&quot;)" office:value-type="currency" office:currency="EUR" office:value="1.0336" calcext:value-type="currency">
            <text:p>1,034 €</text:p>
          </table:table-cell>
          <table:table-cell table:style-name="ce5" table:formula="of:=[.G292]" office:value-type="float" office:value="2" calcext:value-type="float">
            <text:p>2</text:p>
          </table:table-cell>
          <table:table-cell table:style-name="ce62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93]=&quot;Power board&quot;; [.B293]*2;[.B293])" office:value-type="float" office:value="2" calcext:value-type="float">
            <text:p>2</text:p>
          </table:table-cell>
          <table:table-cell table:style-name="ce33" office:value-type="float" office:value="2341650" calcext:value-type="float">
            <text:p>2341650</text:p>
          </table:table-cell>
          <table:table-cell table:style-name="ce37" office:value-type="float" office:value="0.346" calcext:value-type="float">
            <text:p>0,346</text:p>
          </table:table-cell>
          <table:table-cell table:style-name="ce40" table:formula="of:=IF(OR([.H293]=&quot;-&quot;; [.G293]=&quot;&quot;);&quot;&quot;;[.G293]*[.I293])" office:value-type="currency" office:currency="GBP" office:value="0.692" calcext:value-type="currency">
            <text:p>£0,69</text:p>
          </table:table-cell>
          <table:table-cell table:style-name="ce43"/>
          <table:table-cell table:style-name="ce25" office:value-type="string" calcext:value-type="string">
            <text:p>1.5KE400CA</text:p>
          </table:table-cell>
          <table:table-cell table:style-name="ce37" office:value-type="float" office:value="0.256" calcext:value-type="float">
            <text:p>0,256</text:p>
          </table:table-cell>
          <table:table-cell table:style-name="ce52" table:formula="of:=IF(OR([.L293]=&quot;-&quot;;[.G293]=&quot;&quot;);&quot;&quot;;[.G293]*[.M293])" office:value-type="currency" office:currency="EUR" office:value="0.512" calcext:value-type="currency">
            <text:p>0,51 €</text:p>
          </table:table-cell>
          <table:table-cell table:style-name="ce58" table:formula="of:=IF([.G293]&lt;&gt;&quot;&quot;; IF([.H293]&lt;&gt;&quot;-&quot; ; IF([.N293] &gt; [.J293]*[.$O$1];[.J293]*[.$O$1];[.N293]);[.N293]);&quot;&quot;)" office:value-type="currency" office:currency="EUR" office:value="0.512" calcext:value-type="currency">
            <text:p>0,512 €</text:p>
          </table:table-cell>
          <table:table-cell table:style-name="ce59" table:formula="of:=[.G293]" office:value-type="float" office:value="2" calcext:value-type="float">
            <text:p>2</text:p>
          </table:table-cell>
          <table:table-cell table:style-name="ce59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2" table:formula="of:=SUM([.J291:.J293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4" table:formula="of:=SUM([.N291:.N293])" office:value-type="currency" office:currency="EUR" office:value="2.9956" calcext:value-type="currency">
            <text:p>3,00 €</text:p>
          </table:table-cell>
          <table:table-cell table:style-name="ce54" table:formula="of:=SUM([.O291:.O293])" office:value-type="currency" office:currency="EUR" office:value="2.9956" calcext:value-type="currency">
            <text:p>3,00 €</text:p>
          </table:table-cell>
          <table:table-cell table:style-name="ce60" table:formula="of:=SUM([.P4:.P293])" office:value-type="float" office:value="48" calcext:value-type="float">
            <text:p>48</text:p>
          </table:table-cell>
          <table:table-cell table:style-name="ce60" table:formula="of:=SUM([.Q4:.Q293])" office:value-type="float" office:value="699" calcext:value-type="float">
            <text:p>699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2"/>
          <table:table-cell table:number-columns-repeated="3"/>
          <table:table-cell table:style-name="ce54" table:number-columns-repeated="2"/>
          <table:table-cell table:style-name="ce60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29"/>
          <table:table-cell table:style-name="ce35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5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297]=&quot;Power board&quot;; [.B297]*2;[.B297])" office:value-type="float" office:value="5" calcext:value-type="float">
            <text:p>5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297]=&quot;-&quot;; [.G297]=&quot;&quot;);&quot;&quot;;[.G297]*[.I297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97]=&quot;-&quot;;[.G297]=&quot;&quot;);&quot;&quot;;[.G297]*[.M297])">
            <text:p/>
          </table:table-cell>
          <table:table-cell table:style-name="ce58" table:formula="of:=IF([.B297]&lt;&gt;&quot;&quot;; IF([.H297]&lt;&gt;&quot;-&quot; ; IF([.N297] &gt; [.J297]*[.$O$1];[.J297]*[.$O$1];[.N297]);[.N297]);&quot;&quot;)">
            <text:p/>
          </table:table-cell>
          <table:table-cell table:style-name="ce59"/>
          <table:table-cell table:style-name="ce59" table:formula="of:=IF(OR([.P297]&lt;&gt;&quot;&quot;;[.D297]=&quot;Not installed&quot;);&quot;&quot;;[.G297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298]=&quot;Power board&quot;; [.B298]*2;[.B298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8]=&quot;-&quot;; [.G298]=&quot;&quot;);&quot;&quot;;[.G298]*[.I298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298]=&quot;-&quot;;[.G298]=&quot;&quot;);&quot;&quot;;[.G298]*[.M298])">
            <text:p/>
          </table:table-cell>
          <table:table-cell table:style-name="ce58" table:formula="of:=IF([.B298]&lt;&gt;&quot;&quot;; IF([.H298]&lt;&gt;&quot;-&quot; ; IF([.N298] &gt; [.J298]*[.$O$1];[.J298]*[.$O$1];[.N298]);[.N298]);&quot;&quot;)">
            <text:p/>
          </table:table-cell>
          <table:table-cell table:style-name="ce5"/>
          <table:table-cell table:style-name="ce62" table:formula="of:=IF(OR([.P298]&lt;&gt;&quot;&quot;;[.D298]=&quot;Not installed&quot;);&quot;&quot;;[.G2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299]=&quot;Power board&quot;; [.B299]*2;[.B299])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299]=&quot;-&quot;; [.G299]=&quot;&quot;);&quot;&quot;;[.G299]*[.I299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299]=&quot;-&quot;;[.G299]=&quot;&quot;);&quot;&quot;;[.G299]*[.M299])">
            <text:p/>
          </table:table-cell>
          <table:table-cell table:style-name="ce58" table:formula="of:=IF([.B299]&lt;&gt;&quot;&quot;; IF([.H299]&lt;&gt;&quot;-&quot; ; IF([.N299] &gt; [.J299]*[.$O$1];[.J299]*[.$O$1];[.N299]);[.N299]);&quot;&quot;)">
            <text:p/>
          </table:table-cell>
          <table:table-cell table:style-name="ce59"/>
          <table:table-cell table:style-name="ce59" table:formula="of:=IF(OR([.P299]&lt;&gt;&quot;&quot;;[.D299]=&quot;Not installed&quot;);&quot;&quot;;[.G299])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m2</text:p>
          </table:table-cell>
          <table:table-cell table:style-name="ce22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00]=&quot;Power board&quot;; [.B300]*2;[.B300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0]=&quot;-&quot;; [.G300]=&quot;&quot;);&quot;&quot;;[.G300]*[.I300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00]=&quot;-&quot;;[.G300]=&quot;&quot;);&quot;&quot;;[.G300]*[.M300])">
            <text:p/>
          </table:table-cell>
          <table:table-cell table:style-name="ce58" table:formula="of:=IF([.B300]&lt;&gt;&quot;&quot;; IF([.H300]&lt;&gt;&quot;-&quot; ; IF([.N300] &gt; [.J300]*[.$O$1];[.J300]*[.$O$1];[.N300]);[.N300]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62" table:formula="of:=IF(OR([.P300]&lt;&gt;&quot;&quot;;[.D300]=&quot;Not installed&quot;);&quot;&quot;;[.G300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1" office:value-type="string" calcext:value-type="string">
            <text:p>TO-252</text:p>
          </table:table-cell>
          <table:table-cell table:style-name="ce25" office:value-type="string" calcext:value-type="string">
            <text:p>D1, D2, D3, D4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01]=&quot;Power board&quot;; [.B301]*2;[.B301])" office:value-type="float" office:value="8" calcext:value-type="float">
            <text:p>8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01]=&quot;-&quot;; [.G301]=&quot;&quot;);&quot;&quot;;[.G301]*[.I301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01]=&quot;-&quot;;[.G301]=&quot;&quot;);&quot;&quot;;[.G301]*[.M301])">
            <text:p/>
          </table:table-cell>
          <table:table-cell table:style-name="ce58" table:formula="of:=IF([.B301]&lt;&gt;&quot;&quot;; IF([.H301]&lt;&gt;&quot;-&quot; ; IF([.N301] &gt; [.J301]*[.$O$1];[.J301]*[.$O$1];[.N301]);[.N301]);&quot;&quot;)">
            <text:p/>
          </table:table-cell>
          <table:table-cell table:style-name="ce59"/>
          <table:table-cell table:style-name="ce59" table:formula="of:=IF(OR([.P301]&lt;&gt;&quot;&quot;;[.D301]=&quot;Not installed&quot;);&quot;&quot;;[.G30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302]=&quot;Power board&quot;; [.B302]*2;[.B30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2]=&quot;-&quot;; [.G302]=&quot;&quot;);&quot;&quot;;[.G302]*[.I302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02]=&quot;-&quot;;[.G302]=&quot;&quot;);&quot;&quot;;[.G302]*[.M302])">
            <text:p/>
          </table:table-cell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1" office:value-type="string" calcext:value-type="string">
            <text:p>0805</text:p>
          </table:table-cell>
          <table:table-cell table:style-name="ce25" office:value-type="string" calcext:value-type="string">
            <text:p>GND, SW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03]=&quot;Power board&quot;; [.B303]*2;[.B303])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03]=&quot;-&quot;; [.G303]=&quot;&quot;);&quot;&quot;;[.G303]*[.I303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03]=&quot;-&quot;;[.G303]=&quot;&quot;);&quot;&quot;;[.G303]*[.M303])">
            <text:p/>
          </table:table-cell>
          <table:table-cell table:style-name="ce58" table:formula="of:=IF([.B303]&lt;&gt;&quot;&quot;; IF([.H303]&lt;&gt;&quot;-&quot; ; IF([.N303] &gt; [.J303]*[.$O$1];[.J303]*[.$O$1];[.N303]);[.N303]);&quot;&quot;)">
            <text:p/>
          </table:table-cell>
          <table:table-cell table:style-name="ce59"/>
          <table:table-cell table:style-name="ce59" table:formula="of:=IF(OR([.P303]&lt;&gt;&quot;&quot;;[.D303]=&quot;Not installed&quot;);&quot;&quot;;[.G30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4E002DRLR</text:p>
          </table:table-cell>
          <table:table-cell table:style-name="ce22"/>
          <table:table-cell table:style-name="ce22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304]=&quot;Power board&quot;; [.B304]*2;[.B304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4]=&quot;-&quot;; [.G304]=&quot;&quot;);&quot;&quot;;[.G304]*[.I304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04]=&quot;-&quot;;[.G304]=&quot;&quot;);&quot;&quot;;[.G304]*[.M304])">
            <text:p/>
          </table:table-cell>
          <table:table-cell table:style-name="ce58" table:formula="of:=IF([.B304]&lt;&gt;&quot;&quot;; IF([.H304]&lt;&gt;&quot;-&quot; ; IF([.N304] &gt; [.J304]*[.$O$1];[.J304]*[.$O$1];[.N304]);[.N304]);&quot;&quot;)">
            <text:p/>
          </table:table-cell>
          <table:table-cell table:style-name="ce5"/>
          <table:table-cell table:style-name="ce62" table:formula="of:=IF(OR([.P304]&lt;&gt;&quot;&quot;;[.D304]=&quot;Not installed&quot;);&quot;&quot;;[.G3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1"/>
          <table:table-cell table:style-name="ce25" office:value-type="string" calcext:value-type="string">
            <text:p>IC18</text:p>
          </table:table-cell>
          <table:table-cell table:style-name="ce21" office:value-type="string" calcext:value-type="string">
            <text:p>AUX PS</text:p>
          </table:table-cell>
          <table:table-cell table:style-name="ce30" table:formula="of:=IF([.F305]=&quot;Power board&quot;; [.B305]*2;[.B305])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05]=&quot;-&quot;; [.G305]=&quot;&quot;);&quot;&quot;;[.G305]*[.I305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05]=&quot;-&quot;;[.G305]=&quot;&quot;);&quot;&quot;;[.G305]*[.M305])">
            <text:p/>
          </table:table-cell>
          <table:table-cell table:style-name="ce58" table:formula="of:=IF([.B305]&lt;&gt;&quot;&quot;; IF([.H305]&lt;&gt;&quot;-&quot; ; IF([.N305] &gt; [.J305]*[.$O$1];[.J305]*[.$O$1];[.N305]);[.N305]);&quot;&quot;)">
            <text:p/>
          </table:table-cell>
          <table:table-cell table:style-name="ce59"/>
          <table:table-cell table:style-name="ce59" table:formula="of:=IF(OR([.P305]&lt;&gt;&quot;&quot;;[.D305]=&quot;Not installed&quot;);&quot;&quot;;[.G30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DUM3160BRWZ</text:p>
          </table:table-cell>
          <table:table-cell table:style-name="ce22"/>
          <table:table-cell table:style-name="ce22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306]=&quot;Power board&quot;; [.B306]*2;[.B30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6]=&quot;-&quot;; [.G306]=&quot;&quot;);&quot;&quot;;[.G306]*[.I306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06]=&quot;-&quot;;[.G306]=&quot;&quot;);&quot;&quot;;[.G306]*[.M306])">
            <text:p/>
          </table:table-cell>
          <table:table-cell table:style-name="ce58" table:formula="of:=IF([.B306]&lt;&gt;&quot;&quot;; IF([.H306]&lt;&gt;&quot;-&quot; ; IF([.N306] &gt; [.J306]*[.$O$1];[.J306]*[.$O$1];[.N306]);[.N306]);&quot;&quot;)">
            <text:p/>
          </table:table-cell>
          <table:table-cell table:style-name="ce5"/>
          <table:table-cell table:style-name="ce62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JP3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307]=&quot;Power board&quot;; [.B307]*2;[.B307])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07]=&quot;-&quot;; [.G307]=&quot;&quot;);&quot;&quot;;[.G307]*[.I307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07]=&quot;-&quot;;[.G307]=&quot;&quot;);&quot;&quot;;[.G307]*[.M307])">
            <text:p/>
          </table:table-cell>
          <table:table-cell table:style-name="ce58" table:formula="of:=IF([.B307]&lt;&gt;&quot;&quot;; IF([.H307]&lt;&gt;&quot;-&quot; ; IF([.N307] &gt; [.J307]*[.$O$1];[.J307]*[.$O$1];[.N307]);[.N307]);&quot;&quot;)">
            <text:p/>
          </table:table-cell>
          <table:table-cell table:style-name="ce59"/>
          <table:table-cell table:style-name="ce59" table:formula="of:=IF(OR([.P307]&lt;&gt;&quot;&quot;;[.D307]=&quot;Not installed&quot;);&quot;&quot;;[.G30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08]=&quot;Power board&quot;; [.B308]*2;[.B308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8]=&quot;-&quot;; [.G308]=&quot;&quot;);&quot;&quot;;[.G308]*[.I308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08]=&quot;-&quot;;[.G308]=&quot;&quot;);&quot;&quot;;[.G308]*[.M308])">
            <text:p/>
          </table:table-cell>
          <table:table-cell table:style-name="ce58" table:formula="of:=IF([.B308]&lt;&gt;&quot;&quot;; IF([.H308]&lt;&gt;&quot;-&quot; ; IF([.N308] &gt; [.J308]*[.$O$1];[.J308]*[.$O$1];[.N308]);[.N308]);&quot;&quot;)">
            <text:p/>
          </table:table-cell>
          <table:table-cell table:style-name="ce5"/>
          <table:table-cell table:style-name="ce62" table:formula="of:=IF(OR([.P308]&lt;&gt;&quot;&quot;;[.D308]=&quot;Not installed&quot;);&quot;&quot;;[.G3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8</text:p>
          </table:table-cell>
          <table:table-cell table:style-name="ce25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09]=&quot;Power board&quot;; [.B309]*2;[.B309])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09]=&quot;-&quot;; [.G309]=&quot;&quot;);&quot;&quot;;[.G309]*[.I309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09]=&quot;-&quot;;[.G309]=&quot;&quot;);&quot;&quot;;[.G309]*[.M309])">
            <text:p/>
          </table:table-cell>
          <table:table-cell table:style-name="ce58" table:formula="of:=IF([.B309]&lt;&gt;&quot;&quot;; IF([.H309]&lt;&gt;&quot;-&quot; ; IF([.N309] &gt; [.J309]*[.$O$1];[.J309]*[.$O$1];[.N309]);[.N309]);&quot;&quot;)">
            <text:p/>
          </table:table-cell>
          <table:table-cell table:style-name="ce59"/>
          <table:table-cell table:style-name="ce59" table:formula="of:=IF(OR([.P309]&lt;&gt;&quot;&quot;;[.D309]=&quot;Not installed&quot;);&quot;&quot;;[.G30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2, R133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310]=&quot;Power board&quot;; [.B310]*2;[.B310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0]=&quot;-&quot;; [.G310]=&quot;&quot;);&quot;&quot;;[.G310]*[.I310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10]=&quot;-&quot;;[.G310]=&quot;&quot;);&quot;&quot;;[.G310]*[.M310])">
            <text:p/>
          </table:table-cell>
          <table:table-cell table:style-name="ce58" table:formula="of:=IF([.B310]&lt;&gt;&quot;&quot;; IF([.H310]&lt;&gt;&quot;-&quot; ; IF([.N310] &gt; [.J310]*[.$O$1];[.J310]*[.$O$1];[.N310]);[.N310]);&quot;&quot;)">
            <text:p/>
          </table:table-cell>
          <table:table-cell table:style-name="ce5"/>
          <table:table-cell table:style-name="ce62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RF24L01 module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WIFI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311]=&quot;Power board&quot;; [.B311]*2;[.B311])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11]=&quot;-&quot;; [.G311]=&quot;&quot;);&quot;&quot;;[.G311]*[.I311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11]=&quot;-&quot;;[.G311]=&quot;&quot;);&quot;&quot;;[.G311]*[.M311])">
            <text:p/>
          </table:table-cell>
          <table:table-cell table:style-name="ce58" table:formula="of:=IF([.B311]&lt;&gt;&quot;&quot;; IF([.H311]&lt;&gt;&quot;-&quot; ; IF([.N311] &gt; [.J311]*[.$O$1];[.J311]*[.$O$1];[.N311]);[.N311]);&quot;&quot;)">
            <text:p/>
          </table:table-cell>
          <table:table-cell table:style-name="ce59"/>
          <table:table-cell table:style-name="ce59" table:formula="of:=IF(OR([.P311]&lt;&gt;&quot;&quot;;[.D311]=&quot;Not installed&quot;);&quot;&quot;;[.G3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0</text:p>
          </table:table-cell>
          <table:table-cell table:style-name="ce27" office:value-type="string" calcext:value-type="string">
            <text:p>AUX PS</text:p>
          </table:table-cell>
          <table:table-cell table:style-name="ce31" table:formula="of:=IF([.F312]=&quot;Power board&quot;; [.B312]*2;[.B31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2]=&quot;-&quot;; [.G312]=&quot;&quot;);&quot;&quot;;[.G312]*[.I312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12]=&quot;-&quot;;[.G312]=&quot;&quot;);&quot;&quot;;[.G312]*[.M312])">
            <text:p/>
          </table:table-cell>
          <table:table-cell table:style-name="ce58" table:formula="of:=IF([.B312]&lt;&gt;&quot;&quot;; IF([.H312]&lt;&gt;&quot;-&quot; ; IF([.N312] &gt; [.J312]*[.$O$1];[.J312]*[.$O$1];[.N312]);[.N312]);&quot;&quot;)">
            <text:p/>
          </table:table-cell>
          <table:table-cell table:style-name="ce5"/>
          <table:table-cell table:style-name="ce62" table:formula="of:=IF(OR([.P312]&lt;&gt;&quot;&quot;;[.D312]=&quot;Not installed&quot;);&quot;&quot;;[.G3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1" office:value-type="string" calcext:value-type="string">
            <text:p>THT</text:p>
          </table:table-cell>
          <table:table-cell table:style-name="ce25" office:value-type="string" calcext:value-type="string">
            <text:p>X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13]=&quot;Power board&quot;; [.B313]*2;[.B313])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13]=&quot;-&quot;; [.G313]=&quot;&quot;);&quot;&quot;;[.G313]*[.I313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13]=&quot;-&quot;;[.G313]=&quot;&quot;);&quot;&quot;;[.G313]*[.M313])">
            <text:p/>
          </table:table-cell>
          <table:table-cell table:style-name="ce58" table:formula="of:=IF([.B313]&lt;&gt;&quot;&quot;; IF([.H313]&lt;&gt;&quot;-&quot; ; IF([.N313] &gt; [.J313]*[.$O$1];[.J313]*[.$O$1];[.N313]);[.N313]);&quot;&quot;)">
            <text:p/>
          </table:table-cell>
          <table:table-cell table:style-name="ce59"/>
          <table:table-cell table:style-name="ce59" table:formula="of:=IF(OR([.P313]&lt;&gt;&quot;&quot;;[.D313]=&quot;Not installed&quot;);&quot;&quot;;[.G3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SW-105-02-S-D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0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314]=&quot;Power board&quot;; [.B314]*2;[.B314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4]=&quot;-&quot;; [.G314]=&quot;&quot;);&quot;&quot;;[.G314]*[.I314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14]=&quot;-&quot;;[.G314]=&quot;&quot;);&quot;&quot;;[.G314]*[.M314])">
            <text:p/>
          </table:table-cell>
          <table:table-cell table:style-name="ce58" table:formula="of:=IF([.B314]&lt;&gt;&quot;&quot;; IF([.H314]&lt;&gt;&quot;-&quot; ; IF([.N314] &gt; [.J314]*[.$O$1];[.J314]*[.$O$1];[.N314]);[.N314]);&quot;&quot;)">
            <text:p/>
          </table:table-cell>
          <table:table-cell table:style-name="ce5"/>
          <table:table-cell table:style-name="ce62" table:formula="of:=IF(OR([.P314]&lt;&gt;&quot;&quot;;[.D314]=&quot;Not installed&quot;);&quot;&quot;;[.G3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1"/>
          <table:table-cell table:style-name="ce25" office:value-type="string" calcext:value-type="string">
            <text:p>ZD1, ZD2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15]=&quot;Power board&quot;; [.B315]*2;[.B315])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15]=&quot;-&quot;; [.G315]=&quot;&quot;);&quot;&quot;;[.G315]*[.I315])">
            <text:p/>
          </table:table-cell>
          <table:table-cell table:style-name="ce43"/>
          <table:table-cell table:style-name="ce25" office:value-type="string" calcext:value-type="string">
            <text:p>-</text:p>
          </table:table-cell>
          <table:table-cell table:style-name="ce37"/>
          <table:table-cell table:style-name="ce52" table:formula="of:=IF(OR([.L315]=&quot;-&quot;;[.G315]=&quot;&quot;);&quot;&quot;;[.G315]*[.M315])">
            <text:p/>
          </table:table-cell>
          <table:table-cell table:style-name="ce58" table:formula="of:=IF([.B315]&lt;&gt;&quot;&quot;; IF([.H315]&lt;&gt;&quot;-&quot; ; IF([.N315] &gt; [.J315]*[.$O$1];[.J315]*[.$O$1];[.N315]);[.N315]);&quot;&quot;)">
            <text:p/>
          </table:table-cell>
          <table:table-cell table:style-name="ce59"/>
          <table:table-cell table:style-name="ce59" table:formula="of:=IF(OR([.P315]&lt;&gt;&quot;&quot;;[.D315]=&quot;Not installed&quot;);&quot;&quot;;[.G31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ee Note 3.2</text:p>
          </table:table-cell>
          <table:table-cell table:style-name="ce22"/>
          <table:table-cell table:style-name="ce22" office:value-type="string" calcext:value-type="string">
            <text:p>ZD3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16]=&quot;Power board&quot;; [.B316]*2;[.B316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6]=&quot;-&quot;; [.G316]=&quot;&quot;);&quot;&quot;;[.G316]*[.I316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16]=&quot;-&quot;;[.G316]=&quot;&quot;);&quot;&quot;;[.G316]*[.M316])">
            <text:p/>
          </table:table-cell>
          <table:table-cell table:style-name="ce58" table:formula="of:=IF([.B316]&lt;&gt;&quot;&quot;; IF([.H316]&lt;&gt;&quot;-&quot; ; IF([.N316] &gt; [.J316]*[.$O$1];[.J316]*[.$O$1];[.N316]);[.N316]);&quot;&quot;)">
            <text:p/>
          </table:table-cell>
          <table:table-cell table:style-name="ce5"/>
          <table:table-cell table:style-name="ce62" table:formula="of:=IF(OR([.P316]&lt;&gt;&quot;&quot;;[.D316]=&quot;Not installed&quot;);&quot;&quot;;[.G31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2"/>
          <table:covered-table-cell table:number-columns-repeated="3"/>
          <table:table-cell table:style-name="ce35" table:number-columns-repeated="2"/>
          <table:table-cell table:style-name="ce6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5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19]=&quot;Power board&quot;; [.B319]*2;[.B319])" office:value-type="float" office:value="4" calcext:value-type="float">
            <text:p>4</text:p>
          </table:table-cell>
          <table:table-cell table:style-name="ce33" office:value-type="string" calcext:value-type="string">
            <text:p>1822562</text:p>
          </table:table-cell>
          <table:table-cell table:style-name="ce37" office:value-type="float" office:value="1.651" calcext:value-type="float">
            <text:p>1,651</text:p>
          </table:table-cell>
          <table:table-cell table:style-name="ce40" table:formula="of:=IF([.H319]=&quot;-&quot;;&quot;&quot;;IF([.B319]=&quot;&quot;;[.I319];[.G319]*[.I319]))" office:value-type="currency" office:currency="GBP" office:value="6.604" calcext:value-type="currency">
            <text:p>£6,60</text:p>
          </table:table-cell>
          <table:table-cell table:style-name="ce43"/>
          <table:table-cell table:style-name="ce25" office:value-type="string" calcext:value-type="string">
            <text:p>UVR1H222MHD</text:p>
          </table:table-cell>
          <table:table-cell table:style-name="ce37" office:value-type="float" office:value="1.1" calcext:value-type="float">
            <text:p>1,100</text:p>
          </table:table-cell>
          <table:table-cell table:style-name="ce52" table:formula="of:=IF([.L319]=&quot;-&quot;;&quot;&quot;;IF([.B319]=&quot;&quot;;[.M319];[.G319]*[.M319]))" office:value-type="currency" office:currency="EUR" office:value="4.4" calcext:value-type="currency">
            <text:p>4,40 €</text:p>
          </table:table-cell>
          <table:table-cell table:style-name="ce58" table:formula="of:=IF([.B319]&lt;&gt;&quot;&quot;; IF([.H319]&lt;&gt;&quot;-&quot; ; IF([.N319] &gt; [.J319]*[.$N$1];[.J319]*[.$N$1];[.N319]);[.N319]);&quot;&quot;)" office:value-type="currency" office:currency="EUR" office:value="0" calcext:value-type="currency">
            <text:p>0,000 €</text:p>
          </table:table-cell>
          <table:table-cell table:style-name="ce59" table:number-columns-repeated="2"/>
          <table:table-cell table:number-columns-repeated="1007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20]=&quot;Power board&quot;; [.B320]*2;[.B320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[.H320]=&quot;-&quot;;&quot;&quot;;IF([.B320]=&quot;&quot;;[.I320];[.G320]*[.I320]))">
            <text:p/>
          </table:table-cell>
          <table:table-cell table:style-name="ce44"/>
          <table:table-cell table:style-name="ce46" office:value-type="string" calcext:value-type="string">
            <text:p>UVZ1H222MHD</text:p>
          </table:table-cell>
          <table:table-cell table:style-name="ce38" office:value-type="float" office:value="0.97282" calcext:value-type="float">
            <text:p>0,973</text:p>
          </table:table-cell>
          <table:table-cell table:style-name="ce53" table:formula="of:=IF([.L320]=&quot;-&quot;;&quot;&quot;;IF([.B320]=&quot;&quot;;[.M320];[.G320]*[.M320]))" office:value-type="currency" office:currency="EUR" office:value="0.97282" calcext:value-type="currency">
            <text:p>0,97 €</text:p>
          </table:table-cell>
          <table:table-cell table:style-name="ce58" table:formula="of:=IF([.B320]&lt;&gt;&quot;&quot;; IF([.H320]&lt;&gt;&quot;-&quot; ; IF([.N320] &gt; [.J320]*[.$N$1];[.J320]*[.$N$1];[.N320]);[.N320]);&quot;&quot;)">
            <text:p/>
          </table:table-cell>
          <table:table-cell table:style-name="ce5"/>
          <table:table-cell table:style-name="ce62"/>
          <table:table-cell table:number-columns-repeated="1007"/>
        </table:table-row>
        <table:table-row table:style-name="ro7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5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21]=&quot;Power board&quot;; [.B321]*2;[.B321])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[.H321]=&quot;-&quot;;&quot;&quot;;IF([.B321]=&quot;&quot;;[.I321];[.G321]*[.I321]))">
            <text:p/>
          </table:table-cell>
          <table:table-cell table:style-name="ce43"/>
          <table:table-cell table:style-name="ce25" office:value-type="string" calcext:value-type="string">
            <text:p>UVZ1J222MHD</text:p>
          </table:table-cell>
          <table:table-cell table:style-name="ce37" office:value-type="float" office:value="1.59292" calcext:value-type="float">
            <text:p>1,593</text:p>
          </table:table-cell>
          <table:table-cell table:style-name="ce52" table:formula="of:=IF([.L321]=&quot;-&quot;;&quot;&quot;;IF([.B321]=&quot;&quot;;[.M321];[.G321]*[.M321]))" office:value-type="currency" office:currency="EUR" office:value="1.59292" calcext:value-type="currency">
            <text:p>1,59 €</text:p>
          </table:table-cell>
          <table:table-cell table:style-name="ce58" table:formula="of:=IF([.B321]&lt;&gt;&quot;&quot;; IF([.H321]&lt;&gt;&quot;-&quot; ; IF([.N321] &gt; [.J321]*[.$N$1];[.J321]*[.$N$1];[.N321]);[.N321]);&quot;&quot;)">
            <text:p/>
          </table:table-cell>
          <table:table-cell table:style-name="ce59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22]=&quot;Power board&quot;; [.B322]*2;[.B322])" office:value-type="float" office:value="8" calcext:value-type="float">
            <text:p>8</text:p>
          </table:table-cell>
          <table:table-cell table:style-name="ce34" office:value-type="string" calcext:value-type="string">
            <text:p>2344052</text:p>
          </table:table-cell>
          <table:table-cell table:style-name="ce38" office:value-type="float" office:value="0.549" calcext:value-type="float">
            <text:p>0,549</text:p>
          </table:table-cell>
          <table:table-cell table:style-name="ce41" table:formula="of:=IF([.H322]=&quot;-&quot;;&quot;&quot;;IF([.B322]=&quot;&quot;;[.I322];[.G322]*[.I322]))" office:value-type="currency" office:currency="GBP" office:value="4.392" calcext:value-type="currency">
            <text:p>£4,39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[.L322]=&quot;-&quot;;&quot;&quot;;IF([.B322]=&quot;&quot;;[.M322];[.G322]*[.M322]))">
            <text:p/>
          </table:table-cell>
          <table:table-cell table:style-name="ce58" table:formula="of:=IF([.B322]&lt;&gt;&quot;&quot;; IF([.H322]&lt;&gt;&quot;-&quot; ; IF([.N322] &gt; [.J322]*[.$N$1];[.J322]*[.$N$1];[.N322]);[.N322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5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0" table:formula="of:=IF([.F323]=&quot;Power board&quot;; [.B323]*2;[.B323])" office:value-type="float" office:value="2" calcext:value-type="float">
            <text:p>2</text:p>
          </table:table-cell>
          <table:table-cell table:style-name="ce33" office:value-type="string" calcext:value-type="string">
            <text:p>1100220</text:p>
          </table:table-cell>
          <table:table-cell table:style-name="ce37" office:value-type="float" office:value="0.0133" calcext:value-type="float">
            <text:p>0,013</text:p>
          </table:table-cell>
          <table:table-cell table:style-name="ce40" table:formula="of:=IF([.H323]=&quot;-&quot;;&quot;&quot;;IF([.B323]=&quot;&quot;;[.I323];[.G323]*[.I323]))" office:value-type="currency" office:currency="GBP" office:value="0.0266" calcext:value-type="currency">
            <text:p>£0,03</text:p>
          </table:table-cell>
          <table:table-cell table:style-name="ce43"/>
          <table:table-cell table:style-name="ce25" office:value-type="string" calcext:value-type="string">
            <text:p>RC1206JR-0712K</text:p>
          </table:table-cell>
          <table:table-cell table:style-name="ce37" office:value-type="float" office:value="0.0063" calcext:value-type="float">
            <text:p>0,006</text:p>
          </table:table-cell>
          <table:table-cell table:style-name="ce52" table:formula="of:=IF([.L323]=&quot;-&quot;;&quot;&quot;;IF([.B323]=&quot;&quot;;[.M323];[.G323]*[.M323]))" office:value-type="currency" office:currency="EUR" office:value="0.0126" calcext:value-type="currency">
            <text:p>0,01 €</text:p>
          </table:table-cell>
          <table:table-cell table:style-name="ce58" table:formula="of:=IF([.B323]&lt;&gt;&quot;&quot;; IF([.H323]&lt;&gt;&quot;-&quot; ; IF([.N323] &gt; [.J323]*[.$N$1];[.J323]*[.$N$1];[.N323]);[.N323]);&quot;&quot;)" office:value-type="currency" office:currency="EUR" office:value="0" calcext:value-type="currency">
            <text:p>0,000 €</text:p>
          </table:table-cell>
          <table:table-cell table:style-name="ce59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31" table:formula="of:=IF([.F324]=&quot;Power board&quot;; [.B324]*2;[.B324])" office:value-type="float" office:value="2" calcext:value-type="float">
            <text:p>2</text:p>
          </table:table-cell>
          <table:table-cell table:style-name="ce34" office:value-type="string" calcext:value-type="string">
            <text:p>3089034</text:p>
          </table:table-cell>
          <table:table-cell table:style-name="ce38" office:value-type="float" office:value="0.264" calcext:value-type="float">
            <text:p>0,264</text:p>
          </table:table-cell>
          <table:table-cell table:style-name="ce41" table:formula="of:=IF([.H324]=&quot;-&quot;;&quot;&quot;;IF([.B324]=&quot;&quot;;[.I324];[.G324]*[.I324]))" office:value-type="currency" office:currency="GBP" office:value="0.528" calcext:value-type="currency">
            <text:p>£0,53</text:p>
          </table:table-cell>
          <table:table-cell table:style-name="ce44"/>
          <table:table-cell table:style-name="ce46" office:value-type="string" calcext:value-type="string">
            <text:p>282836-2</text:p>
          </table:table-cell>
          <table:table-cell table:style-name="ce38" office:value-type="float" office:value="0.27" calcext:value-type="float">
            <text:p>0,270</text:p>
          </table:table-cell>
          <table:table-cell table:style-name="ce53" table:formula="of:=IF([.L324]=&quot;-&quot;;&quot;&quot;;IF([.B324]=&quot;&quot;;[.M324];[.G324]*[.M324]))" office:value-type="currency" office:currency="EUR" office:value="0.54" calcext:value-type="currency">
            <text:p>0,54 €</text:p>
          </table:table-cell>
          <table:table-cell table:style-name="ce58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2"/>
          <table:table-cell table:number-columns-repeated="1007"/>
        </table:table-row>
        <table:table-row table:style-name="ro7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0" table:formula="of:=IF([.F325]=&quot;Power board&quot;; [.B325]*2;[.B325])" office:value-type="string" office:string-value="1" calcext:value-type="string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/>
          <table:table-cell table:style-name="ce43"/>
          <table:table-cell table:style-name="ce25" office:value-type="string" calcext:value-type="string">
            <text:p>TST450/014</text:p>
          </table:table-cell>
          <table:table-cell table:style-name="ce37" office:value-type="float" office:value="35.9" calcext:value-type="float">
            <text:p>35,900</text:p>
          </table:table-cell>
          <table:table-cell table:style-name="ce52" table:formula="of:=IF([.L325]=&quot;-&quot;;&quot;&quot;;IF([.B325]=&quot;&quot;;[.M325];[.G325]*[.M325]))" office:value-type="currency" office:currency="EUR" office:value="35.9" calcext:value-type="currency">
            <text:p>35,90 €</text:p>
          </table:table-cell>
          <table:table-cell table:style-name="ce58" table:formula="of:=IF([.B325]&lt;&gt;&quot;&quot;; IF([.H325]&lt;&gt;&quot;-&quot; ; IF([.N325] &gt; [.J325]*[.$N$1];[.J325]*[.$N$1];[.N325]);[.N325]);&quot;&quot;)" office:value-type="currency" office:currency="EUR" office:value="35.9" calcext:value-type="currency">
            <text:p>35,900 €</text:p>
          </table:table-cell>
          <table:table-cell table:style-name="ce59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29"/>
          <table:table-cell table:style-name="ce35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5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328]=&quot;Power board&quot;; [.B328]*2;[.B328])" office:value-type="float" office:value="2" calcext:value-type="float">
            <text:p>2</text:p>
          </table:table-cell>
          <table:table-cell table:style-name="ce33" office:value-type="string" calcext:value-type="string">
            <text:p>1815818</text:p>
          </table:table-cell>
          <table:table-cell table:style-name="ce37" office:value-type="float" office:value="2.12" calcext:value-type="float">
            <text:p>2,120</text:p>
          </table:table-cell>
          <table:table-cell table:style-name="ce40" table:formula="of:=IF(OR([.H328]=&quot;-&quot;; [.G328]=&quot;&quot;);&quot;&quot;;[.G328]*[.I328])" office:value-type="currency" office:currency="GBP" office:value="4.24" calcext:value-type="currency">
            <text:p>£4,24</text:p>
          </table:table-cell>
          <table:table-cell table:style-name="ce43"/>
          <table:table-cell table:style-name="ce25" office:value-type="string" calcext:value-type="string">
            <text:p>BS-244DSM-R</text:p>
          </table:table-cell>
          <table:table-cell table:style-name="ce37" office:value-type="float" office:value="1.12" calcext:value-type="float">
            <text:p>1,120</text:p>
          </table:table-cell>
          <table:table-cell table:style-name="ce52" table:formula="of:=IF(OR([.L328]=&quot;-&quot;;[.G328]=&quot;&quot;);&quot;&quot;;[.G328]*[.M328])" office:value-type="currency" office:currency="EUR" office:value="2.24" calcext:value-type="currency">
            <text:p>2,24 €</text:p>
          </table:table-cell>
          <table:table-cell table:style-name="ce58" table:formula="of:=IF([.G328]&lt;&gt;&quot;&quot;; IF([.H328]&lt;&gt;&quot;-&quot; ; IF([.N328] &gt; [.J328]*[.$O$1];[.J328]*[.$O$1];[.N328]);[.N328]);&quot;&quot;)" office:value-type="currency" office:currency="EUR" office:value="2.24" calcext:value-type="currency">
            <text:p>2,240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28]&lt;&gt;&quot;&quot;;[.D328]=&quot;Not installed&quot;);&quot;&quot;;[.G328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31" table:formula="of:=IF([.F329]=&quot;Power board&quot;; [.B329]*2;[.B329])" office:value-type="float" office:value="1" calcext:value-type="float">
            <text:p>1</text:p>
          </table:table-cell>
          <table:table-cell table:style-name="ce34" office:value-type="string" calcext:value-type="string">
            <text:p>1815820</text:p>
          </table:table-cell>
          <table:table-cell table:style-name="ce38" office:value-type="float" office:value="2.17" calcext:value-type="float">
            <text:p>2,170</text:p>
          </table:table-cell>
          <table:table-cell table:style-name="ce41" table:formula="of:=IF(OR([.H329]=&quot;-&quot;; [.G329]=&quot;&quot;);&quot;&quot;;[.G329]*[.I329])" office:value-type="currency" office:currency="GBP" office:value="2.17" calcext:value-type="currency">
            <text:p>£2,17</text:p>
          </table:table-cell>
          <table:table-cell table:style-name="ce44"/>
          <table:table-cell table:style-name="ce46" office:value-type="string" calcext:value-type="string">
            <text:p>BS-244DSM-G</text:p>
          </table:table-cell>
          <table:table-cell table:style-name="ce38" office:value-type="float" office:value="1.12" calcext:value-type="float">
            <text:p>1,120</text:p>
          </table:table-cell>
          <table:table-cell table:style-name="ce53" table:formula="of:=IF(OR([.L329]=&quot;-&quot;;[.G329]=&quot;&quot;);&quot;&quot;;[.G329]*[.M329])" office:value-type="currency" office:currency="EUR" office:value="1.12" calcext:value-type="currency">
            <text:p>1,12 €</text:p>
          </table:table-cell>
          <table:table-cell table:style-name="ce58" table:formula="of:=IF([.G329]&lt;&gt;&quot;&quot;; IF([.H329]&lt;&gt;&quot;-&quot; ; IF([.N329] &gt; [.J329]*[.$O$1];[.J329]*[.$O$1];[.N329]);[.N329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29]&lt;&gt;&quot;&quot;;[.D329]=&quot;Not installed&quot;);&quot;&quot;;[.G32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5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0" table:formula="of:=IF([.F330]=&quot;Power board&quot;; [.B330]*2;[.B330])" office:value-type="float" office:value="2" calcext:value-type="float">
            <text:p>2</text:p>
          </table:table-cell>
          <table:table-cell table:style-name="ce33" office:value-type="string" calcext:value-type="string">
            <text:p>1815819</text:p>
          </table:table-cell>
          <table:table-cell table:style-name="ce37" office:value-type="float" office:value="2.11" calcext:value-type="float">
            <text:p>2,110</text:p>
          </table:table-cell>
          <table:table-cell table:style-name="ce40" table:formula="of:=IF(OR([.H330]=&quot;-&quot;; [.G330]=&quot;&quot;);&quot;&quot;;[.G330]*[.I330])" office:value-type="currency" office:currency="GBP" office:value="4.22" calcext:value-type="currency">
            <text:p>£4,22</text:p>
          </table:table-cell>
          <table:table-cell table:style-name="ce43"/>
          <table:table-cell table:style-name="ce25" office:value-type="string" calcext:value-type="string">
            <text:p>BS-244DSM-B</text:p>
          </table:table-cell>
          <table:table-cell table:style-name="ce37" office:value-type="float" office:value="1.14" calcext:value-type="float">
            <text:p>1,140</text:p>
          </table:table-cell>
          <table:table-cell table:style-name="ce52" table:formula="of:=IF(OR([.L330]=&quot;-&quot;;[.G330]=&quot;&quot;);&quot;&quot;;[.G330]*[.M330])" office:value-type="currency" office:currency="EUR" office:value="2.28" calcext:value-type="currency">
            <text:p>2,28 €</text:p>
          </table:table-cell>
          <table:table-cell table:style-name="ce58" table:formula="of:=IF([.G330]&lt;&gt;&quot;&quot;; IF([.H330]&lt;&gt;&quot;-&quot; ; IF([.N330] &gt; [.J330]*[.$O$1];[.J330]*[.$O$1];[.N330]);[.N330]);&quot;&quot;)" office:value-type="currency" office:currency="EUR" office:value="2.28" calcext:value-type="currency">
            <text:p>2,280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7" office:value-type="string" calcext:value-type="string">
            <text:p>Power board</text:p>
          </table:table-cell>
          <table:table-cell table:style-name="ce31" table:formula="of:=IF([.F331]=&quot;Power board&quot;; [.B331]*2;[.B331])" office:value-type="float" office:value="2" calcext:value-type="float">
            <text:p>2</text:p>
          </table:table-cell>
          <table:table-cell table:style-name="ce34" office:value-type="string" calcext:value-type="string">
            <text:p>9963480</text:p>
          </table:table-cell>
          <table:table-cell table:style-name="ce38" office:value-type="float" office:value="0.1716" calcext:value-type="float">
            <text:p>0,172</text:p>
          </table:table-cell>
          <table:table-cell table:style-name="ce41" table:formula="of:=IF(OR([.H331]=&quot;-&quot;; [.G331]=&quot;&quot;);&quot;&quot;;[.G331]*[.I331])" office:value-type="currency" office:currency="GBP" office:value="0.3432" calcext:value-type="currency">
            <text:p>£0,34</text:p>
          </table:table-cell>
          <table:table-cell table:style-name="ce44"/>
          <table:table-cell table:style-name="ce46" office:value-type="string" calcext:value-type="string">
            <text:p>MX-5557-03R2</text:p>
          </table:table-cell>
          <table:table-cell table:style-name="ce38" office:value-type="float" office:value="0.132" calcext:value-type="float">
            <text:p>0,132</text:p>
          </table:table-cell>
          <table:table-cell table:style-name="ce53" table:formula="of:=IF(OR([.L331]=&quot;-&quot;;[.G331]=&quot;&quot;);&quot;&quot;;[.G331]*[.M331])" office:value-type="currency" office:currency="EUR" office:value="0.264" calcext:value-type="currency">
            <text:p>0,26 €</text:p>
          </table:table-cell>
          <table:table-cell table:style-name="ce58" table:formula="of:=IF([.G331]&lt;&gt;&quot;&quot;; IF([.H331]&lt;&gt;&quot;-&quot; ; IF([.N331] &gt; [.J331]*[.$O$1];[.J331]*[.$O$1];[.N331]);[.N331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5"/>
          <table:table-cell table:style-name="ce21" office:value-type="string" calcext:value-type="string">
            <text:p>AUX PS</text:p>
          </table:table-cell>
          <table:table-cell table:style-name="ce30" table:formula="of:=IF([.F332]=&quot;Power board&quot;; [.B332]*2;[.B332])" office:value-type="string" office:string-value="1" calcext:value-type="string">
            <text:p>1</text:p>
          </table:table-cell>
          <table:table-cell table:style-name="ce33" office:value-type="string" calcext:value-type="string">
            <text:p>9963502</text:p>
          </table:table-cell>
          <table:table-cell table:style-name="ce37" office:value-type="float" office:value="0.0874" calcext:value-type="float">
            <text:p>0,087</text:p>
          </table:table-cell>
          <table:table-cell table:style-name="ce40" table:formula="of:=IF(OR([.H332]=&quot;-&quot;; [.G332]=&quot;&quot;);&quot;&quot;;[.G332]*[.I332])" office:value-type="currency" office:currency="GBP" office:value="0.0874" calcext:value-type="currency">
            <text:p>£0,09</text:p>
          </table:table-cell>
          <table:table-cell table:style-name="ce43"/>
          <table:table-cell table:style-name="ce25" office:value-type="string" calcext:value-type="string">
            <text:p>MX-5557-05R2</text:p>
          </table:table-cell>
          <table:table-cell table:style-name="ce37" office:value-type="float" office:value="0.24" calcext:value-type="float">
            <text:p>0,240</text:p>
          </table:table-cell>
          <table:table-cell table:style-name="ce52" table:formula="of:=IF(OR([.L332]=&quot;-&quot;;[.G332]=&quot;&quot;);&quot;&quot;;[.G332]*[.M332])" office:value-type="currency" office:currency="EUR" office:value="0.24" calcext:value-type="currency">
            <text:p>0,24 €</text:p>
          </table:table-cell>
          <table:table-cell table:style-name="ce58" table:formula="of:=IF([.G332]&lt;&gt;&quot;&quot;; IF([.H332]&lt;&gt;&quot;-&quot; ; IF([.N332] &gt; [.J332]*[.$O$1];[.J332]*[.$O$1];[.N332]);[.N332]);&quot;&quot;)" office:value-type="currency" office:currency="EUR" office:value="0.104405418" calcext:value-type="currency">
            <text:p>0,104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7" office:value-type="string" calcext:value-type="string">
            <text:p>AUX PS</text:p>
          </table:table-cell>
          <table:table-cell table:style-name="ce31" table:formula="of:=IF([.F333]=&quot;Power board&quot;; [.B333]*2;[.B333])" office:value-type="float" office:value="1" calcext:value-type="float">
            <text:p>1</text:p>
          </table:table-cell>
          <table:table-cell table:style-name="ce34" office:value-type="string" calcext:value-type="string">
            <text:p>143127</text:p>
          </table:table-cell>
          <table:table-cell table:style-name="ce38" office:value-type="float" office:value="0.145" calcext:value-type="float">
            <text:p>0,145</text:p>
          </table:table-cell>
          <table:table-cell table:style-name="ce41" table:formula="of:=IF(OR([.H333]=&quot;-&quot;; [.G333]=&quot;&quot;);&quot;&quot;;[.G333]*[.I333])" office:value-type="currency" office:currency="GBP" office:value="0.145" calcext:value-type="currency">
            <text:p>£0,15</text:p>
          </table:table-cell>
          <table:table-cell table:style-name="ce44"/>
          <table:table-cell table:style-name="ce46" office:value-type="string" calcext:value-type="string">
            <text:p>MX-6471-031</text:p>
          </table:table-cell>
          <table:table-cell table:style-name="ce38" office:value-type="float" office:value="0.0504" calcext:value-type="float">
            <text:p>0,050</text:p>
          </table:table-cell>
          <table:table-cell table:style-name="ce53" table:formula="of:=IF(OR([.L333]=&quot;-&quot;;[.G333]=&quot;&quot;);&quot;&quot;;[.G333]*[.M333])" office:value-type="currency" office:currency="EUR" office:value="0.0504" calcext:value-type="currency">
            <text:p>0,05 €</text:p>
          </table:table-cell>
          <table:table-cell table:style-name="ce58" table:formula="of:=IF([.G333]&lt;&gt;&quot;&quot;; IF([.H333]&lt;&gt;&quot;-&quot; ; IF([.N333] &gt; [.J333]*[.$O$1];[.J333]*[.$O$1];[.N333]);[.N333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5"/>
          <table:table-cell table:style-name="ce21" office:value-type="string" calcext:value-type="string">
            <text:p>Power board</text:p>
          </table:table-cell>
          <table:table-cell table:style-name="ce30" table:formula="of:=IF([.F334]=&quot;Power board&quot;; [.B334]*2;[.B334])" office:value-type="float" office:value="6" calcext:value-type="float">
            <text:p>6</text:p>
          </table:table-cell>
          <table:table-cell table:style-name="ce33" office:value-type="string" calcext:value-type="string">
            <text:p>9732675</text:p>
          </table:table-cell>
          <table:table-cell table:style-name="ce37" table:formula="of:=11/100" office:value-type="float" office:value="0.11" calcext:value-type="float">
            <text:p>0,110</text:p>
          </table:table-cell>
          <table:table-cell table:style-name="ce40" table:formula="of:=IF(OR([.H334]=&quot;-&quot;; [.G334]=&quot;&quot;);&quot;&quot;;[.G334]*[.I334])" office:value-type="currency" office:currency="GBP" office:value="0.66" calcext:value-type="currency">
            <text:p>£0,66</text:p>
          </table:table-cell>
          <table:table-cell table:style-name="ce43"/>
          <table:table-cell table:style-name="ce25" office:value-type="string" calcext:value-type="string">
            <text:p>MX-5556-T3L</text:p>
          </table:table-cell>
          <table:table-cell table:style-name="ce37" office:value-type="float" office:value="0.0742" calcext:value-type="float">
            <text:p>0,074</text:p>
          </table:table-cell>
          <table:table-cell table:style-name="ce52" table:formula="of:=IF(OR([.L334]=&quot;-&quot;;[.G334]=&quot;&quot;);&quot;&quot;;[.G334]*[.M334])" office:value-type="currency" office:currency="EUR" office:value="0.4452" calcext:value-type="currency">
            <text:p>0,45 €</text:p>
          </table:table-cell>
          <table:table-cell table:style-name="ce58" table:formula="of:=IF([.G334]&lt;&gt;&quot;&quot;; IF([.H334]&lt;&gt;&quot;-&quot; ; IF([.N334] &gt; [.J334]*[.$O$1];[.J334]*[.$O$1];[.N334]);[.N334]);&quot;&quot;)" office:value-type="currency" office:currency="EUR" office:value="0.4452" calcext:value-type="currency">
            <text:p>0,445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34]&lt;&gt;&quot;&quot;;[.D334]=&quot;Not installed&quot;);&quot;&quot;;[.G334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7" office:value-type="string" calcext:value-type="string">
            <text:p>AUX PS</text:p>
          </table:table-cell>
          <table:table-cell table:style-name="ce31" table:formula="of:=IF([.F335]=&quot;Power board&quot;; [.B335]*2;[.B335])" office:value-type="string" office:string-value="5" calcext:value-type="string">
            <text:p>5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35]=&quot;-&quot;; [.G335]=&quot;&quot;);&quot;&quot;;[.G335]*[.I335])" office:value-type="currency" office:currency="GBP" office:value="0.55" calcext:value-type="currency">
            <text:p>£0,55</text:p>
          </table:table-cell>
          <table:table-cell table:style-name="ce44"/>
          <table:table-cell table:style-name="ce46" office:value-type="string" calcext:value-type="string">
            <text:p>MX-5556-T3L</text:p>
          </table:table-cell>
          <table:table-cell table:style-name="ce38" office:value-type="float" office:value="0.0742" calcext:value-type="float">
            <text:p>0,074</text:p>
          </table:table-cell>
          <table:table-cell table:style-name="ce53" table:formula="of:=IF(OR([.L335]=&quot;-&quot;;[.G335]=&quot;&quot;);&quot;&quot;;[.G335]*[.M335])" office:value-type="currency" office:currency="EUR" office:value="0.371" calcext:value-type="currency">
            <text:p>0,37 €</text:p>
          </table:table-cell>
          <table:table-cell table:style-name="ce58" table:formula="of:=IF([.G335]&lt;&gt;&quot;&quot;; IF([.H335]&lt;&gt;&quot;-&quot; ; IF([.N335] &gt; [.J335]*[.$O$1];[.J335]*[.$O$1];[.N335]);[.N335]);&quot;&quot;)" office:value-type="currency" office:currency="EUR" office:value="0.371" calcext:value-type="currency">
            <text:p>0,371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35]&lt;&gt;&quot;&quot;;[.D335]=&quot;Not installed&quot;);&quot;&quot;;[.G335])">
            <text:p/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2"/>
          <table:table-cell table:style-name="ce21"/>
          <table:table-cell table:style-name="ce25"/>
          <table:table-cell table:style-name="ce21"/>
          <table:table-cell table:style-name="ce30" table:formula="of:=[.G334]+[.G335]" office:value-type="float" office:value="11" calcext:value-type="float">
            <text:p>11</text:p>
          </table:table-cell>
          <table:table-cell table:style-name="ce33" office:value-type="string" calcext:value-type="string">
            <text:p>9732675</text:p>
          </table:table-cell>
          <table:table-cell table:style-name="ce37" table:formula="of:=11/100" office:value-type="float" office:value="0.11" calcext:value-type="float">
            <text:p>0,110</text:p>
          </table:table-cell>
          <table:table-cell table:style-name="ce40" table:formula="of:=IF(OR([.H336]=&quot;-&quot;; [.G336]=&quot;&quot;);&quot;&quot;;[.G336]*[.I336])" office:value-type="currency" office:currency="GBP" office:value="1.21" calcext:value-type="currency">
            <text:p>£1,21</text:p>
          </table:table-cell>
          <table:table-cell table:style-name="ce43"/>
          <table:table-cell table:style-name="ce25" office:value-type="string" calcext:value-type="string">
            <text:p>MX-5556-T3L</text:p>
          </table:table-cell>
          <table:table-cell table:style-name="ce37" office:value-type="float" office:value="0.0742" calcext:value-type="float">
            <text:p>0,074</text:p>
          </table:table-cell>
          <table:table-cell table:style-name="ce52" table:formula="of:=IF(OR([.L336]=&quot;-&quot;;[.G336]=&quot;&quot;);&quot;&quot;;[.G336]*[.M336])" office:value-type="currency" office:currency="EUR" office:value="0.8162" calcext:value-type="currency">
            <text:p>0,82 €</text:p>
          </table:table-cell>
          <table:table-cell table:style-name="ce58" table:formula="of:=IF([.G336]&lt;&gt;&quot;&quot;; IF([.H336]&lt;&gt;&quot;-&quot; ; IF([.N336] &gt; [.J336]*[.$O$1];[.J336]*[.$O$1];[.N336]);[.N336]);&quot;&quot;)" office:value-type="currency" office:currency="EUR" office:value="0.8162" calcext:value-type="currency">
            <text:p>0,816 €</text:p>
          </table:table-cell>
          <table:table-cell table:style-name="ce59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7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46"/>
          <table:table-cell table:style-name="ce38"/>
          <table:table-cell table:style-name="ce53"/>
          <table:table-cell table:style-name="ce58"/>
          <table:table-cell table:style-name="ce5"/>
          <table:table-cell table:style-name="ce62"/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5"/>
          <table:table-cell table:style-name="ce21" office:value-type="string" calcext:value-type="string">
            <text:p>AUX PS</text:p>
          </table:table-cell>
          <table:table-cell table:style-name="ce30" table:formula="of:=IF([.F338]=&quot;Power board&quot;; [.B338]*2;[.B338])" office:value-type="float" office:value="3" calcext:value-type="float">
            <text:p>3</text:p>
          </table:table-cell>
          <table:table-cell table:style-name="ce33" office:value-type="float" office:value="2063734" calcext:value-type="float">
            <text:p>2063734</text:p>
          </table:table-cell>
          <table:table-cell table:style-name="ce37" office:value-type="float" office:value="0.023" calcext:value-type="float">
            <text:p>0,023</text:p>
          </table:table-cell>
          <table:table-cell table:style-name="ce40" table:formula="of:=IF(OR([.H338]=&quot;-&quot;; [.G338]=&quot;&quot;);&quot;&quot;;[.G338]*[.I338])" office:value-type="currency" office:currency="GBP" office:value="0.069" calcext:value-type="currency">
            <text:p>£0,07</text:p>
          </table:table-cell>
          <table:table-cell table:style-name="ce43"/>
          <table:table-cell table:style-name="ce25" office:value-type="string" calcext:value-type="string">
            <text:p>MX-0850-0114</text:p>
          </table:table-cell>
          <table:table-cell table:style-name="ce37" office:value-type="float" office:value="0.0472" calcext:value-type="float">
            <text:p>0,047</text:p>
          </table:table-cell>
          <table:table-cell table:style-name="ce52" table:formula="of:=IF(OR([.L338]=&quot;-&quot;;[.G338]=&quot;&quot;);&quot;&quot;;[.G338]*[.M338])" office:value-type="currency" office:currency="EUR" office:value="0.1416" calcext:value-type="currency">
            <text:p>0,14 €</text:p>
          </table:table-cell>
          <table:table-cell table:style-name="ce58" table:formula="of:=IF([.G338]&lt;&gt;&quot;&quot;; IF([.H338]&lt;&gt;&quot;-&quot; ; IF([.N338] &gt; [.J338]*[.$O$1];[.J338]*[.$O$1];[.N338]);[.N338]);&quot;&quot;)" office:value-type="currency" office:currency="EUR" office:value="0.08242533" calcext:value-type="currency">
            <text:p>0,082 €</text:p>
          </table:table-cell>
          <table:table-cell table:style-name="ce59" office:value-type="string" calcext:value-type="string">
            <text:p>-</text:p>
          </table:table-cell>
          <table:table-cell table:style-name="ce59"/>
          <table:table-cell table:number-columns-repeated="1007"/>
        </table:table-row>
        <table:table-row table:style-name="ro7">
          <table:table-cell/>
          <table:table-cell table:style-name="ce5" office:value-type="string" calcext:value-type="string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7" office:value-type="string" calcext:value-type="string">
            <text:p>Power board</text:p>
          </table:table-cell>
          <table:table-cell table:style-name="ce31" table:formula="of:=IF([.F339]=&quot;Power board&quot;; [.B339]*2;[.B339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39]=&quot;-&quot;; [.G339]=&quot;&quot;);&quot;&quot;;[.G339]*[.I339])">
            <text:p/>
          </table:table-cell>
          <table:table-cell table:style-name="ce44"/>
          <table:table-cell table:style-name="ce46" office:value-type="string" calcext:value-type="string">
            <text:p>LRS-150-48</text:p>
          </table:table-cell>
          <table:table-cell table:style-name="ce38" office:value-type="float" office:value="18.01" calcext:value-type="float">
            <text:p>18,010</text:p>
          </table:table-cell>
          <table:table-cell table:style-name="ce53" table:formula="of:=IF(OR([.L339]=&quot;-&quot;;[.G339]=&quot;&quot;);&quot;&quot;;[.G339]*[.M339])" office:value-type="currency" office:currency="EUR" office:value="36.02" calcext:value-type="currency">
            <text:p>36,02 €</text:p>
          </table:table-cell>
          <table:table-cell table:style-name="ce58" table:formula="of:=IF([.G339]&lt;&gt;&quot;&quot;; IF([.H339]&lt;&gt;&quot;-&quot; ; IF([.N339] &gt; [.J339]*[.$O$1];[.J339]*[.$O$1];[.N339]);[.N339]);&quot;&quot;)" office:value-type="currency" office:currency="EUR" office:value="36.02" calcext:value-type="currency">
            <text:p>36,020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39]&lt;&gt;&quot;&quot;;[.D339]=&quot;Not installed&quot;);&quot;&quot;;[.G339])">
            <text:p/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5"/>
          <table:table-cell table:style-name="ce21" office:value-type="string" calcext:value-type="string">
            <text:p>Power board</text:p>
          </table:table-cell>
          <table:table-cell table:style-name="ce30" table:formula="of:=IF([.F340]=&quot;Power board&quot;; [.B340]*2;[.B340])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40]=&quot;-&quot;; [.G340]=&quot;&quot;);&quot;&quot;;[.G340]*[.I340])">
            <text:p/>
          </table:table-cell>
          <table:table-cell table:style-name="ce43"/>
          <table:table-cell table:style-name="ce25" office:value-type="string" calcext:value-type="string">
            <text:p>TFF-M3X40/DR124</text:p>
          </table:table-cell>
          <table:table-cell table:style-name="ce37" office:value-type="float" office:value="0.1558" calcext:value-type="float">
            <text:p>0,156</text:p>
          </table:table-cell>
          <table:table-cell table:style-name="ce52" table:formula="of:=IF(OR([.L340]=&quot;-&quot;;[.G340]=&quot;&quot;);&quot;&quot;;[.G340]*[.M340])" office:value-type="currency" office:currency="EUR" office:value="0.3116" calcext:value-type="currency">
            <text:p>0,31 €</text:p>
          </table:table-cell>
          <table:table-cell table:style-name="ce58" table:formula="of:=IF([.G340]&lt;&gt;&quot;&quot;; IF([.H340]&lt;&gt;&quot;-&quot; ; IF([.N340] &gt; [.J340]*[.$O$1];[.J340]*[.$O$1];[.N340]);[.N340]);&quot;&quot;)" office:value-type="currency" office:currency="EUR" office:value="0.3116" calcext:value-type="currency">
            <text:p>0,312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40]&lt;&gt;&quot;&quot;;[.D340]=&quot;Not installed&quot;);&quot;&quot;;[.G340])">
            <text:p/>
          </table:table-cell>
          <table:table-cell table:number-columns-repeated="1007"/>
        </table:table-row>
        <table:table-row table:style-name="ro7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2" office:value-type="string" calcext:value-type="string">
            <text:p>(Heatsink included with Varisom enclosure)</text:p>
          </table:table-cell>
          <table:table-cell table:style-name="ce22"/>
          <table:table-cell table:style-name="ce27" office:value-type="string" calcext:value-type="string">
            <text:p>Power board</text:p>
          </table:table-cell>
          <table:table-cell table:style-name="ce31" table:formula="of:=IF([.F341]=&quot;Power board&quot;; [.B341]*2;[.B341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1]=&quot;-&quot;; [.G341]=&quot;&quot;);&quot;&quot;;[.G341]*[.I341])">
            <text:p/>
          </table:table-cell>
          <table:table-cell table:style-name="ce44"/>
          <table:table-cell table:style-name="ce46" office:value-type="string" calcext:value-type="string">
            <text:p>RAD-A4463/120</text:p>
          </table:table-cell>
          <table:table-cell table:style-name="ce38" office:value-type="float" office:value="1.34" calcext:value-type="float">
            <text:p>1,340</text:p>
          </table:table-cell>
          <table:table-cell table:style-name="ce53" table:formula="of:=IF(OR([.L341]=&quot;-&quot;;[.G341]=&quot;&quot;);&quot;&quot;;[.G341]*[.M341])" office:value-type="currency" office:currency="EUR" office:value="0" calcext:value-type="currency">
            <text:p>0,00 €</text:p>
          </table:table-cell>
          <table:table-cell table:style-name="ce58" table:formula="of:=IF([.G341]&lt;&gt;&quot;&quot;; IF([.H341]&lt;&gt;&quot;-&quot; ; IF([.N341] &gt; [.J341]*[.$O$1];[.J341]*[.$O$1];[.N341]);[.N341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7">
          <table:table-cell/>
          <table:table-cell office:value-type="string" calcext:value-type="string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5"/>
          <table:table-cell table:style-name="ce21" office:value-type="string" calcext:value-type="string">
            <text:p>Power board</text:p>
          </table:table-cell>
          <table:table-cell table:style-name="ce30" table:formula="of:=IF([.F342]=&quot;Power board&quot;; [.B342]*2;[.B342])" office:value-type="float" office:value="8" calcext:value-type="float">
            <text:p>8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42]=&quot;-&quot;; [.G342]=&quot;&quot;);&quot;&quot;;[.G342]*[.I342])">
            <text:p/>
          </table:table-cell>
          <table:table-cell table:style-name="ce43"/>
          <table:table-cell table:style-name="ce25" office:value-type="string" calcext:value-type="string">
            <text:p>TFM-M3X6/DR213</text:p>
          </table:table-cell>
          <table:table-cell table:style-name="ce37" office:value-type="float" office:value="0.0891" calcext:value-type="float">
            <text:p>0,089</text:p>
          </table:table-cell>
          <table:table-cell table:style-name="ce52" table:formula="of:=IF(OR([.L342]=&quot;-&quot;;[.G342]=&quot;&quot;);&quot;&quot;;[.G342]*[.M342])" office:value-type="currency" office:currency="EUR" office:value="0.7128" calcext:value-type="currency">
            <text:p>0,71 €</text:p>
          </table:table-cell>
          <table:table-cell table:style-name="ce58" table:formula="of:=IF([.G342]&lt;&gt;&quot;&quot;; IF([.H342]&lt;&gt;&quot;-&quot; ; IF([.N342] &gt; [.J342]*[.$O$1];[.J342]*[.$O$1];[.N342]);[.N342]);&quot;&quot;)" office:value-type="currency" office:currency="EUR" office:value="0.7128" calcext:value-type="currency">
            <text:p>0,713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7" office:value-type="string" calcext:value-type="string">
            <text:p>Enclosure</text:p>
          </table:table-cell>
          <table:table-cell table:style-name="ce31" table:formula="of:=IF([.F343]=&quot;Power board&quot;; [.B343]*2;[.B343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3]=&quot;-&quot;; [.G343]=&quot;&quot;);&quot;&quot;;[.G343]*[.I343])">
            <text:p/>
          </table:table-cell>
          <table:table-cell table:style-name="ce44"/>
          <table:table-cell table:style-name="ce46" office:value-type="string" calcext:value-type="string">
            <text:p>MB60251V1-G99</text:p>
          </table:table-cell>
          <table:table-cell table:style-name="ce38" office:value-type="float" office:value="4.11" calcext:value-type="float">
            <text:p>4,110</text:p>
          </table:table-cell>
          <table:table-cell table:style-name="ce53" table:formula="of:=IF(OR([.L343]=&quot;-&quot;;[.G343]=&quot;&quot;);&quot;&quot;;[.G343]*[.M343])" office:value-type="currency" office:currency="EUR" office:value="4.11" calcext:value-type="currency">
            <text:p>4,11 €</text:p>
          </table:table-cell>
          <table:table-cell table:style-name="ce58" table:formula="of:=IF([.G343]&lt;&gt;&quot;&quot;; IF([.H343]&lt;&gt;&quot;-&quot; ; IF([.N343] &gt; [.J343]*[.$O$1];[.J343]*[.$O$1];[.N343]);[.N343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43]&lt;&gt;&quot;&quot;;[.D343]=&quot;Not installed&quot;);&quot;&quot;;[.G343])">
            <text:p/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5"/>
          <table:table-cell table:style-name="ce21" office:value-type="string" calcext:value-type="string">
            <text:p>AUX PS</text:p>
          </table:table-cell>
          <table:table-cell table:style-name="ce30" table:formula="of:=IF([.F344]=&quot;Power board&quot;; [.B344]*2;[.B344])" office:value-type="float" office:value="4" calcext:value-type="float">
            <text:p>4</text:p>
          </table:table-cell>
          <table:table-cell table:style-name="ce33" office:value-type="float" office:value="1466812" calcext:value-type="float">
            <text:p>1466812</text:p>
          </table:table-cell>
          <table:table-cell table:style-name="ce37" table:formula="of:=0.326" office:value-type="float" office:value="0.326" calcext:value-type="float">
            <text:p>0,326</text:p>
          </table:table-cell>
          <table:table-cell table:style-name="ce40" table:formula="of:=IF(OR([.H344]=&quot;-&quot;; [.G344]=&quot;&quot;);&quot;&quot;;[.G344]*[.I344])" office:value-type="currency" office:currency="GBP" office:value="1.304" calcext:value-type="currency">
            <text:p>£1,30</text:p>
          </table:table-cell>
          <table:table-cell table:style-name="ce43"/>
          <table:table-cell table:style-name="ce25" office:value-type="string" calcext:value-type="string">
            <text:p>B3X14/BN3320</text:p>
          </table:table-cell>
          <table:table-cell table:style-name="ce37" office:value-type="float" office:value="0.3094" calcext:value-type="float">
            <text:p>0,309</text:p>
          </table:table-cell>
          <table:table-cell table:style-name="ce52" table:formula="of:=IF(OR([.L344]=&quot;-&quot;;[.G344]=&quot;&quot;);&quot;&quot;;[.G344]*[.M344])" office:value-type="currency" office:currency="EUR" office:value="1.2376" calcext:value-type="currency">
            <text:p>1,24 €</text:p>
          </table:table-cell>
          <table:table-cell table:style-name="ce58" table:formula="of:=IF([.G344]&lt;&gt;&quot;&quot;; IF([.H344]&lt;&gt;&quot;-&quot; ; IF([.N344] &gt; [.J344]*[.$O$1];[.J344]*[.$O$1];[.N344]);[.N344]);&quot;&quot;)" office:value-type="currency" office:currency="EUR" office:value="1.2376" calcext:value-type="currency">
            <text:p>1,238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44]&lt;&gt;&quot;&quot;;[.D344]=&quot;Not installed&quot;);&quot;&quot;;[.G344])">
            <text:p/>
          </table:table-cell>
          <table:table-cell table:number-columns-repeated="1007"/>
        </table:table-row>
        <table:table-row table:style-name="ro7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7" office:value-type="string" calcext:value-type="string">
            <text:p>Enclosure</text:p>
          </table:table-cell>
          <table:table-cell table:style-name="ce31" table:formula="of:=IF([.F345]=&quot;Power board&quot;; [.B345]*2;[.B345])" office:value-type="float" office:value="1" calcext:value-type="float">
            <text:p>1</text:p>
          </table:table-cell>
          <table:table-cell table:style-name="ce34" office:value-type="float" office:value="2080294" calcext:value-type="float">
            <text:p>2080294</text:p>
          </table:table-cell>
          <table:table-cell table:style-name="ce38" office:value-type="float" office:value="8.65" calcext:value-type="float">
            <text:p>8,650</text:p>
          </table:table-cell>
          <table:table-cell table:style-name="ce41" table:formula="of:=IF(OR([.H345]=&quot;-&quot;; [.G345]=&quot;&quot;);&quot;&quot;;[.G345]*[.I345])" office:value-type="currency" office:currency="GBP" office:value="8.65" calcext:value-type="currency">
            <text:p>£8,65</text:p>
          </table:table-cell>
          <table:table-cell table:style-name="ce44"/>
          <table:table-cell table:style-name="ce46" office:value-type="string" calcext:value-type="string">
            <text:p>4304.6090</text:p>
          </table:table-cell>
          <table:table-cell table:style-name="ce38" office:value-type="float" office:value="5.19" calcext:value-type="float">
            <text:p>5,190</text:p>
          </table:table-cell>
          <table:table-cell table:style-name="ce53" table:formula="of:=IF(OR([.L345]=&quot;-&quot;;[.G345]=&quot;&quot;);&quot;&quot;;[.G345]*[.M345])" office:value-type="currency" office:currency="EUR" office:value="5.19" calcext:value-type="currency">
            <text:p>5,19 €</text:p>
          </table:table-cell>
          <table:table-cell table:style-name="ce58" table:formula="of:=IF([.G345]&lt;&gt;&quot;&quot;; IF([.H345]&lt;&gt;&quot;-&quot; ; IF([.N345] &gt; [.J345]*[.$O$1];[.J345]*[.$O$1];[.N345]);[.N345]);&quot;&quot;)" office:value-type="currency" office:currency="EUR" office:value="5.19" calcext:value-type="currency">
            <text:p>5,190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45]&lt;&gt;&quot;&quot;;[.D345]=&quot;Not installed&quot;);&quot;&quot;;[.G345])">
            <text:p/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5"/>
          <table:table-cell table:style-name="ce21" office:value-type="string" calcext:value-type="string">
            <text:p>Arduino Shield</text:p>
          </table:table-cell>
          <table:table-cell table:style-name="ce30" table:formula="of:=IF([.F346]=&quot;Power board&quot;; [.B346]*2;[.B346])" office:value-type="string" office:string-value="1" calcext:value-type="string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46]=&quot;-&quot;; [.G346]=&quot;&quot;);&quot;&quot;;[.G346]*[.I346])">
            <text:p/>
          </table:table-cell>
          <table:table-cell table:style-name="ce43"/>
          <table:table-cell table:style-name="ce47" office:value-type="string" calcext:value-type="string">
            <text:p>Itead/Eckstein</text:p>
          </table:table-cell>
          <table:table-cell table:style-name="ce37" office:value-type="float" office:value="19.48" calcext:value-type="float">
            <text:p>19,480</text:p>
          </table:table-cell>
          <table:table-cell table:style-name="ce52" table:formula="of:=IF(OR([.L346]=&quot;-&quot;;[.G346]=&quot;&quot;);&quot;&quot;;[.G346]*[.M346])" office:value-type="currency" office:currency="EUR" office:value="19.48" calcext:value-type="currency">
            <text:p>19,48 €</text:p>
          </table:table-cell>
          <table:table-cell table:style-name="ce58" table:formula="of:=IF([.G346]&lt;&gt;&quot;&quot;; IF([.H346]&lt;&gt;&quot;-&quot; ; IF([.N346] &gt; [.J346]*[.$O$1];[.J346]*[.$O$1];[.N346]);[.N346]);&quot;&quot;)" office:value-type="currency" office:currency="EUR" office:value="19.48" calcext:value-type="currency">
            <text:p>19,480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46]&lt;&gt;&quot;&quot;;[.D346]=&quot;Not installed&quot;);&quot;&quot;;[.G346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7" office:value-type="string" calcext:value-type="string">
            <text:p>Arduino Shield</text:p>
          </table:table-cell>
          <table:table-cell table:style-name="ce31" table:formula="of:=IF([.F347]=&quot;Power board&quot;; [.B347]*2;[.B347])" office:value-type="string" office:string-value="1" calcext:value-type="string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7]=&quot;-&quot;; [.G347]=&quot;&quot;);&quot;&quot;;[.G347]*[.I347])">
            <text:p/>
          </table:table-cell>
          <table:table-cell table:style-name="ce44"/>
          <table:table-cell table:style-name="ce48" office:value-type="string" calcext:value-type="string">
            <text:p>Itead/Eckstein</text:p>
          </table:table-cell>
          <table:table-cell table:style-name="ce38" office:value-type="float" office:value="12.14" calcext:value-type="float">
            <text:p>12,140</text:p>
          </table:table-cell>
          <table:table-cell table:style-name="ce53" table:formula="of:=IF(OR([.L347]=&quot;-&quot;;[.G347]=&quot;&quot;);&quot;&quot;;[.G347]*[.M347])" office:value-type="currency" office:currency="EUR" office:value="12.14" calcext:value-type="currency">
            <text:p>12,14 €</text:p>
          </table:table-cell>
          <table:table-cell table:style-name="ce58" table:formula="of:=IF([.G347]&lt;&gt;&quot;&quot;; IF([.H347]&lt;&gt;&quot;-&quot; ; IF([.N347] &gt; [.J347]*[.$O$1];[.J347]*[.$O$1];[.N347]);[.N347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5"/>
          <table:table-cell table:style-name="ce21" office:value-type="string" calcext:value-type="string">
            <text:p>Arduino Shield</text:p>
          </table:table-cell>
          <table:table-cell table:style-name="ce30" table:formula="of:=IF([.F348]=&quot;Power board&quot;; [.B348]*2;[.B348])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48]=&quot;-&quot;; [.G348]=&quot;&quot;);&quot;&quot;;[.G348]*[.I348])">
            <text:p/>
          </table:table-cell>
          <table:table-cell table:style-name="ce43"/>
          <table:table-cell table:style-name="ce25" office:value-type="string" calcext:value-type="string">
            <text:p>NSR-08</text:p>
          </table:table-cell>
          <table:table-cell table:style-name="ce37" office:value-type="float" office:value="0.08758" calcext:value-type="float">
            <text:p>0,088</text:p>
          </table:table-cell>
          <table:table-cell table:style-name="ce52" table:formula="of:=IF(OR([.L348]=&quot;-&quot;;[.G348]=&quot;&quot;);&quot;&quot;;[.G348]*[.M348])" office:value-type="currency" office:currency="EUR" office:value="0.17516" calcext:value-type="currency">
            <text:p>0,18 €</text:p>
          </table:table-cell>
          <table:table-cell table:style-name="ce58" table:formula="of:=IF([.G348]&lt;&gt;&quot;&quot;; IF([.H348]&lt;&gt;&quot;-&quot; ; IF([.N348] &gt; [.J348]*[.$O$1];[.J348]*[.$O$1];[.N348]);[.N348]);&quot;&quot;)" office:value-type="currency" office:currency="EUR" office:value="0.17516" calcext:value-type="currency">
            <text:p>0,175 €</text:p>
          </table:table-cell>
          <table:table-cell table:style-name="ce59" table:number-columns-repeated="2"/>
          <table:table-cell table:number-columns-repeated="100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7" office:value-type="string" calcext:value-type="string">
            <text:p>Arduino Shield</text:p>
          </table:table-cell>
          <table:table-cell table:style-name="ce31" table:formula="of:=IF([.F349]=&quot;Power board&quot;; [.B349]*2;[.B349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9]=&quot;-&quot;; [.G349]=&quot;&quot;);&quot;&quot;;[.G349]*[.I349])">
            <text:p/>
          </table:table-cell>
          <table:table-cell table:style-name="ce44"/>
          <table:table-cell table:style-name="ce46" office:value-type="string" calcext:value-type="string">
            <text:p>NSR-05</text:p>
          </table:table-cell>
          <table:table-cell table:style-name="ce38" office:value-type="float" office:value="0.02677" calcext:value-type="float">
            <text:p>0,027</text:p>
          </table:table-cell>
          <table:table-cell table:style-name="ce53" table:formula="of:=IF(OR([.L349]=&quot;-&quot;;[.G349]=&quot;&quot;);&quot;&quot;;[.G349]*[.M349])" office:value-type="currency" office:currency="EUR" office:value="0.02677" calcext:value-type="currency">
            <text:p>0,03 €</text:p>
          </table:table-cell>
          <table:table-cell table:style-name="ce58" table:formula="of:=IF([.G349]&lt;&gt;&quot;&quot;; IF([.H349]&lt;&gt;&quot;-&quot; ; IF([.N349] &gt; [.J349]*[.$O$1];[.J349]*[.$O$1];[.N349]);[.N349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2"/>
          <table:table-cell table:number-columns-repeated="1007"/>
        </table:table-row>
        <table:table-row table:style-name="ro3">
          <table:table-cell/>
          <table:table-cell table:formula="of:=[.B348]*8+[.B349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5"/>
          <table:table-cell table:style-name="ce21" office:value-type="string" calcext:value-type="string">
            <text:p>Arduino Shield</text:p>
          </table:table-cell>
          <table:table-cell table:style-name="ce30" table:formula="of:=IF([.F350]=&quot;Power board&quot;; [.B350]*2;[.B350])" office:value-type="float" office:value="21" calcext:value-type="float">
            <text:p>2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50]=&quot;-&quot;; [.G350]=&quot;&quot;);&quot;&quot;;[.G350]*[.I350])">
            <text:p/>
          </table:table-cell>
          <table:table-cell table:style-name="ce43"/>
          <table:table-cell table:style-name="ce25" office:value-type="string" calcext:value-type="string">
            <text:p>NDR-T</text:p>
          </table:table-cell>
          <table:table-cell table:style-name="ce37" office:value-type="float" office:value="0.02696" calcext:value-type="float">
            <text:p>0,027</text:p>
          </table:table-cell>
          <table:table-cell table:style-name="ce52" table:formula="of:=IF(OR([.L350]=&quot;-&quot;;[.G350]=&quot;&quot;);&quot;&quot;;[.G350]*[.M350])" office:value-type="currency" office:currency="EUR" office:value="0.56616" calcext:value-type="currency">
            <text:p>0,57 €</text:p>
          </table:table-cell>
          <table:table-cell table:style-name="ce58" table:formula="of:=IF([.G350]&lt;&gt;&quot;&quot;; IF([.H350]&lt;&gt;&quot;-&quot; ; IF([.N350] &gt; [.J350]*[.$O$1];[.J350]*[.$O$1];[.N350]);[.N350]);&quot;&quot;)" office:value-type="currency" office:currency="EUR" office:value="0.56616" calcext:value-type="currency">
            <text:p>0,566 €</text:p>
          </table:table-cell>
          <table:table-cell table:style-name="ce59" table:number-columns-repeated="2"/>
          <table:table-cell table:number-columns-repeated="1007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7" office:value-type="string" calcext:value-type="string">
            <text:p>Arduino Shield</text:p>
          </table:table-cell>
          <table:table-cell table:style-name="ce31" table:formula="of:=IF([.F351]=&quot;Power board&quot;; [.B351]*2;[.B351])" office:value-type="float" office:value="9" calcext:value-type="float">
            <text:p>9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1]=&quot;-&quot;; [.G351]=&quot;&quot;);&quot;&quot;;[.G351]*[.I351])">
            <text:p/>
          </table:table-cell>
          <table:table-cell table:style-name="ce44"/>
          <table:table-cell table:style-name="ce46" office:value-type="string" calcext:value-type="string">
            <text:p>TFM-M5X8/DR218</text:p>
          </table:table-cell>
          <table:table-cell table:style-name="ce38" office:value-type="float" office:value="0.1868" calcext:value-type="float">
            <text:p>0,187</text:p>
          </table:table-cell>
          <table:table-cell table:style-name="ce53" table:formula="of:=IF(OR([.L351]=&quot;-&quot;;[.G351]=&quot;&quot;);&quot;&quot;;[.G351]*[.M351])" office:value-type="currency" office:currency="EUR" office:value="1.6812" calcext:value-type="currency">
            <text:p>1,68 €</text:p>
          </table:table-cell>
          <table:table-cell table:style-name="ce58" table:formula="of:=IF([.G351]&lt;&gt;&quot;&quot;; IF([.H351]&lt;&gt;&quot;-&quot; ; IF([.N351] &gt; [.J351]*[.$O$1];[.J351]*[.$O$1];[.N351]);[.N351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2"/>
          <table:table-cell table:number-columns-repeated="100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5"/>
          <table:table-cell table:style-name="ce21" office:value-type="string" calcext:value-type="string">
            <text:p>Arduino Shield</text:p>
          </table:table-cell>
          <table:table-cell table:style-name="ce30" table:formula="of:=IF([.F352]=&quot;Power board&quot;; [.B352]*2;[.B352])" office:value-type="float" office:value="4" calcext:value-type="float">
            <text:p>4</text:p>
          </table:table-cell>
          <table:table-cell table:style-name="ce33" office:value-type="float" office:value="1733405" calcext:value-type="float">
            <text:p>1733405</text:p>
          </table:table-cell>
          <table:table-cell table:style-name="ce37" office:value-type="float" office:value="0.0652" calcext:value-type="float">
            <text:p>0,065</text:p>
          </table:table-cell>
          <table:table-cell table:style-name="ce40" table:formula="of:=IF(OR([.H352]=&quot;-&quot;; [.G352]=&quot;&quot;);&quot;&quot;;[.G352]*[.I352])" office:value-type="currency" office:currency="GBP" office:value="0.2608" calcext:value-type="currency">
            <text:p>£0,26</text:p>
          </table:table-cell>
          <table:table-cell table:style-name="ce43"/>
          <table:table-cell table:style-name="ce25" office:value-type="string" calcext:value-type="string">
            <text:p>DR316/3.2X5</text:p>
          </table:table-cell>
          <table:table-cell table:style-name="ce37" office:value-type="float" office:value="0.057" calcext:value-type="float">
            <text:p>0,057</text:p>
          </table:table-cell>
          <table:table-cell table:style-name="ce52" table:formula="of:=IF(OR([.L352]=&quot;-&quot;;[.G352]=&quot;&quot;);&quot;&quot;;[.G352]*[.M352])" office:value-type="currency" office:currency="EUR" office:value="0.228" calcext:value-type="currency">
            <text:p>0,23 €</text:p>
          </table:table-cell>
          <table:table-cell table:style-name="ce58" table:formula="of:=IF([.G352]&lt;&gt;&quot;&quot;; IF([.H352]&lt;&gt;&quot;-&quot; ; IF([.N352] &gt; [.J352]*[.$O$1];[.J352]*[.$O$1];[.N352]);[.N352]);&quot;&quot;)" office:value-type="currency" office:currency="EUR" office:value="0.228" calcext:value-type="currency">
            <text:p>0,228 €</text:p>
          </table:table-cell>
          <table:table-cell table:style-name="ce59" table:number-columns-repeated="2"/>
          <table:table-cell table:number-columns-repeated="100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7" office:value-type="string" calcext:value-type="string">
            <text:p>Arduino Shield</text:p>
          </table:table-cell>
          <table:table-cell table:style-name="ce31" table:formula="of:=IF([.F353]=&quot;Power board&quot;; [.B353]*2;[.B353])" office:value-type="float" office:value="4" calcext:value-type="float">
            <text:p>4</text:p>
          </table:table-cell>
          <table:table-cell table:style-name="ce34" office:value-type="float" office:value="2494576" calcext:value-type="float">
            <text:p>2494576</text:p>
          </table:table-cell>
          <table:table-cell table:style-name="ce38" office:value-type="float" office:value="0.238" calcext:value-type="float">
            <text:p>0,238</text:p>
          </table:table-cell>
          <table:table-cell table:style-name="ce41" table:formula="of:=IF(OR([.H353]=&quot;-&quot;; [.G353]=&quot;&quot;);&quot;&quot;;[.G353]*[.I353])" office:value-type="currency" office:currency="GBP" office:value="0.952" calcext:value-type="currency">
            <text:p>£0,95</text:p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 office:value-type="float" office:value="0.12795" calcext:value-type="float">
            <text:p>0,128</text:p>
          </table:table-cell>
          <table:table-cell table:style-name="ce53" table:formula="of:=IF(OR([.L353]=&quot;-&quot;;[.G353]=&quot;&quot;);&quot;&quot;;[.G353]*[.M353])">
            <text:p/>
          </table:table-cell>
          <table:table-cell table:style-name="ce58" table:formula="of:=IF([.G353]&lt;&gt;&quot;&quot;; IF([.H353]&lt;&gt;&quot;-&quot; ; IF([.N353] &gt; [.J353]*[.$O$1];[.J353]*[.$O$1];[.N353]);[.N353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5"/>
          <table:table-cell table:style-name="ce21" office:value-type="string" calcext:value-type="string">
            <text:p>Arduino Shield</text:p>
          </table:table-cell>
          <table:table-cell table:style-name="ce30" table:formula="of:=IF([.F354]=&quot;Power board&quot;; [.B354]*2;[.B354])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54]=&quot;-&quot;; [.G354]=&quot;&quot;);&quot;&quot;;[.G354]*[.I354])">
            <text:p/>
          </table:table-cell>
          <table:table-cell table:style-name="ce43"/>
          <table:table-cell table:style-name="ce25" office:value-type="string" calcext:value-type="string">
            <text:p>B3/BN1074</text:p>
          </table:table-cell>
          <table:table-cell table:style-name="ce37" office:value-type="float" office:value="0.0079" calcext:value-type="float">
            <text:p>0,008</text:p>
          </table:table-cell>
          <table:table-cell table:style-name="ce52" table:formula="of:=IF(OR([.L354]=&quot;-&quot;;[.G354]=&quot;&quot;);&quot;&quot;;[.G354]*[.M354])" office:value-type="currency" office:currency="EUR" office:value="0.0316" calcext:value-type="currency">
            <text:p>0,03 €</text:p>
          </table:table-cell>
          <table:table-cell table:style-name="ce58" table:formula="of:=IF([.G354]&lt;&gt;&quot;&quot;; IF([.H354]&lt;&gt;&quot;-&quot; ; IF([.N354] &gt; [.J354]*[.$O$1];[.J354]*[.$O$1];[.N354]);[.N354]);&quot;&quot;)" office:value-type="currency" office:currency="EUR" office:value="0.0316" calcext:value-type="currency">
            <text:p>0,032 €</text:p>
          </table:table-cell>
          <table:table-cell table:style-name="ce59" table:number-columns-repeated="2"/>
          <table:table-cell table:number-columns-repeated="1007"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7" office:value-type="string" calcext:value-type="string">
            <text:p>Arduino Shield</text:p>
          </table:table-cell>
          <table:table-cell table:style-name="ce31" table:formula="of:=IF([.F355]=&quot;Power board&quot;; [.B355]*2;[.B355])" office:value-type="float" office:value="11" calcext:value-type="float">
            <text:p>11</text:p>
          </table:table-cell>
          <table:table-cell table:style-name="ce34" office:value-type="float" office:value="2293496" calcext:value-type="float">
            <text:p>2293496</text:p>
          </table:table-cell>
          <table:table-cell table:style-name="ce38" office:value-type="float" office:value="0.362" calcext:value-type="float">
            <text:p>0,362</text:p>
          </table:table-cell>
          <table:table-cell table:style-name="ce41" table:formula="of:=IF(OR([.H355]=&quot;-&quot;; [.G355]=&quot;&quot;);&quot;&quot;;[.G355]*[.I355])" office:value-type="currency" office:currency="GBP" office:value="3.982" calcext:value-type="currency">
            <text:p>£3,98</text:p>
          </table:table-cell>
          <table:table-cell table:style-name="ce44"/>
          <table:table-cell table:style-name="ce46" office:value-type="string" calcext:value-type="string">
            <text:p>PLP2-625</text:p>
          </table:table-cell>
          <table:table-cell table:style-name="ce38" office:value-type="float" office:value="0.4903" calcext:value-type="float">
            <text:p>0,490</text:p>
          </table:table-cell>
          <table:table-cell table:style-name="ce53" table:formula="of:=IF(OR([.L355]=&quot;-&quot;;[.G355]=&quot;&quot;);&quot;&quot;;[.G355]*[.M355])" office:value-type="currency" office:currency="EUR" office:value="5.3933" calcext:value-type="currency">
            <text:p>5,39 €</text:p>
          </table:table-cell>
          <table:table-cell table:style-name="ce58" table:formula="of:=IF([.G355]&lt;&gt;&quot;&quot;; IF([.H355]&lt;&gt;&quot;-&quot; ; IF([.N355] &gt; [.J355]*[.$O$1];[.J355]*[.$O$1];[.N355]);[.N355]);&quot;&quot;)" office:value-type="currency" office:currency="EUR" office:value="4.75677774" calcext:value-type="currency">
            <text:p>4,757 €</text:p>
          </table:table-cell>
          <table:table-cell table:style-name="ce5"/>
          <table:table-cell table:style-name="ce6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5"/>
          <table:table-cell table:style-name="ce21" office:value-type="string" calcext:value-type="string">
            <text:p>Enclosure</text:p>
          </table:table-cell>
          <table:table-cell table:style-name="ce30" table:formula="of:=IF([.F356]=&quot;Power board&quot;; [.B356]*2;[.B356])" office:value-type="string" office:string-value="1" calcext:value-type="string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7"/>
          <table:table-cell table:style-name="ce40" table:formula="of:=IF(OR([.H356]=&quot;-&quot;; [.G356]=&quot;&quot;);&quot;&quot;;[.G356]*[.I356])">
            <text:p/>
          </table:table-cell>
          <table:table-cell table:style-name="ce43"/>
          <table:table-cell table:style-name="ce47" office:value-type="string" calcext:value-type="string">
            <text:p>Varisom (Qty. Of 10)</text:p>
          </table:table-cell>
          <table:table-cell table:style-name="ce37" office:value-type="float" office:value="43" calcext:value-type="float">
            <text:p>43,000</text:p>
          </table:table-cell>
          <table:table-cell table:style-name="ce52" table:formula="of:=IF(OR([.L356]=&quot;-&quot;;[.G356]=&quot;&quot;);&quot;&quot;;[.G356]*[.M356])" office:value-type="currency" office:currency="EUR" office:value="43" calcext:value-type="currency">
            <text:p>43,00 €</text:p>
          </table:table-cell>
          <table:table-cell table:style-name="ce58" table:formula="of:=IF([.G356]&lt;&gt;&quot;&quot;; IF([.H356]&lt;&gt;&quot;-&quot; ; IF([.N356] &gt; [.J356]*[.$O$1];[.J356]*[.$O$1];[.N356]);[.N356]);&quot;&quot;)" office:value-type="currency" office:currency="EUR" office:value="43" calcext:value-type="currency">
            <text:p>43,000 €</text:p>
          </table:table-cell>
          <table:table-cell table:style-name="ce59" office:value-type="string" calcext:value-type="string">
            <text:p>-</text:p>
          </table:table-cell>
          <table:table-cell table:style-name="ce59" table:formula="of:=IF(OR([.P356]&lt;&gt;&quot;&quot;;[.D356]=&quot;Not installed&quot;);&quot;&quot;;[.G356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7" office:value-type="string" calcext:value-type="string">
            <text:p>Enclosure</text:p>
          </table:table-cell>
          <table:table-cell table:style-name="ce31" table:formula="of:=IF([.F357]=&quot;Power board&quot;; [.B357]*2;[.B357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7]=&quot;-&quot;; [.G357]=&quot;&quot;);&quot;&quot;;[.G357]*[.I357])">
            <text:p/>
          </table:table-cell>
          <table:table-cell table:style-name="ce44"/>
          <table:table-cell table:style-name="ce46" office:value-type="string" calcext:value-type="string">
            <text:p>-</text:p>
          </table:table-cell>
          <table:table-cell table:style-name="ce38"/>
          <table:table-cell table:style-name="ce53" table:formula="of:=IF(OR([.L357]=&quot;-&quot;;[.G357]=&quot;&quot;);&quot;&quot;;[.G357]*[.M357])">
            <text:p/>
          </table:table-cell>
          <table:table-cell table:style-name="ce58" table:formula="of:=IF([.G357]&lt;&gt;&quot;&quot;; IF([.H357]&lt;&gt;&quot;-&quot; ; IF([.N357] &gt; [.J357]*[.$O$1];[.J357]*[.$O$1];[.N357]);[.N357]);&quot;&quot;)">
            <text:p/>
          </table:table-cell>
          <table:table-cell table:style-name="ce5" office:value-type="string" calcext:value-type="string">
            <text:p>-</text:p>
          </table:table-cell>
          <table:table-cell table:style-name="ce62" table:formula="of:=IF(OR([.P357]&lt;&gt;&quot;&quot;;[.D357]=&quot;Not installed&quot;);&quot;&quot;;[.G357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2" table:formula="of:=SUM([.J328:.J357])" office:value-type="currency" office:currency="GBP" office:value="28.8434" calcext:value-type="currency">
            <text:p>£28,84</text:p>
          </table:table-cell>
          <table:table-cell table:number-columns-repeated="3"/>
          <table:table-cell table:style-name="ce54" table:formula="of:=SUM([.N328:.N357])" office:value-type="currency" office:currency="EUR" office:value="138.27259" calcext:value-type="currency">
            <text:p>138,27 €</text:p>
          </table:table-cell>
          <table:table-cell table:style-name="ce54" table:formula="of:=SUM([.O328:.O357])" office:value-type="currency" office:currency="EUR" office:value="138.578529128" calcext:value-type="currency">
            <text:p>138,58 €</text:p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6"/>
          <table:covered-table-cell table:style-name="ce28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2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6"/>
          <table:covered-table-cell table:number-columns-repeated="2" table:style-name="ce28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1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7-2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19:33:50.732644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19:34:39.295616185</dc:date>
    <dc:creator>Denis Kotlar</dc:creator>
    <meta:editing-duration>P6DT11H34M</meta:editing-duration>
    <meta:editing-cycles>694</meta:editing-cycles>
    <meta:generator>LibreOffice/5.1.3.2$Linux_X86_64 LibreOffice_project/644e4637d1d8544fd9f56425bd6cec110e49301b</meta:generator>
    <meta:document-statistic meta:table-count="1" meta:cell-count="3600" meta:object-count="0"/>
  </office:meta>
</office:document-meta>
</file>